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68"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69"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ize="12pt" officeooo:paragraph-rsid="02a84595" style:font-size-asian="12pt" style:font-size-complex="12pt"/>
    </style:style>
    <style:style style:name="P86" style:family="paragraph" style:parent-style-name="Standard">
      <style:paragraph-properties fo:text-align="start" style:justify-single-word="false"/>
      <style:text-properties fo:font-size="12pt" officeooo:paragraph-rsid="0303e9a7" style:font-size-asian="12pt" style:font-size-complex="12pt"/>
    </style:style>
    <style:style style:name="P87" style:family="paragraph" style:parent-style-name="Standard">
      <style:paragraph-properties fo:text-align="start" style:justify-single-word="false"/>
      <style:text-properties fo:font-size="12pt" officeooo:paragraph-rsid="040f38a1" style:font-size-asian="12pt" style:font-size-complex="12pt"/>
    </style:style>
    <style:style style:name="P88" style:family="paragraph" style:parent-style-name="Standard">
      <style:paragraph-properties fo:text-align="start" style:justify-single-word="false"/>
      <style:text-properties fo:font-size="12pt" officeooo:paragraph-rsid="06df8ba8" style:font-size-asian="12pt" style:font-size-complex="12pt"/>
    </style:style>
    <style:style style:name="P89" style:family="paragraph" style:parent-style-name="Standard">
      <style:paragraph-properties fo:text-align="start" style:justify-single-word="false"/>
      <style:text-properties fo:font-size="12pt" officeooo:paragraph-rsid="0691c26f" style:font-size-asian="12pt" style:font-size-complex="12pt"/>
    </style:style>
    <style:style style:name="P90" style:family="paragraph" style:parent-style-name="Standard">
      <style:paragraph-properties fo:text-align="start" style:justify-single-word="false"/>
      <style:text-properties fo:font-size="12pt" officeooo:paragraph-rsid="06e47b7e" style:font-size-asian="12pt" style:font-size-complex="12pt"/>
    </style:style>
    <style:style style:name="P91" style:family="paragraph" style:parent-style-name="Standard">
      <style:paragraph-properties fo:text-align="start" style:justify-single-word="false"/>
      <style:text-properties fo:font-size="12pt" officeooo:paragraph-rsid="0673e656" style:font-size-asian="12pt" style:font-size-complex="12pt"/>
    </style:style>
    <style:style style:name="P92"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3" style:family="paragraph" style:parent-style-name="Standard">
      <style:paragraph-properties fo:text-align="start" style:justify-single-word="false"/>
      <style:text-properties fo:font-size="12pt" officeooo:rsid="00b10942" officeooo:paragraph-rsid="03d57621" style:font-size-asian="12pt" style:font-size-complex="12pt"/>
    </style:style>
    <style:style style:name="P94"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5"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6" style:family="paragraph" style:parent-style-name="Standard">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98"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99"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0"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1"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2"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3"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4" style:family="paragraph" style:parent-style-name="Standard">
      <style:text-properties fo:font-size="12pt" officeooo:rsid="03beecfe" officeooo:paragraph-rsid="044cf062" style:font-size-asian="12pt" style:font-size-complex="12pt"/>
    </style:style>
    <style:style style:name="P105" style:family="paragraph" style:parent-style-name="Standard">
      <style:text-properties fo:font-size="12pt" officeooo:rsid="001227c6" officeooo:paragraph-rsid="03c1704d" style:font-size-asian="12pt" style:font-size-complex="12pt"/>
    </style:style>
    <style:style style:name="P106" style:family="paragraph" style:parent-style-name="Standard">
      <style:text-properties fo:font-size="12pt" officeooo:rsid="03c01626" officeooo:paragraph-rsid="03c01626" style:font-size-asian="12pt" style:font-size-complex="12pt"/>
    </style:style>
    <style:style style:name="P107" style:family="paragraph" style:parent-style-name="Standard">
      <style:text-properties fo:font-size="12pt" officeooo:paragraph-rsid="03c01626" style:font-size-asian="12pt" style:font-size-complex="12pt"/>
    </style:style>
    <style:style style:name="P108" style:family="paragraph" style:parent-style-name="Standard">
      <style:text-properties fo:font-size="12pt" officeooo:rsid="03c037d3" officeooo:paragraph-rsid="044f046e" style:font-size-asian="12pt" style:font-size-complex="12pt"/>
    </style:style>
    <style:style style:name="P109" style:family="paragraph" style:parent-style-name="Standard">
      <style:text-properties fo:font-size="12pt" officeooo:rsid="03c1704d" officeooo:paragraph-rsid="044cf062" style:font-size-asian="12pt" style:font-size-complex="12pt"/>
    </style:style>
    <style:style style:name="P110" style:family="paragraph" style:parent-style-name="Standard">
      <style:text-properties fo:font-size="12pt" officeooo:rsid="03c1704d" officeooo:paragraph-rsid="05177166" style:font-size-asian="12pt" style:font-size-complex="12pt"/>
    </style:style>
    <style:style style:name="P111" style:family="paragraph" style:parent-style-name="Standard">
      <style:text-properties fo:font-size="12pt" officeooo:rsid="03c1dcca" officeooo:paragraph-rsid="03c1dcca" style:font-size-asian="12pt" style:font-size-complex="12pt"/>
    </style:style>
    <style:style style:name="P112"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3"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4"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5"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6"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17"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8"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19"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0" style:family="paragraph" style:parent-style-name="Standard">
      <style:text-properties fo:font-size="12pt" officeooo:rsid="01c31ab5" officeooo:paragraph-rsid="02f84d61" style:font-size-asian="12pt" style:font-size-complex="12pt"/>
    </style:style>
    <style:style style:name="P121" style:family="paragraph" style:parent-style-name="Standard">
      <style:text-properties fo:font-size="12pt" officeooo:rsid="01c31ab5" officeooo:paragraph-rsid="0301dff6" style:font-size-asian="12pt" style:font-size-complex="12pt"/>
    </style:style>
    <style:style style:name="P122" style:family="paragraph" style:parent-style-name="Standard">
      <style:text-properties fo:font-size="12pt" officeooo:rsid="01ce9bd0" officeooo:paragraph-rsid="02f276ea" style:font-size-asian="12pt" style:font-size-complex="12pt"/>
    </style:style>
    <style:style style:name="P123"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4" style:family="paragraph" style:parent-style-name="Standard">
      <style:text-properties fo:font-size="12pt" officeooo:rsid="00e63d7b" officeooo:paragraph-rsid="057c2db3" style:font-size-asian="12pt" style:font-size-complex="12pt"/>
    </style:style>
    <style:style style:name="P125"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6" style:family="paragraph" style:parent-style-name="Standard">
      <style:paragraph-properties fo:text-align="start" style:justify-single-word="false"/>
      <style:text-properties fo:font-size="12pt" officeooo:rsid="0563e6b6" officeooo:paragraph-rsid="059fe62f" style:font-size-asian="12pt" style:font-size-complex="12pt"/>
    </style:style>
    <style:style style:name="P127" style:family="paragraph" style:parent-style-name="Standard">
      <style:text-properties fo:font-size="12pt" officeooo:rsid="06538607" officeooo:paragraph-rsid="06538607" style:font-size-asian="12pt" style:font-size-complex="12pt"/>
    </style:style>
    <style:style style:name="P128"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9" style:family="paragraph" style:parent-style-name="Standard">
      <style:paragraph-properties fo:text-align="start" style:justify-single-word="false"/>
      <style:text-properties fo:font-size="12pt" officeooo:rsid="03a9dd79" officeooo:paragraph-rsid="06cd2bb1" style:font-size-asian="12pt" style:font-size-complex="12pt"/>
    </style:style>
    <style:style style:name="P130"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1"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2"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3" style:family="paragraph" style:parent-style-name="Standard">
      <style:paragraph-properties fo:text-align="start" style:justify-single-word="false"/>
      <style:text-properties fo:font-size="12pt" fo:font-weight="normal" officeooo:rsid="040d6de5" officeooo:paragraph-rsid="04293679"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5" style:family="paragraph" style:parent-style-name="Standard">
      <style:paragraph-properties fo:text-align="center" style:justify-single-word="false"/>
    </style:style>
    <style:style style:name="P136"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37"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38" style:family="paragraph" style:parent-style-name="Standard">
      <style:paragraph-properties fo:text-align="center" style:justify-single-word="false"/>
      <style:text-properties style:font-name="FreeSerif1" fo:font-size="13pt" style:font-size-asian="13pt" style:font-size-complex="13pt"/>
    </style:style>
    <style:style style:name="P139"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40"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1" style:family="paragraph" style:parent-style-name="Standard">
      <style:paragraph-properties fo:text-align="center" style:justify-single-word="false"/>
      <style:text-properties style:font-name="FreeSerif1" fo:font-size="8pt" style:font-size-asian="7pt" style:font-size-complex="8pt"/>
    </style:style>
    <style:style style:name="P142"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3"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4" style:family="paragraph" style:parent-style-name="Table_20_Contents">
      <style:paragraph-properties fo:text-align="center" style:justify-single-word="false"/>
      <style:text-properties fo:font-size="12pt" officeooo:paragraph-rsid="000faaa0" style:font-size-asian="12pt" style:font-size-complex="12pt"/>
    </style:style>
    <style:style style:name="P145" style:family="paragraph" style:parent-style-name="Table_20_Contents">
      <style:paragraph-properties fo:text-align="center" style:justify-single-word="false"/>
      <style:text-properties fo:font-size="12pt" officeooo:paragraph-rsid="03ba4706" style:font-size-asian="12pt" style:font-size-complex="12pt"/>
    </style:style>
    <style:style style:name="P146" style:family="paragraph" style:parent-style-name="Table_20_Contents">
      <style:paragraph-properties fo:text-align="center" style:justify-single-word="false"/>
      <style:text-properties fo:font-size="12pt" officeooo:paragraph-rsid="03c01626" style:font-size-asian="12pt" style:font-size-complex="12pt"/>
    </style:style>
    <style:style style:name="P147" style:family="paragraph" style:parent-style-name="Table_20_Contents">
      <style:paragraph-properties fo:text-align="center" style:justify-single-word="false"/>
      <style:text-properties fo:font-size="12pt" officeooo:paragraph-rsid="03c037d3" style:font-size-asian="12pt" style:font-size-complex="12pt"/>
    </style:style>
    <style:style style:name="P148" style:family="paragraph" style:parent-style-name="Table_20_Contents">
      <style:paragraph-properties fo:text-align="center" style:justify-single-word="false"/>
      <style:text-properties fo:font-size="12pt" officeooo:paragraph-rsid="03c1704d" style:font-size-asian="12pt" style:font-size-complex="12pt"/>
    </style:style>
    <style:style style:name="P149" style:family="paragraph" style:parent-style-name="Table_20_Contents">
      <style:paragraph-properties fo:text-align="center" style:justify-single-word="false"/>
      <style:text-properties fo:font-size="12pt" officeooo:paragraph-rsid="03c1dcca" style:font-size-asian="12pt" style:font-size-complex="12pt"/>
    </style:style>
    <style:style style:name="P150" style:family="paragraph" style:parent-style-name="Table_20_Contents">
      <style:paragraph-properties fo:text-align="center" style:justify-single-word="false"/>
      <style:text-properties fo:font-size="12pt" officeooo:paragraph-rsid="03ddf941" style:font-size-asian="12pt" style:font-size-complex="12pt"/>
    </style:style>
    <style:style style:name="P151" style:family="paragraph" style:parent-style-name="Table_20_Contents">
      <style:paragraph-properties fo:text-align="center" style:justify-single-word="false"/>
      <style:text-properties fo:font-size="12pt" officeooo:paragraph-rsid="0303e9a7" style:font-size-asian="12pt" style:font-size-complex="12pt"/>
    </style:style>
    <style:style style:name="P152" style:family="paragraph" style:parent-style-name="Table_20_Contents">
      <style:paragraph-properties fo:text-align="center" style:justify-single-word="false"/>
      <style:text-properties fo:font-size="12pt" officeooo:paragraph-rsid="02fd1b46" style:font-size-asian="12pt" style:font-size-complex="12pt"/>
    </style:style>
    <style:style style:name="P153" style:family="paragraph" style:parent-style-name="Table_20_Contents">
      <style:paragraph-properties fo:text-align="center" style:justify-single-word="false"/>
      <style:text-properties fo:font-size="12pt" officeooo:paragraph-rsid="02fb8968" style:font-size-asian="12pt" style:font-size-complex="12pt"/>
    </style:style>
    <style:style style:name="P154" style:family="paragraph" style:parent-style-name="Table_20_Contents">
      <style:paragraph-properties fo:text-align="center" style:justify-single-word="false"/>
      <style:text-properties fo:font-size="12pt" officeooo:paragraph-rsid="02f98270" style:font-size-asian="12pt" style:font-size-complex="12pt"/>
    </style:style>
    <style:style style:name="P155" style:family="paragraph" style:parent-style-name="Table_20_Contents">
      <style:paragraph-properties fo:text-align="center" style:justify-single-word="false"/>
      <style:text-properties fo:font-size="12pt" officeooo:paragraph-rsid="02f84d61" style:font-size-asian="12pt" style:font-size-complex="12pt"/>
    </style:style>
    <style:style style:name="P156" style:family="paragraph" style:parent-style-name="Table_20_Contents">
      <style:paragraph-properties fo:text-align="center" style:justify-single-word="false"/>
      <style:text-properties fo:font-size="12pt" officeooo:paragraph-rsid="044cf062" style:font-size-asian="12pt" style:font-size-complex="12pt"/>
    </style:style>
    <style:style style:name="P157" style:family="paragraph" style:parent-style-name="Table_20_Contents">
      <style:paragraph-properties fo:text-align="center" style:justify-single-word="false"/>
      <style:text-properties fo:font-size="12pt" officeooo:paragraph-rsid="063b67c1" style:font-size-asian="12pt" style:font-size-complex="12pt"/>
    </style:style>
    <style:style style:name="P158" style:family="paragraph" style:parent-style-name="Table_20_Contents">
      <style:paragraph-properties fo:text-align="center" style:justify-single-word="false"/>
      <style:text-properties fo:font-size="12pt" officeooo:paragraph-rsid="0673e656" style:font-size-asian="12pt" style:font-size-complex="12pt"/>
    </style:style>
    <style:style style:name="P159" style:family="paragraph" style:parent-style-name="Table_20_Contents">
      <style:paragraph-properties fo:text-align="center" style:justify-single-word="false"/>
      <style:text-properties fo:font-size="12pt" officeooo:paragraph-rsid="068fe2fb" style:font-size-asian="12pt" style:font-size-complex="12pt"/>
    </style:style>
    <style:style style:name="P160" style:family="paragraph" style:parent-style-name="Table_20_Contents">
      <style:paragraph-properties fo:text-align="center" style:justify-single-word="false"/>
      <style:text-properties fo:font-size="12pt" officeooo:paragraph-rsid="0691c26f" style:font-size-asian="12pt" style:font-size-complex="12pt"/>
    </style:style>
    <style:style style:name="P161" style:family="paragraph" style:parent-style-name="Table_20_Contents">
      <style:paragraph-properties fo:text-align="center" style:justify-single-word="false"/>
      <style:text-properties fo:font-size="12pt" officeooo:paragraph-rsid="06df32b8" style:font-size-asian="12pt" style:font-size-complex="12pt"/>
    </style:style>
    <style:style style:name="P162" style:family="paragraph" style:parent-style-name="Table_20_Contents">
      <style:paragraph-properties fo:text-align="center" style:justify-single-word="false"/>
      <style:text-properties fo:font-size="12pt" officeooo:paragraph-rsid="06e47b7e" style:font-size-asian="12pt" style:font-size-complex="12pt"/>
    </style:style>
    <style:style style:name="P163" style:family="paragraph" style:parent-style-name="Table_20_Contents">
      <style:paragraph-properties fo:text-align="end" style:justify-single-word="false"/>
      <style:text-properties fo:font-size="12pt" officeooo:paragraph-rsid="000faaa0" style:font-size-asian="12pt" style:font-size-complex="12pt"/>
    </style:style>
    <style:style style:name="P164" style:family="paragraph" style:parent-style-name="Table_20_Contents">
      <style:paragraph-properties fo:text-align="end" style:justify-single-word="false"/>
      <style:text-properties fo:font-size="12pt" officeooo:paragraph-rsid="03ba4706" style:font-size-asian="12pt" style:font-size-complex="12pt"/>
    </style:style>
    <style:style style:name="P165" style:family="paragraph" style:parent-style-name="Table_20_Contents">
      <style:paragraph-properties fo:text-align="end" style:justify-single-word="false"/>
      <style:text-properties fo:font-size="12pt" officeooo:paragraph-rsid="03c01626" style:font-size-asian="12pt" style:font-size-complex="12pt"/>
    </style:style>
    <style:style style:name="P166" style:family="paragraph" style:parent-style-name="Table_20_Contents">
      <style:paragraph-properties fo:text-align="end" style:justify-single-word="false"/>
      <style:text-properties fo:font-size="12pt" officeooo:paragraph-rsid="03c037d3" style:font-size-asian="12pt" style:font-size-complex="12pt"/>
    </style:style>
    <style:style style:name="P167" style:family="paragraph" style:parent-style-name="Table_20_Contents">
      <style:paragraph-properties fo:text-align="end" style:justify-single-word="false"/>
      <style:text-properties fo:font-size="12pt" officeooo:paragraph-rsid="03c1704d" style:font-size-asian="12pt" style:font-size-complex="12pt"/>
    </style:style>
    <style:style style:name="P168" style:family="paragraph" style:parent-style-name="Table_20_Contents">
      <style:paragraph-properties fo:text-align="end" style:justify-single-word="false"/>
      <style:text-properties fo:font-size="12pt" officeooo:paragraph-rsid="03c1dcca" style:font-size-asian="12pt" style:font-size-complex="12pt"/>
    </style:style>
    <style:style style:name="P169" style:family="paragraph" style:parent-style-name="Table_20_Contents">
      <style:paragraph-properties fo:text-align="end" style:justify-single-word="false"/>
      <style:text-properties fo:font-size="12pt" officeooo:paragraph-rsid="03ddf941" style:font-size-asian="12pt" style:font-size-complex="12pt"/>
    </style:style>
    <style:style style:name="P170" style:family="paragraph" style:parent-style-name="Table_20_Contents">
      <style:paragraph-properties fo:text-align="end" style:justify-single-word="false"/>
      <style:text-properties fo:font-size="12pt" officeooo:paragraph-rsid="0303e9a7" style:font-size-asian="12pt" style:font-size-complex="12pt"/>
    </style:style>
    <style:style style:name="P171" style:family="paragraph" style:parent-style-name="Table_20_Contents">
      <style:paragraph-properties fo:text-align="end" style:justify-single-word="false"/>
      <style:text-properties fo:font-size="12pt" officeooo:paragraph-rsid="02fd1b46" style:font-size-asian="12pt" style:font-size-complex="12pt"/>
    </style:style>
    <style:style style:name="P172" style:family="paragraph" style:parent-style-name="Table_20_Contents">
      <style:paragraph-properties fo:text-align="end" style:justify-single-word="false"/>
      <style:text-properties fo:font-size="12pt" officeooo:paragraph-rsid="02fb8968" style:font-size-asian="12pt" style:font-size-complex="12pt"/>
    </style:style>
    <style:style style:name="P173" style:family="paragraph" style:parent-style-name="Table_20_Contents">
      <style:paragraph-properties fo:text-align="end" style:justify-single-word="false"/>
      <style:text-properties fo:font-size="12pt" officeooo:paragraph-rsid="02f98270" style:font-size-asian="12pt" style:font-size-complex="12pt"/>
    </style:style>
    <style:style style:name="P174" style:family="paragraph" style:parent-style-name="Table_20_Contents">
      <style:paragraph-properties fo:text-align="end" style:justify-single-word="false"/>
      <style:text-properties fo:font-size="12pt" officeooo:paragraph-rsid="02f84d61" style:font-size-asian="12pt" style:font-size-complex="12pt"/>
    </style:style>
    <style:style style:name="P175" style:family="paragraph" style:parent-style-name="Table_20_Contents">
      <style:paragraph-properties fo:text-align="end" style:justify-single-word="false"/>
      <style:text-properties fo:font-size="12pt" officeooo:paragraph-rsid="044cf062" style:font-size-asian="12pt" style:font-size-complex="12pt"/>
    </style:style>
    <style:style style:name="P176" style:family="paragraph" style:parent-style-name="Table_20_Contents">
      <style:paragraph-properties fo:text-align="end" style:justify-single-word="false"/>
      <style:text-properties fo:font-size="12pt" officeooo:paragraph-rsid="063b67c1" style:font-size-asian="12pt" style:font-size-complex="12pt"/>
    </style:style>
    <style:style style:name="P177" style:family="paragraph" style:parent-style-name="Table_20_Contents">
      <style:paragraph-properties fo:text-align="end" style:justify-single-word="false"/>
      <style:text-properties fo:font-size="12pt" officeooo:paragraph-rsid="0673e656" style:font-size-asian="12pt" style:font-size-complex="12pt"/>
    </style:style>
    <style:style style:name="P178" style:family="paragraph" style:parent-style-name="Table_20_Contents">
      <style:paragraph-properties fo:text-align="end" style:justify-single-word="false"/>
      <style:text-properties fo:font-size="12pt" officeooo:paragraph-rsid="068fe2fb" style:font-size-asian="12pt" style:font-size-complex="12pt"/>
    </style:style>
    <style:style style:name="P179" style:family="paragraph" style:parent-style-name="Table_20_Contents">
      <style:paragraph-properties fo:text-align="end" style:justify-single-word="false"/>
      <style:text-properties fo:font-size="12pt" officeooo:paragraph-rsid="0691c26f" style:font-size-asian="12pt" style:font-size-complex="12pt"/>
    </style:style>
    <style:style style:name="P180" style:family="paragraph" style:parent-style-name="Table_20_Contents">
      <style:paragraph-properties fo:text-align="end" style:justify-single-word="false"/>
      <style:text-properties fo:font-size="12pt" officeooo:paragraph-rsid="06df32b8" style:font-size-asian="12pt" style:font-size-complex="12pt"/>
    </style:style>
    <style:style style:name="P181" style:family="paragraph" style:parent-style-name="Table_20_Contents">
      <style:paragraph-properties fo:text-align="end" style:justify-single-word="false"/>
      <style:text-properties fo:font-size="12pt" officeooo:paragraph-rsid="06e47b7e" style:font-size-asian="12pt" style:font-size-complex="12pt"/>
    </style:style>
    <style:style style:name="P182" style:family="paragraph" style:parent-style-name="Heading_20_1">
      <style:text-properties fo:font-weight="normal" officeooo:paragraph-rsid="03be7a4f" style:font-weight-asian="normal" style:font-weight-complex="normal"/>
    </style:style>
    <style:style style:name="P183" style:family="paragraph" style:parent-style-name="Heading_20_1">
      <style:text-properties fo:font-weight="normal" officeooo:paragraph-rsid="03c2eb3e" style:font-weight-asian="normal" style:font-weight-complex="normal"/>
    </style:style>
    <style:style style:name="P184" style:family="paragraph" style:parent-style-name="Heading_20_1">
      <style:text-properties officeooo:paragraph-rsid="03c6e9b3"/>
    </style:style>
    <style:style style:name="P185" style:family="paragraph" style:parent-style-name="Heading_20_1">
      <style:paragraph-properties fo:text-align="start" style:justify-single-word="false"/>
      <style:text-properties fo:font-size="16pt" officeooo:paragraph-rsid="0497fe2a" style:font-size-asian="16pt" style:font-size-complex="16pt"/>
    </style:style>
    <style:style style:name="P186" style:family="paragraph" style:parent-style-name="Heading_20_1">
      <style:text-properties officeooo:rsid="023542cc" officeooo:paragraph-rsid="040bf0ed"/>
    </style:style>
    <style:style style:name="P187" style:family="paragraph" style:parent-style-name="Heading_20_1">
      <style:text-properties officeooo:rsid="04a33eec" officeooo:paragraph-rsid="043ca306"/>
    </style:style>
    <style:style style:name="P188" style:family="paragraph" style:parent-style-name="Title">
      <style:text-properties officeooo:rsid="0283e7ec" officeooo:paragraph-rsid="0283e7ec"/>
    </style:style>
    <style:style style:name="P189" style:family="paragraph" style:parent-style-name="Footnote">
      <style:text-properties officeooo:rsid="040196fd" officeooo:paragraph-rsid="03fe56c2"/>
    </style:style>
    <style:style style:name="P190"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19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9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19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2"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213"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214"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215"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216"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217"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218"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219" style:family="paragraph" style:parent-style-name="Standard" style:list-style-name="L2">
      <style:paragraph-properties fo:text-align="start" style:justify-single-word="false"/>
      <style:text-properties officeooo:paragraph-rsid="02940898"/>
    </style:style>
    <style:style style:name="P220" style:family="paragraph" style:parent-style-name="Standard" style:list-style-name="L2">
      <style:paragraph-properties fo:text-align="start" style:justify-single-word="false"/>
      <style:text-properties officeooo:paragraph-rsid="03a9dd79"/>
    </style:style>
    <style:style style:name="P221" style:family="paragraph" style:parent-style-name="Standard" style:list-style-name="L2">
      <style:paragraph-properties fo:text-align="start" style:justify-single-word="false"/>
      <style:text-properties officeooo:paragraph-rsid="02a84595"/>
    </style:style>
    <style:style style:name="P222" style:family="paragraph" style:parent-style-name="Standard" style:list-style-name="L2">
      <style:paragraph-properties fo:text-align="start" style:justify-single-word="false"/>
      <style:text-properties officeooo:paragraph-rsid="04aaa29f"/>
    </style:style>
    <style:style style:name="P223" style:family="paragraph" style:parent-style-name="Standard" style:list-style-name="L2">
      <style:paragraph-properties fo:text-align="start" style:justify-single-word="false"/>
      <style:text-properties officeooo:paragraph-rsid="042b2559"/>
    </style:style>
    <style:style style:name="P224"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5"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6"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7"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8"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9"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30"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31"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e09549" style:font-style-asian="normal" style:font-weight-asian="normal" style:font-style-complex="normal" style:font-weight-complex="normal"/>
    </style:style>
    <style:style style:name="T35" style:family="text">
      <style:text-properties style:text-position="0% 100%" fo:font-style="normal" fo:font-weight="normal" officeooo:rsid="02ccf382" style:font-style-asian="normal" style:font-weight-asian="normal" style:font-style-complex="normal" style:font-weight-complex="normal"/>
    </style:style>
    <style:style style:name="T36" style:family="text">
      <style:text-properties style:text-position="0% 100%" fo:font-style="normal" fo:font-weight="normal" officeooo:rsid="02c5983d" style:font-style-asian="normal" style:font-weight-asian="normal" style:font-style-complex="normal" style:font-weight-complex="normal"/>
    </style:style>
    <style:style style:name="T37" style:family="text">
      <style:text-properties style:text-position="0% 100%" fo:font-style="normal" fo:font-weight="normal" officeooo:rsid="02ca1989" style:font-style-asian="normal" style:font-weight-asian="normal" style:font-style-complex="normal" style:font-weight-complex="normal"/>
    </style:style>
    <style:style style:name="T38" style:family="text">
      <style:text-properties style:text-position="0% 100%" fo:font-style="normal" fo:font-weight="normal" officeooo:rsid="02ebd240" style:font-style-asian="normal" style:font-weight-asian="normal" style:font-style-complex="normal" style:font-weight-complex="normal"/>
    </style:style>
    <style:style style:name="T39" style:family="text">
      <style:text-properties style:text-position="0% 100%" fo:font-style="normal" fo:font-weight="normal" officeooo:rsid="0055b784" style:font-style-asian="normal" style:font-weight-asian="normal" style:font-style-complex="normal" style:font-weight-complex="normal"/>
    </style:style>
    <style:style style:name="T40" style:family="text">
      <style:text-properties style:text-position="0% 100%" fo:font-style="normal" fo:font-weight="normal" officeooo:rsid="0301dff6" style:font-style-asian="normal" style:font-weight-asian="normal" style:font-style-complex="normal" style:font-weight-complex="normal"/>
    </style:style>
    <style:style style:name="T41" style:family="text">
      <style:text-properties style:text-position="0% 100%" fo:font-style="normal" fo:font-weight="normal" officeooo:rsid="038d99b6" style:font-style-asian="normal" style:font-weight-asian="normal" style:font-style-complex="normal" style:font-weight-complex="normal"/>
    </style:style>
    <style:style style:name="T42" style:family="text">
      <style:text-properties style:text-position="0% 100%" fo:font-style="normal" fo:font-weight="normal" officeooo:rsid="039f6586" style:font-style-asian="normal" style:font-weight-asian="normal" style:font-style-complex="normal" style:font-weight-complex="normal"/>
    </style:style>
    <style:style style:name="T43" style:family="text">
      <style:text-properties style:text-position="0% 100%" fo:font-style="normal" fo:font-weight="normal" officeooo:rsid="03a504f6" style:font-style-asian="normal" style:font-weight-asian="normal" style:font-style-complex="normal" style:font-weight-complex="normal"/>
    </style:style>
    <style:style style:name="T44" style:family="text">
      <style:text-properties style:text-position="0% 100%" fo:font-style="normal" fo:font-weight="normal" officeooo:rsid="027f0805" style:font-style-asian="normal" style:font-weight-asian="normal" style:font-style-complex="normal" style:font-weight-complex="normal"/>
    </style:style>
    <style:style style:name="T45" style:family="text">
      <style:text-properties style:text-position="0% 100%" fo:font-style="normal" fo:font-weight="normal" officeooo:rsid="03a9dd79" style:font-style-asian="normal" style:font-weight-asian="normal" style:font-style-complex="normal" style:font-weight-complex="normal"/>
    </style:style>
    <style:style style:name="T46" style:family="text">
      <style:text-properties style:text-position="0% 100%" fo:font-style="normal" fo:font-weight="normal" officeooo:rsid="029a0542" style:font-style-asian="normal" style:font-weight-asian="normal" style:font-style-complex="normal" style:font-weight-complex="normal"/>
    </style:style>
    <style:style style:name="T47" style:family="text">
      <style:text-properties style:text-position="0% 100%" fo:font-style="normal" fo:font-weight="normal" officeooo:rsid="03b66403" style:font-style-asian="normal" style:font-weight-asian="normal" style:font-style-complex="normal" style:font-weight-complex="normal"/>
    </style:style>
    <style:style style:name="T48" style:family="text">
      <style:text-properties style:text-position="0% 100%" fo:font-style="normal" fo:font-weight="normal" officeooo:rsid="03b93485" style:font-style-asian="normal" style:font-weight-asian="normal" style:font-style-complex="normal" style:font-weight-complex="normal"/>
    </style:style>
    <style:style style:name="T49" style:family="text">
      <style:text-properties style:text-position="0% 100%" fo:font-style="normal" fo:font-weight="normal" officeooo:rsid="03ba4706" style:font-style-asian="normal" style:font-weight-asian="normal" style:font-style-complex="normal" style:font-weight-complex="normal"/>
    </style:style>
    <style:style style:name="T50" style:family="text">
      <style:text-properties style:text-position="0% 100%" fo:font-style="normal" fo:font-weight="normal" officeooo:rsid="03baefa0" style:font-style-asian="normal" style:font-weight-asian="normal" style:font-style-complex="normal" style:font-weight-complex="normal"/>
    </style:style>
    <style:style style:name="T51" style:family="text">
      <style:text-properties style:text-position="0% 100%" fo:font-style="normal" fo:font-weight="normal" officeooo:rsid="03bbc3c9" style:font-style-asian="normal" style:font-weight-asian="normal" style:font-style-complex="normal" style:font-weight-complex="normal"/>
    </style:style>
    <style:style style:name="T52" style:family="text">
      <style:text-properties style:text-position="0% 100%" fo:font-style="normal" fo:font-weight="normal" officeooo:rsid="03c01626" style:font-style-asian="normal" style:font-weight-asian="normal" style:font-style-complex="normal" style:font-weight-complex="normal"/>
    </style:style>
    <style:style style:name="T53" style:family="text">
      <style:text-properties style:text-position="0% 100%" fo:font-style="normal" fo:font-weight="normal" officeooo:rsid="03ce9f04" style:font-style-asian="normal" style:font-weight-asian="normal" style:font-style-complex="normal" style:font-weight-complex="normal"/>
    </style:style>
    <style:style style:name="T54" style:family="text">
      <style:text-properties style:text-position="0% 100%" fo:font-style="normal" fo:font-weight="normal" officeooo:rsid="03d26aa2" style:font-style-asian="normal" style:font-weight-asian="normal" style:font-style-complex="normal" style:font-weight-complex="normal"/>
    </style:style>
    <style:style style:name="T55" style:family="text">
      <style:text-properties style:text-position="0% 100%" fo:font-style="normal" fo:font-weight="normal" officeooo:rsid="03d57621" style:font-style-asian="normal" style:font-weight-asian="normal" style:font-style-complex="normal" style:font-weight-complex="normal"/>
    </style:style>
    <style:style style:name="T56" style:family="text">
      <style:text-properties style:text-position="0% 100%" fo:font-style="normal" fo:font-weight="normal" officeooo:rsid="0324587b" style:font-style-asian="normal" style:font-weight-asian="normal" style:font-style-complex="normal" style:font-weight-complex="normal"/>
    </style:style>
    <style:style style:name="T57" style:family="text">
      <style:text-properties style:text-position="0% 100%" fo:font-style="normal" fo:font-weight="normal" officeooo:rsid="032aa8d2" style:font-style-asian="normal" style:font-weight-asian="normal" style:font-style-complex="normal" style:font-weight-complex="normal"/>
    </style:style>
    <style:style style:name="T58" style:family="text">
      <style:text-properties style:text-position="0% 100%" fo:font-style="normal" fo:font-weight="normal" officeooo:rsid="032ac245" style:font-style-asian="normal" style:font-weight-asian="normal" style:font-style-complex="normal" style:font-weight-complex="normal"/>
    </style:style>
    <style:style style:name="T59" style:family="text">
      <style:text-properties style:text-position="0% 100%" fo:font-style="normal" fo:font-weight="normal" officeooo:rsid="03dae70d" style:font-style-asian="normal" style:font-weight-asian="normal" style:font-style-complex="normal" style:font-weight-complex="normal"/>
    </style:style>
    <style:style style:name="T60" style:family="text">
      <style:text-properties style:text-position="0% 100%" fo:font-style="normal" fo:font-weight="normal" officeooo:rsid="03dc098c" style:font-style-asian="normal" style:font-weight-asian="normal" style:font-style-complex="normal" style:font-weight-complex="normal"/>
    </style:style>
    <style:style style:name="T61" style:family="text">
      <style:text-properties style:text-position="0% 100%" fo:font-style="normal" fo:font-weight="normal" officeooo:rsid="03f1f45c" style:font-style-asian="normal" style:font-weight-asian="normal" style:font-style-complex="normal" style:font-weight-complex="normal"/>
    </style:style>
    <style:style style:name="T62" style:family="text">
      <style:text-properties style:text-position="0% 100%" fo:font-style="normal" fo:font-weight="normal" officeooo:rsid="03ebdfb7" style:font-style-asian="normal" style:font-weight-asian="normal" style:font-style-complex="normal" style:font-weight-complex="normal"/>
    </style:style>
    <style:style style:name="T63" style:family="text">
      <style:text-properties style:text-position="0% 100%" fo:font-style="normal" fo:font-weight="normal" officeooo:rsid="040f38a1" style:font-style-asian="normal" style:font-weight-asian="normal" style:font-style-complex="normal" style:font-weight-complex="normal"/>
    </style:style>
    <style:style style:name="T64" style:family="text">
      <style:text-properties style:text-position="0% 100%" fo:font-style="normal" fo:font-weight="normal" officeooo:rsid="044cf062" style:font-style-asian="normal" style:font-weight-asian="normal" style:font-style-complex="normal" style:font-weight-complex="normal"/>
    </style:style>
    <style:style style:name="T65" style:family="text">
      <style:text-properties style:text-position="0% 100%" fo:font-style="normal" fo:font-weight="normal" officeooo:rsid="044ec869" style:font-style-asian="normal" style:font-weight-asian="normal" style:font-style-complex="normal" style:font-weight-complex="normal"/>
    </style:style>
    <style:style style:name="T66" style:family="text">
      <style:text-properties style:text-position="0% 100%" fo:font-style="normal" fo:font-weight="normal" officeooo:rsid="044f046e" style:font-style-asian="normal" style:font-weight-asian="normal" style:font-style-complex="normal" style:font-weight-complex="normal"/>
    </style:style>
    <style:style style:name="T67" style:family="text">
      <style:text-properties style:text-position="0% 100%" fo:font-style="normal" fo:font-weight="normal" officeooo:rsid="047c756d" style:font-style-asian="normal" style:font-weight-asian="normal" style:font-style-complex="normal" style:font-weight-complex="normal"/>
    </style:style>
    <style:style style:name="T68" style:family="text">
      <style:text-properties style:text-position="0% 100%" fo:font-style="normal" fo:font-weight="normal" officeooo:rsid="047e8797" style:font-style-asian="normal" style:font-weight-asian="normal" style:font-style-complex="normal" style:font-weight-complex="normal"/>
    </style:style>
    <style:style style:name="T69" style:family="text">
      <style:text-properties style:text-position="0% 100%" fo:font-style="normal" fo:font-weight="normal" officeooo:rsid="038f32e1" style:font-style-asian="normal" style:font-weight-asian="normal" style:font-style-complex="normal" style:font-weight-complex="normal"/>
    </style:style>
    <style:style style:name="T70" style:family="text">
      <style:text-properties style:text-position="0% 100%" fo:font-style="normal" fo:font-weight="normal" officeooo:rsid="04b70ac0" style:font-style-asian="normal" style:font-weight-asian="normal" style:font-style-complex="normal" style:font-weight-complex="normal"/>
    </style:style>
    <style:style style:name="T71" style:family="text">
      <style:text-properties style:text-position="0% 100%" fo:font-style="normal" fo:font-weight="normal" officeooo:rsid="051d64bb" style:font-style-asian="normal" style:font-weight-asian="normal" style:font-style-complex="normal" style:font-weight-complex="normal"/>
    </style:style>
    <style:style style:name="T72" style:family="text">
      <style:text-properties style:text-position="0% 100%" fo:font-style="normal" fo:font-weight="normal" officeooo:rsid="05463d0f" style:font-style-asian="normal" style:font-weight-asian="normal" style:font-style-complex="normal" style:font-weight-complex="normal"/>
    </style:style>
    <style:style style:name="T73" style:family="text">
      <style:text-properties style:text-position="0% 100%" fo:font-style="normal" fo:font-weight="normal" officeooo:rsid="05465567" style:font-style-asian="normal" style:font-weight-asian="normal" style:font-style-complex="normal" style:font-weight-complex="normal"/>
    </style:style>
    <style:style style:name="T74" style:family="text">
      <style:text-properties style:text-position="0% 100%" fo:font-style="normal" fo:font-weight="normal" officeooo:rsid="0547a81e" style:font-style-asian="normal" style:font-weight-asian="normal" style:font-style-complex="normal" style:font-weight-complex="normal"/>
    </style:style>
    <style:style style:name="T75" style:family="text">
      <style:text-properties style:text-position="0% 100%" fo:font-style="normal" fo:font-weight="normal" officeooo:rsid="0547af38" style:font-style-asian="normal" style:font-weight-asian="normal" style:font-style-complex="normal" style:font-weight-complex="normal"/>
    </style:style>
    <style:style style:name="T76" style:family="text">
      <style:text-properties style:text-position="0% 100%" fo:font-style="normal" fo:font-weight="normal" officeooo:rsid="0548b070" style:font-style-asian="normal" style:font-weight-asian="normal" style:font-style-complex="normal" style:font-weight-complex="normal"/>
    </style:style>
    <style:style style:name="T77" style:family="text">
      <style:text-properties style:text-position="0% 100%" fo:font-style="normal" fo:font-weight="normal" officeooo:rsid="05492e0d" style:font-style-asian="normal" style:font-weight-asian="normal" style:font-style-complex="normal" style:font-weight-complex="normal"/>
    </style:style>
    <style:style style:name="T78" style:family="text">
      <style:text-properties style:text-position="0% 100%" fo:font-style="normal" fo:font-weight="normal" officeooo:rsid="054cc78f" style:font-style-asian="normal" style:font-weight-asian="normal" style:font-style-complex="normal" style:font-weight-complex="normal"/>
    </style:style>
    <style:style style:name="T79" style:family="text">
      <style:text-properties style:text-position="0% 100%" fo:font-style="normal" fo:font-weight="normal" officeooo:rsid="0482225a" style:font-style-asian="normal" style:font-weight-asian="normal" style:font-style-complex="normal" style:font-weight-complex="normal"/>
    </style:style>
    <style:style style:name="T80" style:family="text">
      <style:text-properties style:text-position="0% 100%" fo:font-style="normal" fo:font-weight="normal" officeooo:rsid="057bda94" style:font-style-asian="normal" style:font-weight-asian="normal" style:font-style-complex="normal" style:font-weight-complex="normal"/>
    </style:style>
    <style:style style:name="T81" style:family="text">
      <style:text-properties style:text-position="0% 100%" fo:font-style="normal" fo:font-weight="normal" officeooo:rsid="057c2db3" style:font-style-asian="normal" style:font-weight-asian="normal" style:font-style-complex="normal" style:font-weight-complex="normal"/>
    </style:style>
    <style:style style:name="T82" style:family="text">
      <style:text-properties style:text-position="0% 100%" fo:font-style="normal" fo:font-weight="normal" officeooo:rsid="05e2932f" style:font-style-asian="normal" style:font-weight-asian="normal" style:font-style-complex="normal" style:font-weight-complex="normal"/>
    </style:style>
    <style:style style:name="T83" style:family="text">
      <style:text-properties style:text-position="0% 100%" fo:font-style="normal" fo:font-weight="normal" officeooo:rsid="06288a0b" style:font-style-asian="normal" style:font-weight-asian="normal" style:font-style-complex="normal" style:font-weight-complex="normal"/>
    </style:style>
    <style:style style:name="T84" style:family="text">
      <style:text-properties style:text-position="0% 100%" fo:font-style="normal" fo:font-weight="normal" officeooo:rsid="06291e2c" style:font-style-asian="normal" style:font-weight-asian="normal" style:font-style-complex="normal" style:font-weight-complex="normal"/>
    </style:style>
    <style:style style:name="T85" style:family="text">
      <style:text-properties style:text-position="0% 100%" fo:font-style="normal" fo:font-weight="normal" officeooo:rsid="064cc50d" style:font-style-asian="normal" style:font-weight-asian="normal" style:font-style-complex="normal" style:font-weight-complex="normal"/>
    </style:style>
    <style:style style:name="T86" style:family="text">
      <style:text-properties style:text-position="0% 100%" fo:font-style="normal" fo:font-weight="normal" officeooo:rsid="06525d63" style:font-style-asian="normal" style:font-weight-asian="normal" style:font-style-complex="normal" style:font-weight-complex="normal"/>
    </style:style>
    <style:style style:name="T87" style:family="text">
      <style:text-properties style:text-position="0% 100%" fo:font-style="normal" fo:font-weight="normal" officeooo:rsid="065c8bc2" style:font-style-asian="normal" style:font-weight-asian="normal" style:font-style-complex="normal" style:font-weight-complex="normal"/>
    </style:style>
    <style:style style:name="T88" style:family="text">
      <style:text-properties style:text-position="0% 100%" fo:font-style="normal" fo:font-weight="normal" officeooo:rsid="06687bc8" style:font-style-asian="normal" style:font-weight-asian="normal" style:font-style-complex="normal" style:font-weight-complex="normal"/>
    </style:style>
    <style:style style:name="T89" style:family="text">
      <style:text-properties style:text-position="0% 100%" fo:font-style="normal" fo:font-weight="normal" officeooo:rsid="0671a9a1" style:font-style-asian="normal" style:font-weight-asian="normal" style:font-style-complex="normal" style:font-weight-complex="normal"/>
    </style:style>
    <style:style style:name="T90" style:family="text">
      <style:text-properties style:text-position="0% 100%" fo:font-style="normal" fo:font-weight="normal" officeooo:rsid="066d8765" style:font-style-asian="normal" style:font-weight-asian="normal" style:font-style-complex="normal" style:font-weight-complex="normal"/>
    </style:style>
    <style:style style:name="T91" style:family="text">
      <style:text-properties style:text-position="0% 100%" fo:font-style="normal" fo:font-weight="normal" officeooo:rsid="06a9d6c1" style:font-style-asian="normal" style:font-weight-asian="normal" style:font-style-complex="normal" style:font-weight-complex="normal"/>
    </style:style>
    <style:style style:name="T92" style:family="text">
      <style:text-properties style:text-position="0% 100%" fo:font-style="normal" fo:font-weight="normal" officeooo:rsid="06dc158e" style:font-style-asian="normal" style:font-weight-asian="normal" style:font-style-complex="normal" style:font-weight-complex="normal"/>
    </style:style>
    <style:style style:name="T93" style:family="text">
      <style:text-properties style:text-position="0% 100%" fo:font-style="normal" fo:font-weight="normal" officeooo:rsid="06ddf573" style:font-style-asian="normal" style:font-weight-asian="normal" style:font-style-complex="normal" style:font-weight-complex="normal"/>
    </style:style>
    <style:style style:name="T94" style:family="text">
      <style:text-properties style:text-position="0% 100%" fo:font-style="normal" fo:font-weight="normal" officeooo:rsid="06df32b8" style:font-style-asian="normal" style:font-weight-asian="normal" style:font-style-complex="normal" style:font-weight-complex="normal"/>
    </style:style>
    <style:style style:name="T95" style:family="text">
      <style:text-properties style:text-position="0% 100%" fo:font-style="normal" fo:font-weight="normal" officeooo:rsid="06df8ba8" style:font-style-asian="normal" style:font-weight-asian="normal" style:font-style-complex="normal" style:font-weight-complex="normal"/>
    </style:style>
    <style:style style:name="T96" style:family="text">
      <style:text-properties style:text-position="0% 100%" fo:font-style="normal" fo:font-weight="normal" officeooo:rsid="06dfbc1b" style:font-style-asian="normal" style:font-weight-asian="normal" style:font-style-complex="normal" style:font-weight-complex="normal"/>
    </style:style>
    <style:style style:name="T97" style:family="text">
      <style:text-properties style:text-position="0% 100%" fo:font-style="normal" fo:font-weight="normal" officeooo:rsid="03decb37" style:font-style-asian="normal" style:font-weight-asian="normal" style:font-style-complex="normal" style:font-weight-complex="normal"/>
    </style:style>
    <style:style style:name="T98" style:family="text">
      <style:text-properties style:text-position="0% 100%" fo:font-style="normal" fo:font-weight="normal" officeooo:rsid="0673e656" style:font-style-asian="normal" style:font-weight-asian="normal" style:font-style-complex="normal" style:font-weight-complex="normal"/>
    </style:style>
    <style:style style:name="T99" style:family="text">
      <style:text-properties style:text-position="0% 100%" fo:font-style="normal" fo:font-weight="normal" officeooo:rsid="06ecf138" style:font-style-asian="normal" style:font-weight-asian="normal" style:font-style-complex="normal" style:font-weight-complex="normal"/>
    </style:style>
    <style:style style:name="T100" style:family="text">
      <style:text-properties style:text-position="0% 100%" fo:font-style="normal" fo:font-weight="normal" officeooo:rsid="06f02c98" style:font-style-asian="normal" style:font-weight-asian="normal" style:font-style-complex="normal" style:font-weight-complex="normal"/>
    </style:style>
    <style:style style:name="T101" style:family="text">
      <style:text-properties style:text-position="0% 100%" fo:font-style="normal" fo:font-weight="normal" officeooo:rsid="070dfdbf" style:font-style-asian="normal" style:font-weight-asian="normal" style:font-style-complex="normal" style:font-weight-complex="normal"/>
    </style:style>
    <style:style style:name="T102" style:family="text">
      <style:text-properties style:text-position="0% 100%" fo:font-style="normal" fo:font-weight="normal" officeooo:rsid="070ea804" style:font-style-asian="normal" style:font-weight-asian="normal" style:font-style-complex="normal" style:font-weight-complex="normal"/>
    </style:style>
    <style:style style:name="T103"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4" style:family="text">
      <style:text-properties style:text-position="0% 100%" fo:font-style="normal" fo:font-weight="normal" style:font-size-asian="10.5pt" style:font-style-asian="normal" style:font-weight-asian="normal" style:font-style-complex="normal" style:font-weight-complex="normal"/>
    </style:style>
    <style:style style:name="T105"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a03fe1"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fe62f"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4e963"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060a36"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4" style:family="text">
      <style:text-properties style:text-position="0% 100%" fo:font-style="normal" style:text-underline-style="none" fo:font-weight="normal"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26aa2"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59" style:family="text">
      <style:text-properties style:text-position="0% 100%" fo:font-style="normal" style:text-underline-style="none" officeooo:rsid="04ec70cc" style:font-style-asian="normal" style:font-style-complex="normal"/>
    </style:style>
    <style:style style:name="T260" style:family="text">
      <style:text-properties style:text-position="0% 100%" fo:font-style="normal" style:font-style-asian="normal" style:font-style-complex="normal"/>
    </style:style>
    <style:style style:name="T261" style:family="text">
      <style:text-properties style:text-position="0% 100%" fo:font-style="normal" officeooo:rsid="0166a5c2" style:font-style-asian="normal" style:font-style-complex="normal"/>
    </style:style>
    <style:style style:name="T262" style:family="text">
      <style:text-properties style:text-position="0% 100%" fo:font-style="normal" officeooo:rsid="0158218b" style:font-style-asian="normal" style:font-style-complex="normal"/>
    </style:style>
    <style:style style:name="T263" style:family="text">
      <style:text-properties style:text-position="0% 100%" fo:font-style="normal" officeooo:rsid="01c67e36" style:font-style-asian="normal" style:font-style-complex="normal"/>
    </style:style>
    <style:style style:name="T264" style:family="text">
      <style:text-properties style:text-position="0% 100%" fo:font-style="normal" officeooo:rsid="01ccc65e" style:font-style-asian="normal" style:font-style-complex="normal"/>
    </style:style>
    <style:style style:name="T265" style:family="text">
      <style:text-properties style:text-position="0% 100%" fo:font-style="normal" officeooo:rsid="014adf79" style:font-style-asian="normal" style:font-style-complex="normal"/>
    </style:style>
    <style:style style:name="T266" style:family="text">
      <style:text-properties style:text-position="0% 100%" fo:font-style="normal" officeooo:rsid="01ddb279" style:font-style-asian="normal" style:font-style-complex="normal"/>
    </style:style>
    <style:style style:name="T267" style:family="text">
      <style:text-properties style:text-position="0% 100%" fo:font-style="normal" officeooo:rsid="01d63b28" style:font-style-asian="normal" style:font-style-complex="normal"/>
    </style:style>
    <style:style style:name="T268" style:family="text">
      <style:text-properties style:text-position="0% 100%" fo:font-style="normal" officeooo:rsid="0011a6eb" style:font-style-asian="normal" style:font-style-complex="normal"/>
    </style:style>
    <style:style style:name="T269" style:family="text">
      <style:text-properties style:text-position="0% 100%" fo:font-style="normal" officeooo:rsid="00549374" style:font-style-asian="normal" style:font-style-complex="normal"/>
    </style:style>
    <style:style style:name="T270" style:family="text">
      <style:text-properties style:text-position="0% 100%" fo:font-style="normal" officeooo:rsid="0055b784" style:font-style-asian="normal" style:font-style-complex="normal"/>
    </style:style>
    <style:style style:name="T271" style:family="text">
      <style:text-properties style:text-position="0% 100%" fo:font-style="normal" officeooo:rsid="00570927" style:font-style-asian="normal" style:font-style-complex="normal"/>
    </style:style>
    <style:style style:name="T272" style:family="text">
      <style:text-properties style:text-position="0% 100%" fo:font-style="normal" officeooo:rsid="00581dc9" style:font-style-asian="normal" style:font-style-complex="normal"/>
    </style:style>
    <style:style style:name="T273" style:family="text">
      <style:text-properties style:text-position="0% 100%" fo:font-style="normal" officeooo:rsid="00582db0" style:font-style-asian="normal" style:font-style-complex="normal"/>
    </style:style>
    <style:style style:name="T274" style:family="text">
      <style:text-properties style:text-position="0% 100%" fo:font-style="normal" officeooo:rsid="005b69e6" style:font-style-asian="normal" style:font-style-complex="normal"/>
    </style:style>
    <style:style style:name="T275" style:family="text">
      <style:text-properties style:text-position="0% 100%" fo:font-style="normal" officeooo:rsid="005e159f" style:font-style-asian="normal" style:font-style-complex="normal"/>
    </style:style>
    <style:style style:name="T276" style:family="text">
      <style:text-properties style:text-position="0% 100%" fo:font-style="normal" officeooo:rsid="005e7eb8" style:font-style-asian="normal" style:font-style-complex="normal"/>
    </style:style>
    <style:style style:name="T277" style:family="text">
      <style:text-properties style:text-position="0% 100%" fo:font-style="normal" officeooo:rsid="01e05168" style:font-style-asian="normal" style:font-style-complex="normal"/>
    </style:style>
    <style:style style:name="T278" style:family="text">
      <style:text-properties style:text-position="0% 100%" fo:font-style="normal" officeooo:rsid="0135e711" style:font-style-asian="normal" style:font-style-complex="normal"/>
    </style:style>
    <style:style style:name="T279" style:family="text">
      <style:text-properties style:text-position="0% 100%" fo:font-style="normal" officeooo:rsid="013a4c49" style:font-style-asian="normal" style:font-style-complex="normal"/>
    </style:style>
    <style:style style:name="T280" style:family="text">
      <style:text-properties style:text-position="0% 100%" fo:font-style="normal" officeooo:rsid="0139a1b7" style:font-style-asian="normal" style:font-style-complex="normal"/>
    </style:style>
    <style:style style:name="T281" style:family="text">
      <style:text-properties style:text-position="0% 100%" fo:font-style="normal" officeooo:rsid="019451fd" style:font-style-asian="normal" style:font-style-complex="normal"/>
    </style:style>
    <style:style style:name="T282" style:family="text">
      <style:text-properties style:text-position="0% 100%" fo:font-style="normal" officeooo:rsid="01a44410" style:font-style-asian="normal" style:font-style-complex="normal"/>
    </style:style>
    <style:style style:name="T283" style:family="text">
      <style:text-properties style:text-position="0% 100%" fo:font-style="normal" officeooo:rsid="01548692" style:font-style-asian="normal" style:font-style-complex="normal"/>
    </style:style>
    <style:style style:name="T284" style:family="text">
      <style:text-properties style:text-position="0% 100%" fo:font-style="normal" officeooo:rsid="028e93af" style:font-style-asian="normal" style:font-style-complex="normal"/>
    </style:style>
    <style:style style:name="T285" style:family="text">
      <style:text-properties style:text-position="0% 100%" fo:font-style="normal" officeooo:rsid="02f84d61" style:font-style-asian="normal" style:font-style-complex="normal"/>
    </style:style>
    <style:style style:name="T286" style:family="text">
      <style:text-properties style:text-position="0% 100%" fo:font-style="normal" officeooo:rsid="03097a31" style:font-style-asian="normal" style:font-style-complex="normal"/>
    </style:style>
    <style:style style:name="T287" style:family="text">
      <style:text-properties style:text-position="0% 100%" fo:font-style="normal" officeooo:rsid="0387de0e" style:font-style-asian="normal" style:font-style-complex="normal"/>
    </style:style>
    <style:style style:name="T288" style:family="text">
      <style:text-properties style:text-position="0% 100%" fo:font-style="normal" officeooo:rsid="03baefa0" style:font-style-asian="normal" style:font-style-complex="normal"/>
    </style:style>
    <style:style style:name="T289" style:family="text">
      <style:text-properties style:text-position="0% 100%" fo:font-style="normal" officeooo:rsid="03bb40d0" style:font-style-asian="normal" style:font-style-complex="normal"/>
    </style:style>
    <style:style style:name="T290" style:family="text">
      <style:text-properties style:text-position="0% 100%" fo:font-style="normal" officeooo:rsid="03beecfe" style:font-style-asian="normal" style:font-style-complex="normal"/>
    </style:style>
    <style:style style:name="T291" style:family="text">
      <style:text-properties style:text-position="0% 100%" fo:font-style="normal" officeooo:rsid="03dc098c" style:font-style-asian="normal" style:font-style-complex="normal"/>
    </style:style>
    <style:style style:name="T292" style:family="text">
      <style:text-properties style:text-position="0% 100%" fo:font-style="normal" officeooo:rsid="03e9e34e" style:font-style-asian="normal" style:font-style-complex="normal"/>
    </style:style>
    <style:style style:name="T293" style:family="text">
      <style:text-properties style:text-position="0% 100%" fo:font-style="normal" officeooo:rsid="04286e5b" style:font-style-asian="normal" style:font-style-complex="normal"/>
    </style:style>
    <style:style style:name="T294" style:family="text">
      <style:text-properties style:text-position="0% 100%" fo:font-style="normal" officeooo:rsid="04293679" style:font-style-asian="normal" style:font-style-complex="normal"/>
    </style:style>
    <style:style style:name="T295" style:family="text">
      <style:text-properties style:text-position="0% 100%" fo:font-style="normal" officeooo:rsid="043ca306" style:font-style-asian="normal" style:font-style-complex="normal"/>
    </style:style>
    <style:style style:name="T296" style:family="text">
      <style:text-properties style:text-position="0% 100%" fo:font-style="normal" officeooo:rsid="04465bc5" style:font-style-asian="normal" style:font-style-complex="normal"/>
    </style:style>
    <style:style style:name="T297" style:family="text">
      <style:text-properties style:text-position="0% 100%" fo:font-style="normal" officeooo:rsid="0447174c" style:font-style-asian="normal" style:font-style-complex="normal"/>
    </style:style>
    <style:style style:name="T298" style:family="text">
      <style:text-properties style:text-position="0% 100%" fo:font-style="normal" officeooo:rsid="044f046e" style:font-style-asian="normal" style:font-style-complex="normal"/>
    </style:style>
    <style:style style:name="T299" style:family="text">
      <style:text-properties style:text-position="0% 100%" fo:font-style="normal" officeooo:rsid="0459f380" style:font-style-asian="normal" style:font-style-complex="normal"/>
    </style:style>
    <style:style style:name="T300" style:family="text">
      <style:text-properties style:text-position="0% 100%" fo:font-style="normal" officeooo:rsid="045bfa5a" style:font-style-asian="normal" style:font-style-complex="normal"/>
    </style:style>
    <style:style style:name="T301" style:family="text">
      <style:text-properties style:text-position="0% 100%" fo:font-style="normal" officeooo:rsid="0471b149" style:font-style-asian="normal" style:font-style-complex="normal"/>
    </style:style>
    <style:style style:name="T302" style:family="text">
      <style:text-properties style:text-position="0% 100%" fo:font-style="normal" officeooo:rsid="04731b27" style:font-style-asian="normal" style:font-style-complex="normal"/>
    </style:style>
    <style:style style:name="T303" style:family="text">
      <style:text-properties style:text-position="0% 100%" fo:font-style="normal" officeooo:rsid="0404ca06" style:font-style-asian="normal" style:font-style-complex="normal"/>
    </style:style>
    <style:style style:name="T304" style:family="text">
      <style:text-properties style:text-position="0% 100%" fo:font-style="normal" officeooo:rsid="0477aa00" style:font-style-asian="normal" style:font-style-complex="normal"/>
    </style:style>
    <style:style style:name="T305" style:family="text">
      <style:text-properties style:text-position="0% 100%" fo:font-style="normal" officeooo:rsid="047914e0" style:font-style-asian="normal" style:font-style-complex="normal"/>
    </style:style>
    <style:style style:name="T306" style:family="text">
      <style:text-properties style:text-position="0% 100%" fo:font-style="normal" officeooo:rsid="047b82ff" style:font-style-asian="normal" style:font-style-complex="normal"/>
    </style:style>
    <style:style style:name="T307" style:family="text">
      <style:text-properties style:text-position="0% 100%" fo:font-style="normal" officeooo:rsid="049741d8" style:font-style-asian="normal" style:font-style-complex="normal"/>
    </style:style>
    <style:style style:name="T308" style:family="text">
      <style:text-properties style:text-position="0% 100%" fo:font-style="normal" officeooo:rsid="04a388bb" style:font-style-asian="normal" style:font-style-complex="normal"/>
    </style:style>
    <style:style style:name="T309" style:family="text">
      <style:text-properties style:text-position="0% 100%" fo:font-style="normal" officeooo:rsid="04a542ed" style:font-style-asian="normal" style:font-style-complex="normal"/>
    </style:style>
    <style:style style:name="T310" style:family="text">
      <style:text-properties style:text-position="0% 100%" fo:font-style="normal" officeooo:rsid="04a54d2d" style:font-style-asian="normal" style:font-style-complex="normal"/>
    </style:style>
    <style:style style:name="T311" style:family="text">
      <style:text-properties style:text-position="0% 100%" fo:font-style="normal" officeooo:rsid="04a5ca72" style:font-style-asian="normal" style:font-style-complex="normal"/>
    </style:style>
    <style:style style:name="T312" style:family="text">
      <style:text-properties style:text-position="0% 100%" fo:font-style="normal" officeooo:rsid="04bf709d" style:font-style-asian="normal" style:font-style-complex="normal"/>
    </style:style>
    <style:style style:name="T313" style:family="text">
      <style:text-properties style:text-position="0% 100%" fo:font-style="normal" officeooo:rsid="04bf7505" style:font-style-asian="normal" style:font-style-complex="normal"/>
    </style:style>
    <style:style style:name="T314" style:family="text">
      <style:text-properties style:text-position="0% 100%" fo:font-style="normal" officeooo:rsid="04e34c10" style:font-style-asian="normal" style:font-style-complex="normal"/>
    </style:style>
    <style:style style:name="T315" style:family="text">
      <style:text-properties style:text-position="0% 100%" fo:font-style="normal" officeooo:rsid="05177166" style:font-style-asian="normal" style:font-style-complex="normal"/>
    </style:style>
    <style:style style:name="T316" style:family="text">
      <style:text-properties style:text-position="0% 100%" fo:font-style="normal" officeooo:rsid="05236b86" style:font-style-asian="normal" style:font-style-complex="normal"/>
    </style:style>
    <style:style style:name="T317" style:family="text">
      <style:text-properties style:text-position="0% 100%" fo:font-style="normal" officeooo:rsid="05243897" style:font-style-asian="normal" style:font-style-complex="normal"/>
    </style:style>
    <style:style style:name="T318" style:family="text">
      <style:text-properties style:text-position="0% 100%" fo:font-style="normal" officeooo:rsid="05266786" style:font-style-asian="normal" style:font-style-complex="normal"/>
    </style:style>
    <style:style style:name="T319" style:family="text">
      <style:text-properties style:text-position="0% 100%" fo:font-style="normal" officeooo:rsid="052a319e" style:font-style-asian="normal" style:font-style-complex="normal"/>
    </style:style>
    <style:style style:name="T320" style:family="text">
      <style:text-properties style:text-position="0% 100%" fo:font-style="normal" officeooo:rsid="0532f1e5" style:font-style-asian="normal" style:font-style-complex="normal"/>
    </style:style>
    <style:style style:name="T321" style:family="text">
      <style:text-properties style:text-position="0% 100%" fo:font-style="normal" officeooo:rsid="0533202e" style:font-style-asian="normal" style:font-style-complex="normal"/>
    </style:style>
    <style:style style:name="T322" style:family="text">
      <style:text-properties style:text-position="0% 100%" fo:font-style="normal" officeooo:rsid="05463d0f" style:font-style-asian="normal" style:font-style-complex="normal"/>
    </style:style>
    <style:style style:name="T323" style:family="text">
      <style:text-properties style:text-position="0% 100%" fo:font-style="normal" officeooo:rsid="0561ea28" style:font-style-asian="normal" style:font-style-complex="normal"/>
    </style:style>
    <style:style style:name="T324" style:family="text">
      <style:text-properties style:text-position="0% 100%" fo:font-style="normal" officeooo:rsid="05677c39" style:font-style-asian="normal" style:font-style-complex="normal"/>
    </style:style>
    <style:style style:name="T325" style:family="text">
      <style:text-properties style:text-position="0% 100%" fo:font-style="normal" officeooo:rsid="0585bb9e" style:font-style-asian="normal" style:font-style-complex="normal"/>
    </style:style>
    <style:style style:name="T326" style:family="text">
      <style:text-properties style:text-position="0% 100%" fo:font-style="normal" officeooo:rsid="05d936a4" style:font-style-asian="normal" style:font-style-complex="normal"/>
    </style:style>
    <style:style style:name="T327" style:family="text">
      <style:text-properties style:text-position="0% 100%" fo:font-style="normal" officeooo:rsid="05db02df" style:font-style-asian="normal" style:font-style-complex="normal"/>
    </style:style>
    <style:style style:name="T328" style:family="text">
      <style:text-properties style:text-position="0% 100%" fo:font-style="normal" officeooo:rsid="060a2f62" style:font-style-asian="normal" style:font-style-complex="normal"/>
    </style:style>
    <style:style style:name="T329" style:family="text">
      <style:text-properties style:text-position="0% 100%" fo:font-style="normal" officeooo:rsid="0624cffa" style:font-style-asian="normal" style:font-style-complex="normal"/>
    </style:style>
    <style:style style:name="T330" style:family="text">
      <style:text-properties style:text-position="0% 100%" fo:font-style="normal" officeooo:rsid="06400474" style:font-style-asian="normal" style:font-style-complex="normal"/>
    </style:style>
    <style:style style:name="T331" style:family="text">
      <style:text-properties style:text-position="0% 100%" fo:font-style="normal" officeooo:rsid="06450870" style:font-style-asian="normal" style:font-style-complex="normal"/>
    </style:style>
    <style:style style:name="T332" style:family="text">
      <style:text-properties style:text-position="0% 100%" fo:font-style="normal" officeooo:rsid="0650c91f" style:font-style-asian="normal" style:font-style-complex="normal"/>
    </style:style>
    <style:style style:name="T333" style:family="text">
      <style:text-properties style:text-position="0% 100%" fo:font-style="normal" officeooo:rsid="065429e2" style:font-style-asian="normal" style:font-style-complex="normal"/>
    </style:style>
    <style:style style:name="T334" style:family="text">
      <style:text-properties style:text-position="0% 100%" fo:font-style="normal" officeooo:rsid="0655e42c" style:font-style-asian="normal" style:font-style-complex="normal"/>
    </style:style>
    <style:style style:name="T335" style:family="text">
      <style:text-properties style:text-position="0% 100%" fo:font-style="normal" officeooo:rsid="065a6d1f" style:font-style-asian="normal" style:font-style-complex="normal"/>
    </style:style>
    <style:style style:name="T336" style:family="text">
      <style:text-properties style:text-position="0% 100%" fo:font-style="normal" officeooo:rsid="06c85aba" style:font-style-asian="normal" style:font-style-complex="normal"/>
    </style:style>
    <style:style style:name="T337" style:family="text">
      <style:text-properties style:text-position="0% 100%" fo:font-style="normal" officeooo:rsid="06cf8311" style:font-style-asian="normal" style:font-style-complex="normal"/>
    </style:style>
    <style:style style:name="T338" style:family="text">
      <style:text-properties style:text-position="0% 100%" fo:font-style="normal" officeooo:rsid="06d016aa" style:font-style-asian="normal" style:font-style-complex="normal"/>
    </style:style>
    <style:style style:name="T339" style:family="text">
      <style:text-properties style:text-position="0% 100%" fo:font-style="normal" officeooo:rsid="06d23897" style:font-style-asian="normal" style:font-style-complex="normal"/>
    </style:style>
    <style:style style:name="T340" style:family="text">
      <style:text-properties style:text-position="0% 100%" fo:font-style="normal" officeooo:rsid="06d2cbca" style:font-style-asian="normal" style:font-style-complex="normal"/>
    </style:style>
    <style:style style:name="T341" style:family="text">
      <style:text-properties style:text-position="0% 100%" fo:font-style="normal" officeooo:rsid="06f02c98" style:font-style-asian="normal" style:font-style-complex="normal"/>
    </style:style>
    <style:style style:name="T342" style:family="text">
      <style:text-properties style:text-position="0% 100%" fo:font-style="normal" officeooo:rsid="06f45a4c" style:font-style-asian="normal" style:font-style-complex="normal"/>
    </style:style>
    <style:style style:name="T343" style:family="text">
      <style:text-properties style:text-position="0% 100%" fo:font-style="normal" officeooo:rsid="03be7a4f" style:font-size-asian="16pt" style:font-style-asian="normal" style:font-style-complex="normal"/>
    </style:style>
    <style:style style:name="T344" style:family="text">
      <style:text-properties style:text-position="0% 100%" fo:font-style="normal" officeooo:rsid="0275a901" style:font-size-asian="16pt" style:font-style-asian="normal" style:font-style-complex="normal"/>
    </style:style>
    <style:style style:name="T345" style:family="text">
      <style:text-properties style:text-position="0% 100%" fo:font-style="normal" officeooo:rsid="03c2eb3e" style:font-size-asian="16pt" style:font-style-asian="normal" style:font-style-complex="normal"/>
    </style:style>
    <style:style style:name="T346" style:family="text">
      <style:text-properties style:text-position="0% 100%" fo:font-style="normal" style:font-size-asian="14pt" style:font-style-asian="normal" style:font-size-complex="16pt" style:font-style-complex="normal"/>
    </style:style>
    <style:style style:name="T347" style:family="text">
      <style:text-properties style:text-position="0% 100%" fo:font-style="normal" officeooo:rsid="001069a0" style:font-size-asian="14pt" style:font-style-asian="normal" style:font-size-complex="16pt" style:font-style-complex="normal"/>
    </style:style>
    <style:style style:name="T348" style:family="text">
      <style:text-properties style:text-position="0% 100%" fo:font-style="normal" officeooo:rsid="0275a901" style:font-size-asian="14pt" style:font-style-asian="normal" style:font-size-complex="16pt" style:font-style-complex="normal"/>
    </style:style>
    <style:style style:name="T349" style:family="text">
      <style:text-properties style:text-position="0% 100%" fo:font-style="normal" fo:font-weight="bold" officeooo:rsid="02f276ea" style:font-style-asian="normal" style:font-weight-asian="bold" style:font-style-complex="normal" style:font-weight-complex="bold"/>
    </style:style>
    <style:style style:name="T350" style:family="text">
      <style:text-properties style:text-position="0% 100%" fo:font-style="normal" fo:font-weight="bold" officeooo:rsid="0123ac42" style:font-style-asian="normal" style:font-weight-asian="bold" style:font-style-complex="normal" style:font-weight-complex="bold"/>
    </style:style>
    <style:style style:name="T351" style:family="text">
      <style:text-properties style:text-position="0% 100%" fo:font-style="normal" fo:font-weight="bold" officeooo:rsid="03decb37" style:font-style-asian="normal" style:font-weight-asian="bold" style:font-style-complex="normal" style:font-weight-complex="bold"/>
    </style:style>
    <style:style style:name="T352" style:family="text">
      <style:text-properties style:text-position="0% 100%" fo:font-style="normal" fo:font-weight="bold" officeooo:rsid="03f4fd97" style:font-style-asian="normal" style:font-weight-asian="bold" style:font-style-complex="normal" style:font-weight-complex="bold"/>
    </style:style>
    <style:style style:name="T353" style:family="text">
      <style:text-properties style:text-position="0% 100%" fo:font-style="italic" fo:font-weight="normal" officeooo:rsid="00549374" style:font-style-asian="italic" style:font-weight-asian="normal" style:font-style-complex="italic" style:font-weight-complex="normal"/>
    </style:style>
    <style:style style:name="T354" style:family="text">
      <style:text-properties style:text-position="0% 100%" fo:font-style="italic" fo:font-weight="normal" officeooo:rsid="0236372c" style:font-style-asian="italic" style:font-weight-asian="normal" style:font-style-complex="italic" style:font-weight-complex="normal"/>
    </style:style>
    <style:style style:name="T355" style:family="text">
      <style:text-properties style:text-position="0% 100%" fo:font-style="italic" fo:font-weight="normal" officeooo:rsid="02eb6d84" style:font-style-asian="italic" style:font-weight-asian="normal" style:font-style-complex="italic" style:font-weight-complex="normal"/>
    </style:style>
    <style:style style:name="T356" style:family="text">
      <style:text-properties style:text-position="0% 100%" fo:font-style="italic" fo:font-weight="normal" officeooo:rsid="02961193" style:font-style-asian="italic" style:font-weight-asian="normal" style:font-style-complex="italic" style:font-weight-complex="normal"/>
    </style:style>
    <style:style style:name="T357" style:family="text">
      <style:text-properties style:text-position="0% 100%" fo:font-style="italic" fo:font-weight="normal" officeooo:rsid="0296f83c" style:font-style-asian="italic" style:font-weight-asian="normal" style:font-style-complex="italic" style:font-weight-complex="normal"/>
    </style:style>
    <style:style style:name="T358" style:family="text">
      <style:text-properties style:text-position="0% 100%" fo:font-style="italic" fo:font-weight="normal" officeooo:rsid="02aaaf80" style:font-style-asian="italic" style:font-weight-asian="normal" style:font-style-complex="italic" style:font-weight-complex="normal"/>
    </style:style>
    <style:style style:name="T359" style:family="text">
      <style:text-properties style:text-position="0% 100%" fo:font-style="italic" fo:font-weight="normal" officeooo:rsid="02ac21d9" style:font-style-asian="italic" style:font-weight-asian="normal" style:font-style-complex="italic" style:font-weight-complex="normal"/>
    </style:style>
    <style:style style:name="T360" style:family="text">
      <style:text-properties style:text-position="0% 100%" fo:font-style="italic" fo:font-weight="normal" officeooo:rsid="02c5983d" style:font-style-asian="italic" style:font-weight-asian="normal" style:font-style-complex="italic" style:font-weight-complex="normal"/>
    </style:style>
    <style:style style:name="T361" style:family="text">
      <style:text-properties style:text-position="0% 100%" fo:font-style="italic" fo:font-weight="normal" officeooo:rsid="039f6586" style:font-style-asian="italic" style:font-weight-asian="normal" style:font-style-complex="italic" style:font-weight-complex="normal"/>
    </style:style>
    <style:style style:name="T362" style:family="text">
      <style:text-properties style:text-position="0% 100%" fo:font-style="italic" fo:font-weight="normal" officeooo:rsid="03b93485" style:font-style-asian="italic" style:font-weight-asian="normal" style:font-style-complex="italic" style:font-weight-complex="normal"/>
    </style:style>
    <style:style style:name="T363" style:family="text">
      <style:text-properties style:text-position="0% 100%" fo:font-style="italic" fo:font-weight="normal" officeooo:rsid="0324587b" style:font-style-asian="italic" style:font-weight-asian="normal" style:font-style-complex="italic" style:font-weight-complex="normal"/>
    </style:style>
    <style:style style:name="T364" style:family="text">
      <style:text-properties style:text-position="0% 100%" fo:font-style="italic" fo:font-weight="normal" officeooo:rsid="052ece28" style:font-style-asian="italic" style:font-weight-asian="normal" style:font-style-complex="italic" style:font-weight-complex="normal"/>
    </style:style>
    <style:style style:name="T365" style:family="text">
      <style:text-properties style:text-position="0% 100%" fo:font-style="italic" fo:font-weight="normal" officeooo:rsid="052d6ff1" style:font-style-asian="italic" style:font-weight-asian="normal" style:font-style-complex="italic" style:font-weight-complex="normal"/>
    </style:style>
    <style:style style:name="T366" style:family="text">
      <style:text-properties style:text-position="0% 100%" fo:font-style="italic" fo:font-weight="normal" officeooo:rsid="056a6160" style:font-style-asian="italic" style:font-weight-asian="normal" style:font-style-complex="italic" style:font-weight-complex="normal"/>
    </style:style>
    <style:style style:name="T367" style:family="text">
      <style:text-properties style:text-position="0% 100%" fo:font-style="italic" fo:font-weight="normal" officeooo:rsid="06dc158e" style:font-style-asian="italic" style:font-weight-asian="normal" style:font-style-complex="italic" style:font-weight-complex="normal"/>
    </style:style>
    <style:style style:name="T368" style:family="text">
      <style:text-properties style:text-position="0% 100%" fo:font-style="italic" fo:font-weight="normal" officeooo:rsid="06ddf573" style:font-style-asian="italic" style:font-weight-asian="normal" style:font-style-complex="italic" style:font-weight-complex="normal"/>
    </style:style>
    <style:style style:name="T369" style:family="text">
      <style:text-properties style:text-position="0% 100%" fo:font-style="italic" fo:font-weight="normal" officeooo:rsid="03c01626" style:font-style-asian="italic" style:font-weight-asian="normal" style:font-style-complex="italic" style:font-weight-complex="normal"/>
    </style:style>
    <style:style style:name="T370" style:family="text">
      <style:text-properties style:text-position="0% 100%" fo:font-style="italic" fo:font-weight="normal" style:font-size-asian="10.5pt" style:font-style-asian="italic" style:font-weight-asian="normal" style:font-style-complex="italic" style:font-weight-complex="normal"/>
    </style:style>
    <style:style style:name="T371"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2"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73" style:family="text">
      <style:text-properties style:text-position="0% 100%" fo:font-style="italic" fo:font-weight="normal" officeooo:rsid="05a03fe1" style:font-size-asian="10.5pt" style:font-style-asian="italic" style:font-weight-asian="normal" style:font-style-complex="italic" style:font-weight-complex="normal"/>
    </style:style>
    <style:style style:name="T374"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75"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76" style:family="text">
      <style:text-properties style:text-position="0% 100%" fo:font-style="italic" style:text-underline-style="none" fo:font-weight="normal" officeooo:rsid="03b93485" style:font-style-asian="italic" style:font-weight-asian="normal" style:font-style-complex="italic" style:font-weight-complex="normal"/>
    </style:style>
    <style:style style:name="T377"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78"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79"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87"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88" style:family="text">
      <style:text-properties style:text-position="0% 100%" fo:font-style="italic" style:text-underline-style="none" fo:font-weight="bold" style:font-style-asian="italic" style:font-weight-asian="bold" style:font-style-complex="italic" style:font-weight-complex="bold"/>
    </style:style>
    <style:style style:name="T389"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90"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1"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2"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393"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394"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395" style:family="text">
      <style:text-properties style:text-position="0% 100%" fo:font-style="italic" officeooo:rsid="00537c64" style:font-style-asian="italic" style:font-style-complex="italic"/>
    </style:style>
    <style:style style:name="T396" style:family="text">
      <style:text-properties style:text-position="0% 100%" fo:font-style="italic" officeooo:rsid="00549374" style:font-style-asian="italic" style:font-style-complex="italic"/>
    </style:style>
    <style:style style:name="T397" style:family="text">
      <style:text-properties style:text-position="0% 100%" fo:font-style="italic" officeooo:rsid="04293679" style:font-style-asian="italic" style:font-style-complex="italic"/>
    </style:style>
    <style:style style:name="T398" style:family="text">
      <style:text-properties style:text-position="0% 100%" fo:font-style="italic" officeooo:rsid="047b82ff" style:font-style-asian="italic" style:font-style-complex="italic"/>
    </style:style>
    <style:style style:name="T399" style:family="text">
      <style:text-properties style:text-position="0% 100%" fo:font-style="italic" officeooo:rsid="05266786" style:font-style-asian="italic" style:font-style-complex="italic"/>
    </style:style>
    <style:style style:name="T400" style:family="text">
      <style:text-properties style:text-position="0% 100%" fo:font-style="italic" officeooo:rsid="052d6ff1" style:font-style-asian="italic" style:font-style-complex="italic"/>
    </style:style>
    <style:style style:name="T401" style:family="text">
      <style:text-properties style:text-position="0% 100%" fo:font-style="italic" officeooo:rsid="05697bf1" style:font-style-asian="italic" style:font-style-complex="italic"/>
    </style:style>
    <style:style style:name="T402" style:family="text">
      <style:text-properties style:text-position="0% 100%" fo:font-style="italic" officeooo:rsid="05d936a4" style:font-style-asian="italic" style:font-style-complex="italic"/>
    </style:style>
    <style:style style:name="T403" style:family="text">
      <style:text-properties style:text-position="0% 100%" fo:font-style="italic" fo:font-weight="bold" officeooo:rsid="02ea1bbc" style:font-style-asian="italic" style:font-weight-asian="bold" style:font-style-complex="italic" style:font-weight-complex="bold"/>
    </style:style>
    <style:style style:name="T404" style:family="text">
      <style:text-properties style:text-position="0% 100%" fo:font-style="italic" fo:font-weight="bold" officeooo:rsid="051089e8" style:font-style-asian="italic" style:font-weight-asian="bold" style:font-style-complex="italic" style:font-weight-complex="bold"/>
    </style:style>
    <style:style style:name="T405" style:family="text">
      <style:text-properties style:text-position="0% 100%" fo:font-style="italic" fo:font-weight="bold" officeooo:rsid="010b2a23" style:font-style-asian="italic" style:font-weight-asian="bold" style:font-style-complex="italic" style:font-weight-complex="bold"/>
    </style:style>
    <style:style style:name="T406" style:family="text">
      <style:text-properties style:text-position="0% 100%" fo:font-style="italic" fo:font-weight="bold" officeooo:rsid="052901b2" style:font-style-asian="italic" style:font-weight-asian="bold" style:font-style-complex="italic" style:font-weight-complex="bold"/>
    </style:style>
    <style:style style:name="T407" style:family="text">
      <style:text-properties style:text-position="0% 100%" fo:font-style="italic" fo:font-weight="bold" officeooo:rsid="01a57baf" style:font-style-asian="italic" style:font-weight-asian="bold" style:font-style-complex="italic" style:font-weight-complex="bold"/>
    </style:style>
    <style:style style:name="T408" style:family="text">
      <style:text-properties style:text-position="0% 100%" fo:font-style="italic" fo:font-weight="bold" officeooo:rsid="06288a0b" style:font-style-asian="italic" style:font-weight-asian="bold" style:font-style-complex="italic" style:font-weight-complex="bold"/>
    </style:style>
    <style:style style:name="T409" style:family="text">
      <style:text-properties style:text-position="0% 100%" fo:font-style="italic" fo:font-weight="bold" officeooo:rsid="06291e2c" style:font-style-asian="italic" style:font-weight-asian="bold" style:font-style-complex="italic" style:font-weight-complex="bold"/>
    </style:style>
    <style:style style:name="T410" style:family="text">
      <style:text-properties style:text-position="0% 100%" fo:font-style="italic" fo:font-weight="bold" officeooo:rsid="05e12cf8" style:font-style-asian="italic" style:font-weight-asian="bold" style:font-style-complex="italic" style:font-weight-complex="bold"/>
    </style:style>
    <style:style style:name="T411" style:family="text">
      <style:text-properties style:text-position="0% 100%" fo:font-style="italic" fo:font-weight="bold" officeooo:rsid="03f4fd97" style:font-style-asian="italic" style:font-weight-asian="bold" style:font-style-complex="italic" style:font-weight-complex="bold"/>
    </style:style>
    <style:style style:name="T412"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13"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14"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15"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16"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17"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18"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19"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23"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24"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25"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26"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27"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28"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29"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30"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35"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36"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37"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38"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39"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40"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1"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2"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43"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4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45"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46"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47"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48"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49"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50"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1"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1"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2"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73"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74" style:family="text">
      <style:text-properties style:text-position="0% 100%" fo:font-weight="normal" officeooo:rsid="0387de0e" style:font-weight-asian="normal" style:font-weight-complex="normal"/>
    </style:style>
    <style:style style:name="T475" style:family="text">
      <style:text-properties style:text-position="0% 100%" officeooo:rsid="0404ca06"/>
    </style:style>
    <style:style style:name="T476" style:family="text">
      <style:text-properties style:text-position="0% 100%" officeooo:rsid="0404d3f9"/>
    </style:style>
    <style:style style:name="T477" style:family="text">
      <style:text-properties style:text-position="0% 100%" officeooo:rsid="04065142"/>
    </style:style>
    <style:style style:name="T478" style:family="text">
      <style:text-properties style:text-position="0% 100%" officeooo:rsid="040f905c"/>
    </style:style>
    <style:style style:name="T479" style:family="text">
      <style:text-properties style:text-position="0% 100%" officeooo:rsid="0410ea88"/>
    </style:style>
    <style:style style:name="T480" style:family="text">
      <style:text-properties style:text-position="0% 100%" officeooo:rsid="0411f5f1"/>
    </style:style>
    <style:style style:name="T481" style:family="text">
      <style:text-properties style:text-position="0% 100%" officeooo:rsid="0453e60f"/>
    </style:style>
    <style:style style:name="T482" style:family="text">
      <style:text-properties style:text-position="0% 100%" officeooo:rsid="04588176"/>
    </style:style>
    <style:style style:name="T483" style:family="text">
      <style:text-properties style:text-position="0% 100%" officeooo:rsid="045ad6f3"/>
    </style:style>
    <style:style style:name="T484" style:family="text">
      <style:text-properties style:text-position="0% 100%" officeooo:rsid="045bfa5a"/>
    </style:style>
    <style:style style:name="T485" style:family="text">
      <style:text-properties style:text-position="0% 100%" officeooo:rsid="047b82ff"/>
    </style:style>
    <style:style style:name="T486" style:family="text">
      <style:text-properties style:text-position="0% 100%" officeooo:rsid="051089e8"/>
    </style:style>
    <style:style style:name="T487" style:family="text">
      <style:text-properties style:text-position="0% 100%" fo:font-weight="bold" officeooo:rsid="0158218b" style:font-weight-asian="bold" style:font-weight-complex="bold"/>
    </style:style>
    <style:style style:name="T488" style:family="text">
      <style:text-properties style:text-position="0% 100%" fo:font-weight="bold" officeooo:rsid="052a319e" style:font-weight-asian="bold" style:font-weight-complex="bold"/>
    </style:style>
    <style:style style:name="T489" style:family="text">
      <style:text-properties style:text-position="0% 100%" officeooo:rsid="0650c91f"/>
    </style:style>
    <style:style style:name="T490"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1"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2"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3"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494" style:family="text">
      <style:text-properties style:text-position="super 58%" fo:font-style="italic" fo:font-weight="normal" officeooo:rsid="00bf02aa" style:font-style-asian="italic" style:font-weight-asian="normal" style:font-style-complex="italic" style:font-weight-complex="normal"/>
    </style:style>
    <style:style style:name="T495" style:family="text">
      <style:text-properties style:text-position="super 58%" fo:font-style="italic" fo:font-weight="normal" officeooo:rsid="03c01626" style:font-style-asian="italic" style:font-weight-asian="normal" style:font-style-complex="italic" style:font-weight-complex="normal"/>
    </style:style>
    <style:style style:name="T496" style:family="text">
      <style:text-properties style:text-position="super 58%" fo:font-style="italic" style:font-style-asian="italic" style:font-style-complex="italic"/>
    </style:style>
    <style:style style:name="T497" style:family="text">
      <style:text-properties style:text-position="super 58%" fo:font-style="italic" fo:font-weight="bold" officeooo:rsid="0207f28c" style:font-style-asian="italic" style:font-weight-asian="bold" style:font-style-complex="italic" style:font-weight-complex="bold"/>
    </style:style>
    <style:style style:name="T498" style:family="text">
      <style:text-properties style:text-position="super 58%" fo:font-style="italic" fo:font-weight="bold" officeooo:rsid="05601dd4" style:font-style-asian="italic" style:font-weight-asian="bold" style:font-style-complex="italic" style:font-weight-complex="bold"/>
    </style:style>
    <style:style style:name="T499" style:family="text">
      <style:text-properties style:text-position="super 58%" fo:font-style="italic" fo:font-weight="bold" officeooo:rsid="014c41e1" style:font-style-asian="italic" style:font-weight-asian="bold" style:font-style-complex="italic" style:font-weight-complex="bold"/>
    </style:style>
    <style:style style:name="T500" style:family="text">
      <style:text-properties style:text-position="super 58%" fo:font-style="italic" fo:font-weight="bold" officeooo:rsid="03c01626" style:font-style-asian="italic" style:font-weight-asian="bold" style:font-style-complex="italic" style:font-weight-complex="bold"/>
    </style:style>
    <style:style style:name="T501"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02" style:family="text">
      <style:text-properties style:text-position="super 58%" fo:font-style="normal" fo:font-weight="normal" officeooo:rsid="02961193" style:font-style-asian="normal" style:font-weight-asian="normal" style:font-style-complex="normal" style:font-weight-complex="normal"/>
    </style:style>
    <style:style style:name="T503" style:family="text">
      <style:text-properties style:text-position="super 58%" fo:font-style="normal" fo:font-weight="normal" officeooo:rsid="03d57621" style:font-style-asian="normal" style:font-weight-asian="normal" style:font-style-complex="normal" style:font-weight-complex="normal"/>
    </style:style>
    <style:style style:name="T504" style:family="text">
      <style:text-properties style:text-position="super 58%" fo:font-style="normal" fo:font-weight="normal" officeooo:rsid="057bda94" style:font-style-asian="normal" style:font-weight-asian="normal" style:font-style-complex="normal" style:font-weight-complex="normal"/>
    </style:style>
    <style:style style:name="T505" style:family="text">
      <style:text-properties style:text-position="super 58%" fo:font-style="normal" fo:font-weight="normal" style:font-size-asian="10.5pt" style:font-style-asian="normal" style:font-weight-asian="normal" style:font-style-complex="normal" style:font-weight-complex="normal"/>
    </style:style>
    <style:style style:name="T506" style:family="text">
      <style:text-properties style:text-position="super 58%" fo:font-style="normal" fo:font-weight="bold" style:font-style-asian="normal" style:font-weight-asian="bold" style:font-style-complex="normal" style:font-weight-complex="bold"/>
    </style:style>
    <style:style style:name="T507" style:family="text">
      <style:text-properties style:text-position="super 58%" fo:font-style="normal" style:text-underline-style="none" officeooo:rsid="04ec70cc" style:font-style-asian="normal" style:font-style-complex="normal"/>
    </style:style>
    <style:style style:name="T508" style:family="text">
      <style:text-properties style:text-position="super 58%" fo:font-style="normal" style:text-underline-style="none" fo:font-weight="bold" style:font-style-asian="normal" style:font-weight-asian="bold" style:font-style-complex="normal" style:font-weight-complex="bold"/>
    </style:style>
    <style:style style:name="T509" style:family="text">
      <style:text-properties style:text-position="super 58%" fo:font-style="normal" officeooo:rsid="045bfa5a" style:font-style-asian="normal" style:font-style-complex="normal"/>
    </style:style>
    <style:style style:name="T510" style:family="text">
      <style:text-properties style:text-position="super 58%" fo:font-style="normal" officeooo:rsid="05697bf1" style:font-style-asian="normal" style:font-style-complex="normal"/>
    </style:style>
    <style:style style:name="T511"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12" style:family="text">
      <style:text-properties style:text-position="super 58%" fo:font-size="12pt" fo:font-style="italic" officeooo:rsid="0236372c" style:font-size-asian="12pt" style:font-style-asian="italic" style:font-size-complex="12pt" style:font-style-complex="italic"/>
    </style:style>
    <style:style style:name="T513" style:family="text">
      <style:text-properties style:text-position="super 58%" fo:font-weight="normal" style:font-weight-asian="normal" style:font-weight-complex="normal"/>
    </style:style>
    <style:style style:name="T514" style:family="text">
      <style:text-properties style:text-position="super 58%" fo:font-weight="normal" officeooo:rsid="063cad18" style:font-weight-asian="normal" style:font-weight-complex="normal"/>
    </style:style>
    <style:style style:name="T515" style:family="text">
      <style:text-properties style:text-position="super 58%" officeooo:rsid="045ad6f3"/>
    </style:style>
    <style:style style:name="T516"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17" style:family="text">
      <style:text-properties style:text-position="sub 58%" fo:font-style="italic" officeooo:rsid="05266786" style:font-style-asian="italic" style:font-style-complex="italic"/>
    </style:style>
    <style:style style:name="T518" style:family="text">
      <style:text-properties style:text-position="sub 58%" fo:font-style="italic" fo:font-weight="bold" officeooo:rsid="02ebd240" style:font-style-asian="italic" style:font-weight-asian="bold" style:font-style-complex="italic" style:font-weight-complex="bold"/>
    </style:style>
    <style:style style:name="T519" style:family="text">
      <style:text-properties style:text-position="sub 58%" fo:font-style="italic" fo:font-weight="bold" officeooo:rsid="014f00e5" style:font-style-asian="italic" style:font-weight-asian="bold" style:font-style-complex="italic" style:font-weight-complex="bold"/>
    </style:style>
    <style:style style:name="T520"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21"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22"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23" style:family="text">
      <style:text-properties style:text-position="sub 58%" fo:font-style="italic" style:text-underline-style="none" fo:font-weight="bold" style:font-style-asian="italic" style:font-weight-asian="bold" style:font-style-complex="italic" style:font-weight-complex="bold"/>
    </style:style>
    <style:style style:name="T524"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25"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26"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27"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28" style:family="text">
      <style:text-properties style:text-position="sub 58%" fo:font-style="italic" style:text-underline-style="none" officeooo:rsid="028b6175" style:font-style-asian="italic" style:font-style-complex="italic"/>
    </style:style>
    <style:style style:name="T529" style:family="text">
      <style:text-properties style:text-position="sub 58%" fo:font-weight="bold" officeooo:rsid="0158218b" style:font-weight-asian="bold" style:font-weight-complex="bold"/>
    </style:style>
    <style:style style:name="T530"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31" style:family="text">
      <style:text-properties fo:font-style="italic" style:font-style-asian="italic" style:font-style-complex="italic"/>
    </style:style>
    <style:style style:name="T532" style:family="text">
      <style:text-properties fo:font-style="italic" officeooo:rsid="00549374" style:font-style-asian="italic" style:font-style-complex="italic"/>
    </style:style>
    <style:style style:name="T533" style:family="text">
      <style:text-properties fo:font-style="italic" officeooo:rsid="03f4fd97" style:font-style-asian="italic" style:font-style-complex="italic"/>
    </style:style>
    <style:style style:name="T534" style:family="text">
      <style:text-properties fo:font-style="italic" officeooo:rsid="052a319e" style:font-style-asian="italic" style:font-style-complex="italic"/>
    </style:style>
    <style:style style:name="T535" style:family="text">
      <style:text-properties fo:font-style="italic" officeooo:rsid="052ece28" style:font-style-asian="italic" style:font-style-complex="italic"/>
    </style:style>
    <style:style style:name="T536" style:family="text">
      <style:text-properties fo:font-style="italic" officeooo:rsid="04c446f1" style:font-style-asian="italic" style:font-style-complex="italic"/>
    </style:style>
    <style:style style:name="T537" style:family="text">
      <style:text-properties fo:font-style="italic" officeooo:rsid="0562767c" style:font-style-asian="italic" style:font-style-complex="italic"/>
    </style:style>
    <style:style style:name="T538" style:family="text">
      <style:text-properties fo:font-style="italic" officeooo:rsid="05697bf1" style:font-style-asian="italic" style:font-style-complex="italic"/>
    </style:style>
    <style:style style:name="T539" style:family="text">
      <style:text-properties fo:font-style="italic" officeooo:rsid="05df95b0" style:font-style-asian="italic" style:font-style-complex="italic"/>
    </style:style>
    <style:style style:name="T540" style:family="text">
      <style:text-properties fo:font-style="italic" officeooo:rsid="05e12cf8" style:font-style-asian="italic" style:font-style-complex="italic"/>
    </style:style>
    <style:style style:name="T541" style:family="text">
      <style:text-properties fo:font-style="italic" fo:font-weight="normal" officeooo:rsid="05ec24ca" style:font-style-asian="italic" style:font-weight-asian="normal" style:font-style-complex="italic" style:font-weight-complex="normal"/>
    </style:style>
    <style:style style:name="T542" style:family="text">
      <style:text-properties fo:font-style="italic" fo:font-weight="normal" officeooo:rsid="063cad18" style:font-style-asian="italic" style:font-weight-asian="normal" style:font-style-complex="italic" style:font-weight-complex="normal"/>
    </style:style>
    <style:style style:name="T543" style:family="text">
      <style:text-properties fo:font-style="italic" style:text-underline-style="none" officeooo:rsid="028b6175" style:font-style-asian="italic" style:font-style-complex="italic"/>
    </style:style>
    <style:style style:name="T544" style:family="text">
      <style:text-properties fo:font-style="italic" style:text-underline-style="none" officeooo:rsid="052d6ff1" style:font-style-asian="italic" style:font-style-complex="italic"/>
    </style:style>
    <style:style style:name="T545" style:family="text">
      <style:text-properties fo:font-style="italic" style:text-underline-style="none" officeooo:rsid="05df95b0" style:font-style-asian="italic" style:font-style-complex="italic"/>
    </style:style>
    <style:style style:name="T546" style:family="text">
      <style:text-properties fo:font-style="italic" style:text-underline-style="none" officeooo:rsid="052ece28" style:font-style-asian="italic" style:font-style-complex="italic"/>
    </style:style>
    <style:style style:name="T547" style:family="text">
      <style:text-properties fo:font-style="italic" style:text-underline-style="none" officeooo:rsid="00549374" style:font-style-asian="italic" style:font-style-complex="italic"/>
    </style:style>
    <style:style style:name="T548" style:family="text">
      <style:text-properties fo:font-style="italic" style:text-underline-style="none" officeooo:rsid="0673e656" style:font-style-asian="italic" style:font-style-complex="italic"/>
    </style:style>
    <style:style style:name="T549" style:family="text">
      <style:text-properties fo:font-style="italic" style:text-underline-style="none" officeooo:rsid="06872a53" style:font-style-asian="italic" style:font-style-complex="italic"/>
    </style:style>
    <style:style style:name="T550" style:family="text">
      <style:text-properties fo:font-style="italic" style:text-underline-style="none" officeooo:rsid="069ed7c9" style:font-style-asian="italic" style:font-style-complex="italic"/>
    </style:style>
    <style:style style:name="T551" style:family="text">
      <style:text-properties fo:font-style="italic" style:text-underline-style="none" fo:font-weight="normal" officeooo:rsid="052d6ff1" style:font-style-asian="italic" style:font-weight-asian="normal" style:font-style-complex="italic" style:font-weight-complex="normal"/>
    </style:style>
    <style:style style:name="T552" style:family="text">
      <style:text-properties fo:font-style="italic" style:text-underline-style="none" fo:font-weight="bold" officeooo:rsid="028b6175" style:font-style-asian="italic" style:font-weight-asian="bold" style:font-style-complex="italic" style:font-weight-complex="bold"/>
    </style:style>
    <style:style style:name="T553" style:family="text">
      <style:text-properties fo:font-style="italic" style:text-underline-style="none" fo:font-weight="bold" officeooo:rsid="052d6ff1" style:font-style-asian="italic" style:font-weight-asian="bold" style:font-style-complex="italic" style:font-weight-complex="bold"/>
    </style:style>
    <style:style style:name="T554" style:family="text">
      <style:text-properties fo:font-style="italic" style:text-underline-style="none" fo:font-weight="bold" officeooo:rsid="014f00e5" style:font-style-asian="italic" style:font-weight-asian="bold" style:font-style-complex="italic" style:font-weight-complex="bold"/>
    </style:style>
    <style:style style:name="T555" style:family="text">
      <style:text-properties fo:font-style="italic" style:text-underline-style="none" fo:font-weight="bold" officeooo:rsid="06751b7b" style:font-style-asian="italic" style:font-weight-asian="bold" style:font-style-complex="italic" style:font-weight-complex="bold"/>
    </style:style>
    <style:style style:name="T556" style:family="text">
      <style:text-properties fo:font-style="italic" style:text-underline-style="none" fo:font-weight="bold" officeooo:rsid="069ed7c9" style:font-style-asian="italic" style:font-weight-asian="bold" style:font-style-complex="italic" style:font-weight-complex="bold"/>
    </style:style>
    <style:style style:name="T557" style:family="text">
      <style:text-properties fo:font-style="italic" style:text-underline-style="none" fo:font-weight="bold" officeooo:rsid="069fce18" style:font-style-asian="italic" style:font-weight-asian="bold" style:font-style-complex="italic" style:font-weight-complex="bold"/>
    </style:style>
    <style:style style:name="T558" style:family="text">
      <style:text-properties fo:font-style="italic" style:font-size-asian="10.5pt" style:font-style-asian="italic" style:font-style-complex="italic"/>
    </style:style>
    <style:style style:name="T559" style:family="text">
      <style:text-properties fo:font-style="italic" officeooo:rsid="038c72a4" style:font-size-asian="10.5pt" style:font-style-asian="italic" style:font-style-complex="italic"/>
    </style:style>
    <style:style style:name="T560" style:family="text">
      <style:text-properties fo:font-style="italic" fo:font-weight="bold" officeooo:rsid="014f00e5" style:font-style-asian="italic" style:font-weight-asian="bold" style:font-style-complex="italic" style:font-weight-complex="bold"/>
    </style:style>
    <style:style style:name="T561" style:family="text">
      <style:text-properties fo:font-style="italic" fo:font-weight="bold" officeooo:rsid="052ece28" style:font-style-asian="italic" style:font-weight-asian="bold" style:font-style-complex="italic" style:font-weight-complex="bold"/>
    </style:style>
    <style:style style:name="T562" style:family="text">
      <style:text-properties fo:font-style="normal" style:font-style-asian="normal" style:font-style-complex="normal"/>
    </style:style>
    <style:style style:name="T563" style:family="text">
      <style:text-properties fo:font-style="normal" officeooo:rsid="008afe22" style:font-style-asian="normal" style:font-style-complex="normal"/>
    </style:style>
    <style:style style:name="T564" style:family="text">
      <style:text-properties fo:font-style="normal" officeooo:rsid="03c037d3" style:font-style-asian="normal" style:font-style-complex="normal"/>
    </style:style>
    <style:style style:name="T565" style:family="text">
      <style:text-properties fo:font-style="normal" officeooo:rsid="03c1704d" style:font-style-asian="normal" style:font-style-complex="normal"/>
    </style:style>
    <style:style style:name="T566" style:family="text">
      <style:text-properties fo:font-style="normal" officeooo:rsid="03c21168" style:font-style-asian="normal" style:font-style-complex="normal"/>
    </style:style>
    <style:style style:name="T567" style:family="text">
      <style:text-properties fo:font-style="normal" officeooo:rsid="04665e60" style:font-style-asian="normal" style:font-style-complex="normal"/>
    </style:style>
    <style:style style:name="T568" style:family="text">
      <style:text-properties fo:font-style="normal" officeooo:rsid="046a24cb" style:font-style-asian="normal" style:font-style-complex="normal"/>
    </style:style>
    <style:style style:name="T569" style:family="text">
      <style:text-properties fo:font-style="normal" officeooo:rsid="046e055d" style:font-style-asian="normal" style:font-style-complex="normal"/>
    </style:style>
    <style:style style:name="T570" style:family="text">
      <style:text-properties fo:font-style="normal" officeooo:rsid="0471b149" style:font-style-asian="normal" style:font-style-complex="normal"/>
    </style:style>
    <style:style style:name="T571" style:family="text">
      <style:text-properties fo:font-style="normal" officeooo:rsid="0477aa00" style:font-style-asian="normal" style:font-style-complex="normal"/>
    </style:style>
    <style:style style:name="T572" style:family="text">
      <style:text-properties fo:font-style="normal" officeooo:rsid="052539bf" style:font-style-asian="normal" style:font-style-complex="normal"/>
    </style:style>
    <style:style style:name="T573" style:family="text">
      <style:text-properties fo:font-style="normal" officeooo:rsid="05266786" style:font-style-asian="normal" style:font-style-complex="normal"/>
    </style:style>
    <style:style style:name="T574" style:family="text">
      <style:text-properties fo:font-style="normal" officeooo:rsid="053b7d7b" style:font-style-asian="normal" style:font-style-complex="normal"/>
    </style:style>
    <style:style style:name="T575" style:family="text">
      <style:text-properties fo:font-style="normal" officeooo:rsid="0587ba0f" style:font-style-asian="normal" style:font-style-complex="normal"/>
    </style:style>
    <style:style style:name="T576" style:family="text">
      <style:text-properties fo:font-style="normal" officeooo:rsid="065429e2" style:font-style-asian="normal" style:font-style-complex="normal"/>
    </style:style>
    <style:style style:name="T577" style:family="text">
      <style:text-properties fo:font-style="normal" officeooo:rsid="06f42ce6" style:font-style-asian="normal" style:font-style-complex="normal"/>
    </style:style>
    <style:style style:name="T578" style:family="text">
      <style:text-properties fo:font-style="normal" officeooo:rsid="052a319e" style:font-style-asian="normal" style:font-style-complex="normal"/>
    </style:style>
    <style:style style:name="T579" style:family="text">
      <style:text-properties officeooo:rsid="01c67e36"/>
    </style:style>
    <style:style style:name="T580" style:family="text">
      <style:text-properties officeooo:rsid="00537c64"/>
    </style:style>
    <style:style style:name="T581" style:family="text">
      <style:text-properties officeooo:rsid="01d20980"/>
    </style:style>
    <style:style style:name="T582" style:family="text">
      <style:text-properties officeooo:rsid="014c41e1"/>
    </style:style>
    <style:style style:name="T583" style:family="text">
      <style:text-properties fo:font-weight="normal" style:font-weight-asian="normal" style:font-weight-complex="normal"/>
    </style:style>
    <style:style style:name="T584" style:family="text">
      <style:text-properties fo:font-weight="normal" officeooo:rsid="03c6e9b3" style:font-weight-asian="normal" style:font-weight-complex="normal"/>
    </style:style>
    <style:style style:name="T585" style:family="text">
      <style:text-properties fo:font-weight="normal" officeooo:rsid="03ca1a90" style:font-weight-asian="normal" style:font-weight-complex="normal"/>
    </style:style>
    <style:style style:name="T586" style:family="text">
      <style:text-properties fo:font-weight="normal" officeooo:rsid="056f4ca9" style:font-weight-asian="normal" style:font-weight-complex="normal"/>
    </style:style>
    <style:style style:name="T587" style:family="text">
      <style:text-properties fo:font-weight="normal" officeooo:rsid="05ec24ca" style:font-weight-asian="normal" style:font-weight-complex="normal"/>
    </style:style>
    <style:style style:name="T588" style:family="text">
      <style:text-properties fo:font-weight="normal" officeooo:rsid="05ebb2f6" style:font-weight-asian="normal" style:font-weight-complex="normal"/>
    </style:style>
    <style:style style:name="T589" style:family="text">
      <style:text-properties fo:font-weight="normal" officeooo:rsid="056e53e6" style:font-weight-asian="normal" style:font-weight-complex="normal"/>
    </style:style>
    <style:style style:name="T590" style:family="text">
      <style:text-properties fo:font-weight="normal" officeooo:rsid="063bab6a" style:font-weight-asian="normal" style:font-weight-complex="normal"/>
    </style:style>
    <style:style style:name="T591" style:family="text">
      <style:text-properties fo:font-weight="normal" officeooo:rsid="05f0aac5" style:font-weight-asian="normal" style:font-weight-complex="normal"/>
    </style:style>
    <style:style style:name="T592" style:family="text">
      <style:text-properties fo:font-weight="normal" officeooo:rsid="063cad18" style:font-weight-asian="normal" style:font-weight-complex="normal"/>
    </style:style>
    <style:style style:name="T593" style:family="text">
      <style:text-properties fo:font-weight="normal" officeooo:rsid="063eaa95" style:font-weight-asian="normal" style:font-weight-complex="normal"/>
    </style:style>
    <style:style style:name="T594" style:family="text">
      <style:text-properties fo:font-weight="normal" officeooo:rsid="0657ac4f" style:font-weight-asian="normal" style:font-weight-complex="normal"/>
    </style:style>
    <style:style style:name="T595" style:family="text">
      <style:text-properties fo:font-weight="normal" officeooo:rsid="0657e604" style:font-weight-asian="normal" style:font-weight-complex="normal"/>
    </style:style>
    <style:style style:name="T596" style:family="text">
      <style:text-properties fo:font-weight="normal" officeooo:rsid="06595555" style:font-weight-asian="normal" style:font-weight-complex="normal"/>
    </style:style>
    <style:style style:name="T597" style:family="text">
      <style:text-properties fo:font-weight="normal" officeooo:rsid="03decb37" style:font-weight-asian="normal" style:font-weight-complex="normal"/>
    </style:style>
    <style:style style:name="T598" style:family="text">
      <style:text-properties officeooo:rsid="02372349"/>
    </style:style>
    <style:style style:name="T599" style:family="text">
      <style:text-properties officeooo:rsid="02377d85"/>
    </style:style>
    <style:style style:name="T600" style:family="text">
      <style:text-properties officeooo:rsid="0275a901"/>
    </style:style>
    <style:style style:name="T601" style:family="text">
      <style:text-properties officeooo:rsid="027f0805"/>
    </style:style>
    <style:style style:name="T602" style:family="text">
      <style:text-properties style:font-name="FreeSerif1" fo:font-size="13pt" officeooo:rsid="02863bea" style:font-size-asian="13pt" style:font-size-complex="13pt"/>
    </style:style>
    <style:style style:name="T603" style:family="text">
      <style:text-properties fo:font-weight="bold" style:font-weight-asian="bold" style:font-weight-complex="bold"/>
    </style:style>
    <style:style style:name="T604" style:family="text">
      <style:text-properties fo:font-weight="bold" officeooo:rsid="02f276ea" style:font-weight-asian="bold" style:font-weight-complex="bold"/>
    </style:style>
    <style:style style:name="T605" style:family="text">
      <style:text-properties fo:font-weight="bold" officeooo:rsid="0123ac42" style:font-weight-asian="bold" style:font-weight-complex="bold"/>
    </style:style>
    <style:style style:name="T606" style:family="text">
      <style:text-properties fo:font-weight="bold" officeooo:rsid="014f00e5" style:font-weight-asian="bold" style:font-weight-complex="bold"/>
    </style:style>
    <style:style style:name="T607" style:family="text">
      <style:text-properties fo:font-weight="bold" officeooo:rsid="068694f9" style:font-weight-asian="bold" style:font-weight-complex="bold"/>
    </style:style>
    <style:style style:name="T608" style:family="text">
      <style:text-properties fo:font-weight="bold" officeooo:rsid="014c41e1" style:font-weight-asian="bold" style:font-weight-complex="bold"/>
    </style:style>
    <style:style style:name="T609" style:family="text">
      <style:text-properties fo:font-size="12pt" officeooo:rsid="02372349" style:font-size-asian="12pt" style:font-size-complex="12pt"/>
    </style:style>
    <style:style style:name="T610" style:family="text">
      <style:text-properties fo:font-size="12pt" officeooo:rsid="0236372c" style:font-size-asian="12pt" style:font-size-complex="12pt"/>
    </style:style>
    <style:style style:name="T611" style:family="text">
      <style:text-properties fo:font-size="12pt" fo:font-style="italic" officeooo:rsid="0236372c" style:font-size-asian="12pt" style:font-style-asian="italic" style:font-size-complex="12pt" style:font-style-complex="italic"/>
    </style:style>
    <style:style style:name="T612" style:family="text">
      <style:text-properties officeooo:rsid="03a9dd79"/>
    </style:style>
    <style:style style:name="T613" style:family="text">
      <style:text-properties officeooo:rsid="03acbd46"/>
    </style:style>
    <style:style style:name="T614" style:family="text">
      <style:text-properties officeooo:rsid="03ad29ee"/>
    </style:style>
    <style:style style:name="T615" style:family="text">
      <style:text-properties officeooo:rsid="03b66403"/>
    </style:style>
    <style:style style:name="T616" style:family="text">
      <style:text-properties officeooo:rsid="03bb40d0"/>
    </style:style>
    <style:style style:name="T617" style:family="text">
      <style:text-properties officeooo:rsid="0130eb94"/>
    </style:style>
    <style:style style:name="T618" style:family="text">
      <style:text-properties officeooo:rsid="03c6e9b3"/>
    </style:style>
    <style:style style:name="T619" style:family="text">
      <style:text-properties officeooo:rsid="03cfb6cf"/>
    </style:style>
    <style:style style:name="T620" style:family="text">
      <style:text-properties officeooo:rsid="03d18780"/>
    </style:style>
    <style:style style:name="T621" style:family="text">
      <style:text-properties style:font-size-asian="10.5pt"/>
    </style:style>
    <style:style style:name="T622" style:family="text">
      <style:text-properties officeooo:rsid="0482225a" style:font-size-asian="10.5pt"/>
    </style:style>
    <style:style style:name="T623" style:family="text">
      <style:text-properties officeooo:rsid="0482e3a0" style:font-size-asian="10.5pt"/>
    </style:style>
    <style:style style:name="T624" style:family="text">
      <style:text-properties officeooo:rsid="0130eb94" style:font-size-asian="10.5pt"/>
    </style:style>
    <style:style style:name="T625" style:family="text">
      <style:text-properties officeooo:rsid="04b284c9" style:font-size-asian="10.5pt"/>
    </style:style>
    <style:style style:name="T626" style:family="text">
      <style:text-properties officeooo:rsid="04ae855f" style:font-size-asian="10.5pt"/>
    </style:style>
    <style:style style:name="T627" style:family="text">
      <style:text-properties officeooo:rsid="04b3004d" style:font-size-asian="10.5pt"/>
    </style:style>
    <style:style style:name="T628" style:family="text">
      <style:text-properties officeooo:rsid="04c446f1" style:font-size-asian="10.5pt"/>
    </style:style>
    <style:style style:name="T629" style:family="text">
      <style:text-properties officeooo:rsid="04c48cc8" style:font-size-asian="10.5pt"/>
    </style:style>
    <style:style style:name="T630" style:family="text">
      <style:text-properties officeooo:rsid="04c5c0c5" style:font-size-asian="10.5pt"/>
    </style:style>
    <style:style style:name="T631" style:family="text">
      <style:text-properties officeooo:rsid="0533202e" style:font-size-asian="10.5pt"/>
    </style:style>
    <style:style style:name="T632" style:family="text">
      <style:text-properties officeooo:rsid="038c72a4" style:font-size-asian="10.5pt"/>
    </style:style>
    <style:style style:name="T633" style:family="text">
      <style:text-properties officeooo:rsid="055eb2aa" style:font-size-asian="10.5pt"/>
    </style:style>
    <style:style style:name="T634" style:family="text">
      <style:text-properties officeooo:rsid="0560cdea" style:font-size-asian="10.5pt"/>
    </style:style>
    <style:style style:name="T635" style:family="text">
      <style:text-properties officeooo:rsid="04854d79" style:font-size-asian="10.5pt"/>
    </style:style>
    <style:style style:name="T636" style:family="text">
      <style:text-properties officeooo:rsid="0561ea28" style:font-size-asian="10.5pt"/>
    </style:style>
    <style:style style:name="T637" style:family="text">
      <style:text-properties officeooo:rsid="058ab2c1" style:font-size-asian="10.5pt"/>
    </style:style>
    <style:style style:name="T638" style:family="text">
      <style:text-properties officeooo:rsid="05a690e6" style:font-size-asian="10.5pt"/>
    </style:style>
    <style:style style:name="T639" style:family="text">
      <style:text-properties officeooo:rsid="062f9f7b" style:font-size-asian="10.5pt"/>
    </style:style>
    <style:style style:name="T640" style:family="text">
      <style:text-properties officeooo:rsid="063916e0" style:font-size-asian="10.5pt"/>
    </style:style>
    <style:style style:name="T641" style:family="text">
      <style:text-properties officeooo:rsid="066b99df" style:font-size-asian="10.5pt"/>
    </style:style>
    <style:style style:name="T642" style:family="text">
      <style:text-properties officeooo:rsid="07185e9b" style:font-size-asian="10.5pt"/>
    </style:style>
    <style:style style:name="T643" style:family="text">
      <style:text-properties officeooo:rsid="07190823" style:font-size-asian="10.5pt"/>
    </style:style>
    <style:style style:name="T644" style:family="text">
      <style:text-properties style:text-underline-style="none"/>
    </style:style>
    <style:style style:name="T645" style:family="text">
      <style:text-properties style:text-underline-style="none" officeooo:rsid="028b6175"/>
    </style:style>
    <style:style style:name="T646" style:family="text">
      <style:text-properties style:text-underline-style="none" officeooo:rsid="00a9d808"/>
    </style:style>
    <style:style style:name="T647" style:family="text">
      <style:text-properties style:text-underline-style="none" fo:font-weight="normal" style:font-weight-asian="normal" style:font-weight-complex="normal"/>
    </style:style>
    <style:style style:name="T648" style:family="text">
      <style:text-properties style:text-underline-style="none" fo:font-weight="normal" officeooo:rsid="03decb37" style:font-weight-asian="normal" style:font-weight-complex="normal"/>
    </style:style>
    <style:style style:name="T649" style:family="text">
      <style:text-properties style:text-underline-style="none" fo:font-weight="normal" officeooo:rsid="01ce9bd0" style:font-weight-asian="normal" style:font-weight-complex="normal"/>
    </style:style>
    <style:style style:name="T650" style:family="text">
      <style:text-properties style:text-underline-style="none" fo:font-weight="normal" officeooo:rsid="01d20980" style:font-weight-asian="normal" style:font-weight-complex="normal"/>
    </style:style>
    <style:style style:name="T651" style:family="text">
      <style:text-properties style:text-underline-style="none" fo:font-weight="normal" officeooo:rsid="01d63b28" style:font-weight-asian="normal" style:font-weight-complex="normal"/>
    </style:style>
    <style:style style:name="T652" style:family="text">
      <style:text-properties style:text-underline-style="none" fo:font-weight="normal" officeooo:rsid="0011a6eb" style:font-weight-asian="normal" style:font-weight-complex="normal"/>
    </style:style>
    <style:style style:name="T653" style:family="text">
      <style:text-properties style:text-underline-style="none" fo:font-weight="normal" officeooo:rsid="042793ff" style:font-weight-asian="normal" style:font-weight-complex="normal"/>
    </style:style>
    <style:style style:name="T654" style:family="text">
      <style:text-properties style:text-underline-style="none" fo:font-weight="normal" officeooo:rsid="065a6d1f" style:font-weight-asian="normal" style:font-weight-complex="normal"/>
    </style:style>
    <style:style style:name="T655" style:family="text">
      <style:text-properties style:text-underline-style="none" fo:font-weight="normal" officeooo:rsid="028b6175" style:font-weight-asian="normal" style:font-weight-complex="normal"/>
    </style:style>
    <style:style style:name="T656" style:family="text">
      <style:text-properties style:text-underline-style="none" fo:font-weight="normal" officeooo:rsid="00a9d808" style:font-weight-asian="normal" style:font-weight-complex="normal"/>
    </style:style>
    <style:style style:name="T657" style:family="text">
      <style:text-properties style:text-underline-style="none" fo:font-weight="normal" officeooo:rsid="06fd685a" style:font-weight-asian="normal" style:font-weight-complex="normal"/>
    </style:style>
    <style:style style:name="T658" style:family="text">
      <style:text-properties style:text-underline-style="none" officeooo:rsid="03e0a2c8"/>
    </style:style>
    <style:style style:name="T659" style:family="text">
      <style:text-properties style:text-underline-style="none" officeooo:rsid="03e22ddc"/>
    </style:style>
    <style:style style:name="T660" style:family="text">
      <style:text-properties style:text-underline-style="none" officeooo:rsid="038d99b6"/>
    </style:style>
    <style:style style:name="T661" style:family="text">
      <style:text-properties style:text-underline-style="none" officeooo:rsid="03f15371"/>
    </style:style>
    <style:style style:name="T662" style:family="text">
      <style:text-properties style:text-underline-style="none" officeooo:rsid="03f1ad01"/>
    </style:style>
    <style:style style:name="T663" style:family="text">
      <style:text-properties style:text-underline-style="none" officeooo:rsid="0480c2e7"/>
    </style:style>
    <style:style style:name="T664" style:family="text">
      <style:text-properties style:text-underline-style="none" officeooo:rsid="00537c64"/>
    </style:style>
    <style:style style:name="T665" style:family="text">
      <style:text-properties style:text-underline-style="none" officeooo:rsid="01c67e36"/>
    </style:style>
    <style:style style:name="T666" style:family="text">
      <style:text-properties style:text-underline-style="none" officeooo:rsid="0673e656"/>
    </style:style>
    <style:style style:name="T667" style:family="text">
      <style:text-properties style:text-underline-style="none" fo:font-weight="bold" officeooo:rsid="0673e656" style:font-weight-asian="bold" style:font-weight-complex="bold"/>
    </style:style>
    <style:style style:name="T668" style:family="text">
      <style:text-properties style:text-underline-style="none" fo:font-weight="bold" officeooo:rsid="028b6175" style:font-weight-asian="bold" style:font-weight-complex="bold"/>
    </style:style>
    <style:style style:name="T669" style:family="text">
      <style:text-properties style:text-underline-style="none" officeooo:rsid="014f00e5"/>
    </style:style>
    <style:style style:name="T670" style:family="text">
      <style:text-properties style:text-underline-style="none" officeooo:rsid="06744ec9"/>
    </style:style>
    <style:style style:name="T671" style:family="text">
      <style:text-properties style:text-underline-style="none" officeooo:rsid="06751b7b"/>
    </style:style>
    <style:style style:name="T672" style:family="text">
      <style:text-properties style:text-underline-style="none" officeooo:rsid="06760c6a"/>
    </style:style>
    <style:style style:name="T673" style:family="text">
      <style:text-properties style:text-underline-style="none" officeooo:rsid="0676af4a"/>
    </style:style>
    <style:style style:name="T674" style:family="text">
      <style:text-properties style:text-underline-style="none" officeooo:rsid="06775664"/>
    </style:style>
    <style:style style:name="T675" style:family="text">
      <style:text-properties style:text-underline-style="none" officeooo:rsid="06872a53"/>
    </style:style>
    <style:style style:name="T676" style:family="text">
      <style:text-properties style:text-underline-style="none" officeooo:rsid="068766a5"/>
    </style:style>
    <style:style style:name="T677" style:family="text">
      <style:text-properties style:text-underline-style="none" officeooo:rsid="06927a2e"/>
    </style:style>
    <style:style style:name="T678" style:family="text">
      <style:text-properties style:text-underline-style="none" officeooo:rsid="06944130"/>
    </style:style>
    <style:style style:name="T679" style:family="text">
      <style:text-properties style:text-underline-style="none" officeooo:rsid="0694de79"/>
    </style:style>
    <style:style style:name="T680" style:family="text">
      <style:text-properties style:text-underline-style="none" officeooo:rsid="06967074"/>
    </style:style>
    <style:style style:name="T681" style:family="text">
      <style:text-properties style:text-underline-style="none" officeooo:rsid="069adc5c"/>
    </style:style>
    <style:style style:name="T682" style:family="text">
      <style:text-properties style:text-underline-style="none" officeooo:rsid="069d067f"/>
    </style:style>
    <style:style style:name="T683" style:family="text">
      <style:text-properties style:text-underline-style="none" officeooo:rsid="069fce18"/>
    </style:style>
    <style:style style:name="T684" style:family="text">
      <style:text-properties style:text-underline-style="none" officeooo:rsid="06aba098"/>
    </style:style>
    <style:style style:name="T685" style:family="text">
      <style:text-properties style:text-underline-style="none" officeooo:rsid="06ac86bc"/>
    </style:style>
    <style:style style:name="T686" style:family="text">
      <style:text-properties style:text-underline-style="none" officeooo:rsid="06ae5453"/>
    </style:style>
    <style:style style:name="T687" style:family="text">
      <style:text-properties style:text-underline-style="none" officeooo:rsid="06b05030"/>
    </style:style>
    <style:style style:name="T688" style:family="text">
      <style:text-properties style:text-underline-style="none" officeooo:rsid="06b1ddbd"/>
    </style:style>
    <style:style style:name="T689" style:family="text">
      <style:text-properties style:text-underline-style="none" officeooo:rsid="06b7b5d5"/>
    </style:style>
    <style:style style:name="T690" style:family="text">
      <style:text-properties style:text-underline-style="none" officeooo:rsid="06ba7e22"/>
    </style:style>
    <style:style style:name="T691" style:family="text">
      <style:text-properties style:text-underline-style="none" officeooo:rsid="06d5779e"/>
    </style:style>
    <style:style style:name="T692" style:family="text">
      <style:text-properties style:text-underline-style="none" officeooo:rsid="06d75762"/>
    </style:style>
    <style:style style:name="T693" style:family="text">
      <style:text-properties style:text-underline-style="none" officeooo:rsid="06d87e01"/>
    </style:style>
    <style:style style:name="T694" style:family="text">
      <style:text-properties style:text-underline-style="none" officeooo:rsid="06d9dfcb"/>
    </style:style>
    <style:style style:name="T695" style:family="text">
      <style:text-properties style:text-underline-style="none" officeooo:rsid="06dbb111"/>
    </style:style>
    <style:style style:name="T696" style:family="text">
      <style:text-properties style:text-underline-style="none" officeooo:rsid="06e9ad1b"/>
    </style:style>
    <style:style style:name="T697" style:family="text">
      <style:text-properties style:text-underline-style="none" officeooo:rsid="06e9e0df"/>
    </style:style>
    <style:style style:name="T698" style:family="text">
      <style:text-properties style:text-underline-style="none" officeooo:rsid="06feca81"/>
    </style:style>
    <style:style style:name="T699" style:family="text">
      <style:text-properties style:text-underline-style="none" officeooo:rsid="07002fb4"/>
    </style:style>
    <style:style style:name="T700" style:family="text">
      <style:text-properties style:text-underline-style="none" officeooo:rsid="0700e988"/>
    </style:style>
    <style:style style:name="T701" style:family="text">
      <style:text-properties style:text-underline-style="none" officeooo:rsid="07013c2d"/>
    </style:style>
    <style:style style:name="T702" style:family="text">
      <style:text-properties style:text-underline-style="none" officeooo:rsid="07052076"/>
    </style:style>
    <style:style style:name="T703" style:family="text">
      <style:text-properties style:text-underline-style="none" officeooo:rsid="07079444"/>
    </style:style>
    <style:style style:name="T704" style:family="text">
      <style:text-properties style:text-underline-style="none" officeooo:rsid="0709d876"/>
    </style:style>
    <style:style style:name="T705" style:family="text">
      <style:text-properties style:text-underline-style="none" officeooo:rsid="070ad380"/>
    </style:style>
    <style:style style:name="T706" style:family="text">
      <style:text-properties officeooo:rsid="03decb37"/>
    </style:style>
    <style:style style:name="T707" style:family="text">
      <style:text-properties officeooo:rsid="03e371b7"/>
    </style:style>
    <style:style style:name="T708" style:family="text">
      <style:text-properties officeooo:rsid="03ee855d"/>
    </style:style>
    <style:style style:name="T709" style:family="text">
      <style:text-properties officeooo:rsid="03f4fd97"/>
    </style:style>
    <style:style style:name="T710" style:family="text">
      <style:text-properties officeooo:rsid="0404d3f9"/>
    </style:style>
    <style:style style:name="T711" style:family="text">
      <style:text-properties officeooo:rsid="0447cc35"/>
    </style:style>
    <style:style style:name="T712" style:family="text">
      <style:text-properties officeooo:rsid="04569fd4"/>
    </style:style>
    <style:style style:name="T713" style:family="text">
      <style:text-properties officeooo:rsid="0480c2e7"/>
    </style:style>
    <style:style style:name="T714" style:family="text">
      <style:text-properties officeooo:rsid="0482225a"/>
    </style:style>
    <style:style style:name="T715" style:family="text">
      <style:text-properties officeooo:rsid="04a388bb"/>
    </style:style>
    <style:style style:name="T716" style:family="text">
      <style:text-properties officeooo:rsid="04a542ed"/>
    </style:style>
    <style:style style:name="T717" style:family="text">
      <style:text-properties officeooo:rsid="04a54d2d"/>
    </style:style>
    <style:style style:name="T718" style:family="text">
      <style:text-properties officeooo:rsid="04a5ca72"/>
    </style:style>
    <style:style style:name="T719" style:family="text">
      <style:text-properties style:font-name="Liberation Sans" fo:font-size="11pt" officeooo:rsid="0494d53f" style:font-size-asian="10.5pt" style:font-size-complex="11pt"/>
    </style:style>
    <style:style style:name="T720" style:family="text">
      <style:text-properties style:font-name="Liberation Sans" fo:font-size="11pt" officeooo:rsid="04b4dbbf" style:font-size-asian="10.5pt" style:font-size-complex="11pt"/>
    </style:style>
    <style:style style:name="T721" style:family="text">
      <style:text-properties style:font-name="Liberation Sans" fo:font-size="11pt" officeooo:rsid="04bf7505" style:font-size-asian="10.5pt" style:font-size-complex="11pt"/>
    </style:style>
    <style:style style:name="T722" style:family="text">
      <style:text-properties style:font-name="Liberation Sans" fo:font-size="11pt" fo:font-style="italic" officeooo:rsid="0494d53f" style:font-size-asian="10.5pt" style:font-style-asian="italic" style:font-size-complex="11pt" style:font-style-complex="italic"/>
    </style:style>
    <style:style style:name="T723" style:family="text">
      <style:text-properties style:font-name="Liberation Sans" fo:font-size="11pt" fo:font-style="italic" officeooo:rsid="04be2707" style:font-size-asian="10.5pt" style:font-style-asian="italic" style:font-size-complex="11pt" style:font-style-complex="italic"/>
    </style:style>
    <style:style style:name="T724" style:family="text">
      <style:text-properties style:font-name="Liberation Sans" fo:font-size="11pt" fo:font-style="italic" officeooo:rsid="04b4dbbf" style:font-size-asian="10.5pt" style:font-style-asian="italic" style:font-size-complex="11pt" style:font-style-complex="italic"/>
    </style:style>
    <style:style style:name="T725" style:family="text">
      <style:text-properties officeooo:rsid="04b610bf"/>
    </style:style>
    <style:style style:name="T726" style:family="text">
      <style:text-properties officeooo:rsid="04b90697"/>
    </style:style>
    <style:style style:name="T727" style:family="text">
      <style:text-properties officeooo:rsid="04b9cfb8"/>
    </style:style>
    <style:style style:name="T728" style:family="text">
      <style:text-properties officeooo:rsid="04c446f1"/>
    </style:style>
    <style:style style:name="T729" style:family="text">
      <style:text-properties officeooo:rsid="05177166"/>
    </style:style>
    <style:style style:name="T730" style:family="text">
      <style:text-properties officeooo:rsid="052a319e"/>
    </style:style>
    <style:style style:name="T731" style:family="text">
      <style:text-properties officeooo:rsid="0532f1e5"/>
    </style:style>
    <style:style style:name="T732" style:family="text">
      <style:text-properties officeooo:rsid="0533202e"/>
    </style:style>
    <style:style style:name="T733" style:family="text">
      <style:text-properties officeooo:rsid="05463d0f"/>
    </style:style>
    <style:style style:name="T734" style:family="text">
      <style:text-properties officeooo:rsid="055f5974"/>
    </style:style>
    <style:style style:name="T735" style:family="text">
      <style:text-properties officeooo:rsid="05601dd4"/>
    </style:style>
    <style:style style:name="T736" style:family="text">
      <style:text-properties officeooo:rsid="0560cdea"/>
    </style:style>
    <style:style style:name="T737" style:family="text">
      <style:text-properties officeooo:rsid="0561ea28"/>
    </style:style>
    <style:style style:name="T738" style:family="text">
      <style:text-properties officeooo:rsid="05899992"/>
    </style:style>
    <style:style style:name="T739" style:family="text">
      <style:text-properties officeooo:rsid="05a03fe1"/>
    </style:style>
    <style:style style:name="T740" style:family="text">
      <style:text-properties officeooo:rsid="062dbb1e"/>
    </style:style>
    <style:style style:name="T741" style:family="text">
      <style:text-properties officeooo:rsid="06467732"/>
    </style:style>
    <style:style style:name="T742" style:family="text">
      <style:text-properties officeooo:rsid="0650c91f"/>
    </style:style>
    <style:style style:name="T743" style:family="text">
      <style:text-properties officeooo:rsid="0651cecd"/>
    </style:style>
    <style:style style:name="T744" style:family="text">
      <style:text-properties officeooo:rsid="065c5977"/>
    </style:style>
    <style:style style:name="T745" style:family="text">
      <style:text-properties officeooo:rsid="066d8765"/>
    </style:style>
    <style:style style:name="T746" style:family="text">
      <style:text-properties officeooo:rsid="068694f9"/>
    </style:style>
    <style:style style:name="T747" style:family="text">
      <style:text-properties officeooo:rsid="06d44b72"/>
    </style:style>
    <style:style style:name="T748" style:family="text">
      <style:text-properties fo:font-size="8pt" style:text-underline-style="none" officeooo:rsid="06d5779e" style:font-size-asian="7pt" style:font-size-complex="8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span text:style-name="T712">Improving the</text:span> Integer <text:span text:style-name="T711">Multiplicative </text:span>Inverse (mod<text:span text:style-name="T710">ulo</text:span> 2<text:span text:style-name="T506">w</text:span><text:span text:style-name="T260">)</text:span></text:p>
      <text:p text:style-name="P141"/>
      <text:p text:style-name="P138">Jeffrey Hurchalla</text:p>
      <text:p text:style-name="P135"><text:a xlink:type="simple" xlink:href="mailto:jeffrey@jeffhurchalla.com" text:style-name="Internet_20_link" text:visited-style-name="Visited_20_Internet_20_Link"><text:span text:style-name="T602">jeffrey@jeffhurchalla.com</text:span></text:a></text:p>
      <text:p text:style-name="P138"/>
      <text:p text:style-name="P140"><text:span text:style-name="T742">September 5,</text:span> 202<text:span text:style-name="T612">1</text:span></text:p>
      <text:p text:style-name="P138"/>
      <text:p text:style-name="P139">Abstract</text:p>
      <text:p text:style-name="P143"><text:span text:style-name="T477"><text:s text:c="5"/>A</text:span><text:span text:style-name="T475">n </text:span><text:span text:style-name="T1">algorithm </text:span><text:span text:style-name="T478">is</text:span><text:span text:style-name="T477"> presented </text:span><text:span text:style-name="T1">for the integer multiplicative inverse</text:span><text:span text:style-name="T478"> </text:span><text:span text:style-name="T483">(mod 2</text:span><text:span text:style-name="T515">w</text:span><text:span text:style-name="T483">), </text:span><text:span text:style-name="T489">c</text:span><text:span text:style-name="T482">omplet</text:span><text:span text:style-name="T489">ing</text:span><text:span text:style-name="T482"> in</text:span><text:span text:style-name="T475"> the fewest cycles known </text:span><text:span text:style-name="T481">for</text:span><text:span text:style-name="T1"> modern microprocessors </text:span><text:span text:style-name="T481">wh</text:span><text:span text:style-name="T489">ile</text:span><text:span text:style-name="T481"> using </text:span><text:span text:style-name="T485">a</text:span><text:span text:style-name="T476"> native bit width </text:span><text:span text:style-name="T398">w</text:span><text:span text:style-name="T476"> </text:span><text:span text:style-name="T484">for the modulus </text:span><text:span text:style-name="T300">2</text:span><text:span text:style-name="T509">w</text:span><text:span text:style-name="T1">. <text:s/></text:span><text:span text:style-name="T475">The algorithm is an </text:span><text:span text:style-name="T486">extension</text:span><text:span text:style-name="T475"> of a method by Dumas, increasing generality and slightly improving efficiency. <text:s/></text:span><text:span text:style-name="T480">It is proven to be correct and shown to be closely related to the better known</text:span><text:span text:style-name="T479"> Newton’s method </text:span><text:span text:style-name="T480">algorithm for the inverse</text:span><text:span text:style-name="T479">. <text:s/></text:span><text:span text:style-name="T475"><text:s/></text:span><text:span text:style-name="T489">S</text:span><text:span text:style-name="T302">imple direct formulas,</text:span><text:span text:style-name="T332"> which are needed by this algorithm and by Newton’s method,</text:span><text:span text:style-name="T302"> are </text:span><text:span text:style-name="T332">also </text:span><text:span text:style-name="T302">reviewed and proven for </text:span><text:span text:style-name="T299">the </text:span><text:span text:style-name="T303">integer inverse </text:span><text:span text:style-name="T301">modul</text:span><text:span text:style-name="T302">o</text:span><text:span text:style-name="T301"> 2</text:span><text:span text:style-name="T510">k</text:span><text:span text:style-name="T301"> </text:span><text:span text:style-name="T314">with</text:span><text:span text:style-name="T301"> </text:span><text:span text:style-name="T401">k</text:span><text:span text:style-name="T301"> = 1,2,3,4, </text:span><text:span text:style-name="T302">or </text:span><text:span text:style-name="T306">5</text:span><text:span text:style-name="T323">, </text:span><text:span text:style-name="T325">providing</text:span><text:span text:style-name="T304"> </text:span><text:span text:style-name="T331">the</text:span><text:span text:style-name="T304"> first proof </text:span><text:span text:style-name="T305">of</text:span><text:span text:style-name="T567"> the </text:span><text:span text:style-name="T569">preferred</text:span><text:span text:style-name="T568"> </text:span><text:span text:style-name="T567">formula </text:span><text:span text:style-name="T575">with</text:span><text:span text:style-name="T570"> </text:span><text:span text:style-name="T538">k</text:span><text:span text:style-name="T567">=</text:span><text:span text:style-name="T568">4 </text:span><text:span text:style-name="T571">or 5</text:span><text:span text:style-name="T567">.</text:span></text:p>
      <text:p text:style-name="P136"/>
      <text:h text:style-name="Heading_20_1" text:outline-level="1"><text:span text:style-name="T348">1 <text:s text:c="3"/></text:span><text:span text:style-name="T347">I</text:span><text:span text:style-name="T346">ntroduction</text:span></text:h>
      <text:p text:style-name="P61"/>
      <text:p text:style-name="P124"><text:span text:style-name="T67">The </text:span><text:span text:style-name="T68">integer </text:span><text:span text:style-name="T16">multiplicative inverse </text:span><text:span text:style-name="T12">(</text:span><text:span text:style-name="T16">modulo 2</text:span><text:span text:style-name="T497">w</text:span><text:span text:style-name="T12">) </text:span><text:span text:style-name="T14">of an odd integer </text:span><text:span text:style-name="T404">a</text:span><text:span text:style-name="T14"> </text:span><text:span text:style-name="T4">i</text:span><text:span text:style-name="T14">s the integer </text:span><text:span text:style-name="T405">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4"><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3">(<text:sequence text:ref-name="refText0" text:name="Text" text:formula="ooow:Text+1" style:num-format="1">1</text:sequence>)</text:p>
            </table:table-cell>
          </table:table-row>
        </table:table-header-rows>
      </table:table>
      <text:p text:style-name="P94"><text:span text:style-name="T225">where </text:span><text:span text:style-name="T389">w</text:span><text:span text:style-name="T175"> is </text:span><text:span text:style-name="T183">typically </text:span><text:span text:style-name="T226">set to </text:span><text:span text:style-name="T174">the</text:span><text:span text:style-name="T2"> bit width of</text:span><text:span text:style-name="T43"> </text:span><text:span text:style-name="T4">arithmetic</text:span><text:span text:style-name="T2"> </text:span><text:span text:style-name="T43">operations </text:span><text:span text:style-name="T6">on </text:span><text:span text:style-name="T43">a</text:span><text:span text:style-name="T6"> </text:span><text:span text:style-name="T4">computer</text:span><text:span text:style-name="T2">.</text:span></text:p>
      <text:p text:style-name="P53"/>
      <text:p text:style-name="P95"><text:span text:style-name="T81">We refer to </text:span><text:span text:style-name="T408">x</text:span><text:span text:style-name="T83"> as </text:span><text:span text:style-name="T81">the </text:span><text:span text:style-name="T67">“</text:span><text:span text:style-name="T16">integer </text:span><text:span text:style-name="T68">inverse”</text:span><text:span text:style-name="T12">. <text:s/></text:span><text:span text:style-name="T84">The integer inverse</text:span><text:span text:style-name="T83"> </text:span><text:span text:style-name="T409">x</text:span><text:span text:style-name="T84"> is</text:span><text:span text:style-name="T17"> a unique </text:span><text:span text:style-name="T83">value</text:span><text:span text:style-name="T7"> </text:span><text:span text:style-name="T80">(mod 2</text:span><text:span text:style-name="T504">w</text:span><text:span text:style-name="T80">) </text:span><text:span text:style-name="T15">for </text:span><text:span text:style-name="T84">any</text:span><text:span text:style-name="T15"> odd integer </text:span><text:span text:style-name="T409">a</text:span><text:span text:style-name="T15">, </text:span><text:span text:style-name="T8">and </text:span><text:span text:style-name="T84">it does not exist</text:span><text:span text:style-name="T15"> for </text:span><text:span text:style-name="T84">any</text:span><text:span text:style-name="T15"> even integer </text:span><text:span text:style-name="T409">a</text:span><text:span text:style-name="T15">.</text:span></text:p>
      <text:p text:style-name="P51"/>
      <text:p text:style-name="P134"><text:span text:style-name="T468">A</text:span><text:span text:style-name="T444">pplications for the integer inverse </text:span><text:span text:style-name="T466">include</text:span><text:span text:style-name="T445"> </text:span><text:a xlink:type="simple" xlink:href="https://en.wikipedia.org/wiki/Montgomery_modular_multiplication" text:style-name="Internet_20_link" text:visited-style-name="Visited_20_Internet_20_Link"><text:span text:style-name="T446">Montgomery </text:span></text:a><text:a xlink:type="simple" xlink:href="https://en.wikipedia.org/wiki/Montgomery_modular_multiplication" text:style-name="Internet_20_link" text:visited-style-name="Visited_20_Internet_20_Link"><text:span text:style-name="T457">m</text:span></text:a><text:a xlink:type="simple" xlink:href="https://en.wikipedia.org/wiki/Montgomery_modular_multiplication" text:style-name="Internet_20_link" text:visited-style-name="Visited_20_Internet_20_Link"><text:span text:style-name="T446">ultiplication</text:span></text:a><text:span text:style-name="T446"> </text:span><text:span text:style-name="T450">[1]</text:span><text:span text:style-name="T467">[16]</text:span><text:span text:style-name="T447">, </text:span><text:span text:style-name="T448">comput</text:span><text:span text:style-name="T451">ing</text:span><text:span text:style-name="T448"> exact division by a</text:span><text:span text:style-name="T464">n integer</text:span><text:span text:style-name="T448"> constant </text:span><text:span text:style-name="T446">[</text:span><text:span text:style-name="T464">2</text:span><text:span text:style-name="T446">]</text:span><text:span text:style-name="T448">,</text:span><text:span text:style-name="T444"> </text:span><text:span text:style-name="T448">test</text:span><text:span text:style-name="T451">ing</text:span><text:span text:style-name="T448"> for a zero remainder after dividing by a</text:span><text:span text:style-name="T464"> </text:span><text:span text:style-name="T448">constant </text:span><text:span text:style-name="T446">[</text:span><text:span text:style-name="T464">3</text:span><text:span text:style-name="T446">], </text:span><text:span text:style-name="T464">and </text:span><text:span text:style-name="T457">integer division [</text:span><text:span text:style-name="T464">4</text:span><text:span text:style-name="T457">].</text:span></text:p>
      <text:p text:style-name="P38"/>
      <text:p text:style-name="P40"><text:span text:style-name="T620">T</text:span>he integer inverse c<text:span text:style-name="T713">an</text:span> be calculated in <text:span text:style-name="T619">at least</text:span> <text:span text:style-name="T613">three </text:span>different ways. <text:s/>The <text:span text:style-name="T619">first and most well</text:span> known method is the <text:a xlink:type="simple" xlink:href="https://en.wikipedia.org/wiki/Extended_Euclidean_algorithm" text:style-name="Internet_20_link" text:visited-style-name="Visited_20_Internet_20_Link"><text:span text:style-name="T614">extended Euclidean algorithm</text:span></text:a><text:span text:style-name="T614"> </text:span>[5]. <text:s/>The second method is inspired by Newton’s method for approximating a reciprocal [6], <text:span text:style-name="T740">and we follow a convention of simply calling</text:span> <text:span text:style-name="T740">it </text:span>“Newton’s method”<text:span text:style-name="T714"><text:note text:id="ftn1" text:note-class="footnote"><text:note-citation>1</text:note-citation><text:note-body><text:p text:style-name="P189">More accurately it is Newton’s method over p-adic numbers, or a use of Hensel lifting.</text:p></text:note-body></text:note></text:span><text:span text:style-name="T714"> </text:span>[10]<text:span text:style-name="T714">. <text:s/>The third method was discovered by Dumas [7], and is expanded upon in this paper.</text:span></text:p>
      <text:p text:style-name="P39"/>
      <text:p text:style-name="P52"><text:span text:style-name="T736">As background, </text:span>Newton’s method <text:span text:style-name="T738">is almost always more efficient than</text:span> the extended Euclidean algorithm. <text:s/>For <text:span text:style-name="T734">computing the inverse modulo 2</text:span><text:span text:style-name="T498">w</text:span><text:span text:style-name="T735"> with </text:span>a <text:span text:style-name="T739">CPU’s</text:span> <text:span text:style-name="T737">native bit width </text:span><text:span text:style-name="T537">w</text:span>, <text:soft-page-break/>Newton’s method has order of complexity <text:span text:style-name="T559">O</text:span><text:span text:style-name="T632">(log </text:span><text:span text:style-name="T558">w</text:span><text:span text:style-name="T632">), </text:span><text:span text:style-name="T638">as </text:span><text:span text:style-name="T621">compared to </text:span><text:span text:style-name="T559">O</text:span><text:span text:style-name="T632">(</text:span><text:span text:style-name="T558">w</text:span><text:span text:style-name="T632">) </text:span><text:span text:style-name="T621">for </text:span><text:span text:style-name="T637">the </text:span><text:span text:style-name="T621">extended Euclidean; also </text:span><text:span text:style-name="T633">Newton’s method</text:span><text:span text:style-name="T621"> </text:span><text:span text:style-name="T633">has a </text:span><text:span text:style-name="T636">better</text:span><text:span text:style-name="T633"> constant factor in its expected running time </text:span><text:span text:style-name="T639">due to the fact </text:span><text:span text:style-name="T640">that </text:span><text:span text:style-name="T639">it</text:span><text:span text:style-name="T633"> </text:span><text:span text:style-name="T640">uses</text:span><text:span text:style-name="T633"> no divisions</text:span><text:span text:style-name="T621">. <text:s/></text:span><text:span text:style-name="T622">Granlund and Montgomery [9] first mentioned </text:span><text:span text:style-name="T634">Newton’s method for the integer inverse</text:span><text:span text:style-name="T623">,</text:span><text:span text:style-name="T622"> Warren [10] provide</text:span><text:span text:style-name="T623">d</text:span><text:span text:style-name="T622"> an easy to follow algorithm and proof for it, and academic papers [7][11][12] and blog entries [8][13][14] further explore</text:span><text:span text:style-name="T623">d</text:span><text:span text:style-name="T622"> i</text:span><text:span text:style-name="T635">t</text:span><text:span text:style-name="T622">.</text:span></text:p>
      <text:p text:style-name="P62"/>
      <text:p text:style-name="P126"><text:span text:style-name="T150">For</text:span><text:span text:style-name="T144"> </text:span><text:span text:style-name="T143">a</text:span><text:span text:style-name="T107"> native bit width </text:span><text:span text:style-name="T373">w</text:span><text:span text:style-name="T107">, </text:span><text:span text:style-name="T105">D</text:span><text:span text:style-name="T104">umas’ </text:span><text:span text:style-name="T161">A</text:span><text:span text:style-name="T104">lgorithm </text:span><text:span text:style-name="T161">3 [7] </text:span><text:span text:style-name="T145">has </text:span><text:span text:style-name="T154">nearly</text:span><text:span text:style-name="T106"> the same number </text:span><text:span text:style-name="T104">and type </text:span><text:span text:style-name="T106">of </text:span><text:span text:style-name="T108">o</text:span><text:span text:style-name="T106">peration</text:span><text:span text:style-name="T108">s as Newton’s method. <text:s/></text:span><text:span text:style-name="T149">In practice </text:span><text:span text:style-name="T159">however</text:span><text:span text:style-name="T145">, Dumas’ algorithm</text:span><text:span text:style-name="T104"> is</text:span><text:span text:style-name="T146"> </text:span><text:span text:style-name="T104">more efficient </text:span><text:span text:style-name="T147">on</text:span><text:span text:style-name="T104"> modern CPU</text:span><text:span text:style-name="T171">s</text:span><text:span text:style-name="T104"> </text:span><text:span text:style-name="T79">because </text:span><text:span text:style-name="T85">the</text:span><text:span text:style-name="T147"> CPU</text:span><text:span text:style-name="T104"> can </text:span><text:span text:style-name="T163">exploit</text:span><text:span text:style-name="T104"> instruction level parallelism when executing it </text:span><text:span text:style-name="T148">[8], </text:span><text:span text:style-name="T152">which </text:span><text:span text:style-name="T164">we see in Section 6 </text:span><text:span text:style-name="T152">is not possible with</text:span><text:span text:style-name="T104"> Newton’s method. <text:s/></text:span><text:span text:style-name="T151">Th</text:span><text:span text:style-name="T153">e algorithm in this paper </text:span><text:span text:style-name="T164">further improves</text:span><text:span text:style-name="T151"> Dumas’ </text:span><text:span text:style-name="T164">algorithm</text:span><text:span text:style-name="T155">.</text:span></text:p>
      <text:p text:style-name="P54"/>
      <text:h text:style-name="Heading_20_1" text:outline-level="1"><text:span text:style-name="T600">2 <text:s text:c="3"/>Computing t</text:span>he <text:span text:style-name="T615">Integer Inverse</text:span></text:h>
      <text:p text:style-name="P85"/>
      <text:p text:style-name="P98">We present a <text:span text:style-name="T743">new modified version</text:span> of Dumas’ algorithm <text:span text:style-name="T741">that improves its</text:span> <text:span text:style-name="T741">flexibility</text:span> and efficiency.</text:p>
      <text:p text:style-name="P190"/>
      <text:p text:style-name="P99"><text:span text:style-name="T52">For </text:span><text:span text:style-name="T64">the sake of </text:span><text:span text:style-name="T52">readability, we use </text:span><text:span text:style-name="T101">the expression</text:span><text:span text:style-name="T369"> pow(2, n)</text:span><text:span text:style-name="T52"> to represent </text:span><text:span text:style-name="T64">an</text:span><text:span text:style-name="T52"> integer 2</text:span><text:span text:style-name="T500">n</text:span><text:span text:style-name="T52">. <text:s/>For example,</text:span><text:span text:style-name="T493"> <text:s/></text:span><text:span text:style-name="T369">y </text:span><text:span text:style-name="T495">pow(2, n)</text:span><text:span text:style-name="T493"> <text:s/></text:span><text:span text:style-name="T102">would represent</text:span><text:span text:style-name="T492"> </text:span><text:span text:style-name="T369"><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2">.</text:span></text:p>
      <text:p text:style-name="P97"/>
      <text:p text:style-name="P96"><text:span text:style-name="T9">Let </text:span><text:span text:style-name="T406">a</text:span><text:span text:style-name="T9"> be </text:span><text:span text:style-name="T2">an odd integer </text:span><text:span text:style-name="T9">for which </text:span><text:span text:style-name="T10">we</text:span><text:span text:style-name="T9"> w</text:span><text:span text:style-name="T71">ish</text:span><text:span text:style-name="T9"> to find the </text:span><text:span text:style-name="T34">integer </text:span><text:span text:style-name="T9">inverse.</text:span></text:p>
      <text:p text:style-name="P92"><text:span text:style-name="T9">Let</text:span><text:span text:style-name="T2"> </text:span><text:span text:style-name="T389">w</text:span><text:span text:style-name="T175"> </text:span><text:span text:style-name="T176">be</text:span><text:span text:style-name="T177"> a po</text:span><text:span text:style-name="T178">sitive integer. <text:s/></text:span><text:span text:style-name="T186">I</text:span><text:span text:style-name="T179">n practice </text:span><text:span text:style-name="T180">we</text:span><text:span text:style-name="T181"> set</text:span><text:span text:style-name="T179"> </text:span><text:span text:style-name="T374">w</text:span><text:span text:style-name="T182"> </text:span><text:span text:style-name="T181">to</text:span><text:span text:style-name="T175"> </text:span><text:span text:style-name="T174">the</text:span><text:span text:style-name="T2"> bit width of the </text:span><text:span text:style-name="T4">arithmetic</text:span><text:span text:style-name="T2"> </text:span><text:span text:style-name="T10">we</text:span><text:span text:style-name="T3"> </text:span><text:span text:style-name="T54">will </text:span><text:span text:style-name="T3">us</text:span><text:span text:style-name="T49">e</text:span><text:span text:style-name="T5"> </text:span><text:span text:style-name="T6">on </text:span><text:span text:style-name="T47">a</text:span><text:span text:style-name="T6"> </text:span><text:span text:style-name="T4">computer; </text:span><text:span text:style-name="T49">m</text:span><text:span text:style-name="T48">ost commonly </text:span><text:span text:style-name="T362">w</text:span><text:span text:style-name="T48"> </text:span><text:span text:style-name="T65">is</text:span><text:span text:style-name="T48"> 32 or 64, </text:span><text:span text:style-name="T54">for</text:span><text:span text:style-name="T48"> a 32 bit or 64 bit computer architecture.</text:span></text:p>
      <text:p text:style-name="P93"><text:span text:style-name="T9">Let</text:span><text:span text:style-name="T2"> </text:span><text:span text:style-name="T393">k</text:span><text:span text:style-name="T175"> </text:span><text:span text:style-name="T176">be</text:span><text:span text:style-name="T177"> a po</text:span><text:span text:style-name="T178">sitive integer </text:span><text:span text:style-name="T184">such that </text:span><text:span text:style-name="T384">k</text:span><text:span text:style-name="T184"> divides </text:span><text:span text:style-name="T375">w,</text:span><text:span text:style-name="T184"> and </text:span><text:span text:style-name="T208">such that</text:span><text:span text:style-name="T184"> (</text:span><text:span text:style-name="T375">w</text:span><text:span text:style-name="T184">/</text:span><text:span text:style-name="T384">k</text:span><text:span text:style-name="T184">)</text:span><text:span text:style-name="T375"> </text:span><text:span text:style-name="T184">is a power of 2. <text:s/></text:span><text:span text:style-name="T185">Common choices for </text:span><text:span text:style-name="T384">k</text:span><text:span text:style-name="T185"> would be 1, 2, or 4 (</text:span><text:span text:style-name="T384">k</text:span><text:span text:style-name="T376">=</text:span><text:span text:style-name="T185">4 </text:span><text:span text:style-name="T198">usually</text:span><text:span text:style-name="T185"> is the most efficient </text:span><text:span text:style-name="T198">choice</text:span><text:span text:style-name="T185">). <text:s/></text:span><text:span text:style-name="T210">We can note in advance that d</text:span><text:span text:style-name="T200">oubling </text:span><text:span text:style-name="T209">the size of</text:span><text:span text:style-name="T200"> </text:span><text:span text:style-name="T384">k</text:span><text:span text:style-name="T200"> </text:span><text:span text:style-name="T201">decreases</text:span><text:span text:style-name="T200"> the number of iterations </text:span><text:span text:style-name="T201">required by </text:span><text:span text:style-name="T208">the</text:span><text:span text:style-name="T200"> </text:span><text:span text:style-name="T227">upcoming </text:span><text:span text:style-name="T200">recurrence </text:span><text:span text:style-name="T200"><text:sequence-ref text:reference-format="text" text:ref-name="refText3">(4)</text:sequence-ref></text:span><text:span text:style-name="T200"><text:s/>by 1.</text:span></text:p>
      <text:p text:style-name="P76"/>
      <text:p text:style-name="P101"><text:span text:style-name="T216">S</text:span><text:span text:style-name="T174">et </text:span><text:span text:style-name="T388">x</text:span><text:span text:style-name="T523">0</text:span><text:span text:style-name="T174"> </text:span><text:span text:style-name="T216">to</text:span><text:span text:style-name="T174"> </text:span><text:span text:style-name="T189">an</text:span><text:span text:style-name="T216">y</text:span><text:span text:style-name="T174"> integer that </text:span><text:span text:style-name="T216">satisfies</text:span></text:p>
      <table:table table:name="Table4" table:style-name="Table4">
        <table:table-column table:style-name="Table4.A"/>
        <table:table-column table:style-name="Table4.B"/>
        <table:table-header-rows>
          <table:table-row>
            <table:table-cell table:style-name="Table4.A1" office:value-type="string">
              <text:p text:style-name="P145"><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4">(<text:sequence text:ref-name="refText1" text:name="Text" text:formula="ooow:Text+1" style:num-format="1">2</text:sequence>)</text:p>
            </table:table-cell>
          </table:table-row>
        </table:table-header-rows>
      </table:table>
      <text:p text:style-name="P100"><text:span text:style-name="T186">S</text:span><text:span text:style-name="T224">e</text:span><text:span text:style-name="T186">ction </text:span><text:span text:style-name="T199">5</text:span><text:span text:style-name="T186"> </text:span><text:span text:style-name="T224">lists</text:span><text:span text:style-name="T188"> formulas </text:span><text:span text:style-name="T217">for</text:span><text:span text:style-name="T188"> </text:span><text:span text:style-name="T378">x</text:span><text:span text:style-name="T521">0</text:span><text:span text:style-name="T258"> </text:span><text:span text:style-name="T224">for</text:span><text:span text:style-name="T218"> values of</text:span><text:span text:style-name="T186"> </text:span><text:span text:style-name="T385">k</text:span><text:span text:style-name="T224">=</text:span><text:span text:style-name="T223">1, </text:span><text:span text:style-name="T224">2, or</text:span><text:span text:style-name="T223"> 4</text:span><text:span text:style-name="T188">. <text:s/></text:span><text:span text:style-name="T186">For example, if we are using</text:span><text:span text:style-name="T187"> </text:span><text:span text:style-name="T385">k</text:span><text:span text:style-name="T187">=1, </text:span><text:span text:style-name="T224">then</text:span><text:span text:style-name="T187"> </text:span><text:span text:style-name="T377">x</text:span><text:span text:style-name="T520">0</text:span><text:span text:style-name="T187">=1</text:span><text:span text:style-name="T214"> satisf</text:span><text:span text:style-name="T224">ies</text:span><text:span text:style-name="T187"> </text:span><text:span text:style-name="T187"><text:sequence-ref text:reference-format="text" text:ref-name="refText1">(2)</text:sequence-ref></text:span><text:span text:style-name="T174">.</text:span></text:p>
      <text:p text:style-name="P77"/>
      <text:p text:style-name="P102"><text:span text:style-name="T174">Set</text:span><text:span text:style-name="T215"> </text:span><text:span text:style-name="T390">y</text:span><text:span text:style-name="T215"> </text:span><text:span text:style-name="T216">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5"><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4">(<text:sequence text:ref-name="refText2" text:name="Text" text:formula="ooow:Text+1" style:num-format="1">3</text:sequence>)</text:p>
            </table:table-cell>
          </table:table-row>
        </table:table-header-rows>
      </table:table>
      <text:p text:style-name="P60"/>
      <text:p text:style-name="P107"><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4"><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3">(<text:sequence text:ref-name="refText3" text:name="Text" text:formula="ooow:Text+1" style:num-format="1">4</text:sequence>)</text:p>
            </table:table-cell>
          </table:table-row>
        </table:table-header-rows>
      </table:table>
      <text:p text:style-name="P71"/>
      <text:p text:style-name="P112"><text:span text:style-name="T288">S</text:span><text:span text:style-name="T260">et </text:span><text:span text:style-name="T407">p</text:span><text:span text:style-name="T316"> to the integer</text:span></text:p>
      <table:table table:name="Table84" table:style-name="Table84">
        <table:table-column table:style-name="Table84.A"/>
        <table:table-column table:style-name="Table84.B"/>
        <table:table-header-rows>
          <table:table-row>
            <table:table-cell table:style-name="Table84.A1" office:value-type="string">
              <text:p text:style-name="P144"><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3">(<text:sequence text:ref-name="refText4" text:name="Text" text:formula="ooow:Text+1" style:num-format="1">5</text:sequence>)</text:p>
            </table:table-cell>
          </table:table-row>
        </table:table-header-rows>
      </table:table>
      <text:p text:style-name="P131"><text:soft-page-break/><text:span text:style-name="T330">And p</text:span><text:span text:style-name="T287">erform </text:span><text:span text:style-name="T474">p</text:span><text:span text:style-name="T287"> iterations of r</text:span><text:span text:style-name="T281">ecurrence </text:span><text:span text:style-name="T282">relation </text:span><text:span text:style-name="T282"><text:sequence-ref text:reference-format="text" text:ref-name="refText3">(4)</text:sequence-ref></text:span><text:span text:style-name="T282">.</text:span></text:p>
      <text:p text:style-name="P131"><text:span text:style-name="T317">The resulting </text:span><text:span text:style-name="T487">x</text:span><text:span text:style-name="T529">p</text:span><text:span text:style-name="T262"> </text:span><text:span text:style-name="T324">is</text:span><text:span text:style-name="T283"> </text:span><text:span text:style-name="T287">the</text:span><text:span text:style-name="T283"> desired </text:span><text:span text:style-name="T342">integer </text:span><text:span text:style-name="T283">inverse </text:span><text:span text:style-name="T290">of</text:span><text:span text:style-name="T283"> </text:span><text:span text:style-name="T488">a</text:span><text:span text:style-name="T283">, </text:span><text:span text:style-name="T284">satisfying</text:span></text:p>
      <table:table table:name="Table62" table:style-name="Table62">
        <table:table-column table:style-name="Table62.A"/>
        <table:table-column table:style-name="Table62.B"/>
        <table:table-header-rows>
          <table:table-row>
            <table:table-cell table:style-name="Table62.A1" office:value-type="string">
              <text:p text:style-name="P144"><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3"><text:s/>(<text:sequence text:ref-name="refText5" text:name="Text" text:formula="ooow:Text+1" style:num-format="1">6</text:sequence>)</text:p>
            </table:table-cell>
          </table:table-row>
        </table:table-header-rows>
      </table:table>
      <text:p text:style-name="P55"/>
      <text:p text:style-name="P113"><text:span text:style-name="T50">T</text:span><text:span text:style-name="T35">he following</text:span><text:span text:style-name="T36"> C </text:span><text:span text:style-name="T37">function</text:span><text:span text:style-name="T36"> implements the algorithm, using </text:span><text:span text:style-name="T360">w</text:span><text:span text:style-name="T36">=</text:span><text:span text:style-name="T72">64</text:span><text:span text:style-name="T36">, </text:span><text:span text:style-name="T366">k</text:span><text:span text:style-name="T36">=</text:span><text:span text:style-name="T50">4</text:span><text:span text:style-name="T36">, and thus </text:span><text:span text:style-name="T360">p</text:span><text:span text:style-name="T36">=</text:span><text:span text:style-name="T72">4</text:span><text:span text:style-name="T36">:</text:span></text:p>
      <text:p text:style-name="P50"/>
      <text:list xml:id="list440393513" text:style-name="L1">
        <text:list-item>
          <text:p text:style-name="P212"><text:span text:style-name="T260"><text:s/>uint</text:span><text:span text:style-name="T322">64</text:span><text:span text:style-name="T260">_t </text:span><text:span text:style-name="T277">integer</text:span><text:span text:style-name="T260">_inv</text:span><text:span text:style-name="T277">erse</text:span><text:span text:style-name="T260">(uint</text:span><text:span text:style-name="T322">64</text:span><text:span text:style-name="T260">_t </text:span><text:span text:style-name="T319">a</text:span><text:span text:style-name="T260">)</text:span></text:p>
        </text:list-item>
        <text:list-item>
          <text:p text:style-name="P194"><text:s/>{</text:p>
        </text:list-item>
        <text:list-item>
          <text:p text:style-name="P198"><text:s text:c="4"/>assert(<text:span text:style-name="T730">a</text:span>%2 == 1);</text:p>
        </text:list-item>
        <text:list-item>
          <text:p text:style-name="P215"><text:span text:style-name="T260"><text:s text:c="4"/>uint</text:span><text:span text:style-name="T308">64</text:span><text:span text:style-name="T260">_t x0 = </text:span><text:span text:style-name="T278">(3*</text:span><text:span text:style-name="T319">a</text:span><text:span text:style-name="T278">)^2; <text:s text:c="5"/>// </text:span><text:span text:style-name="T288">See section </text:span><text:span text:style-name="T307">5, </text:span><text:span text:style-name="T288">formula </text:span><text:span text:style-name="T307">3.</text:span></text:p>
        </text:list-item>
        <text:list-item>
          <text:p text:style-name="P215"><text:span text:style-name="T288"><text:s text:c="4"/></text:span><text:span text:style-name="T260">uint</text:span><text:span text:style-name="T308">64</text:span><text:span text:style-name="T289">_t y = 1 - </text:span><text:span text:style-name="T319">a</text:span><text:span text:style-name="T289">*x0;</text:span></text:p>
        </text:list-item>
        <text:list-item>
          <text:p text:style-name="P215"><text:span text:style-name="T280"><text:s text:c="4"/></text:span><text:span text:style-name="T260">uint</text:span><text:span text:style-name="T308">64</text:span><text:span text:style-name="T280">_t x</text:span><text:span text:style-name="T279">1 = x0*(</text:span><text:span text:style-name="T311">1 + y</text:span><text:span text:style-name="T279">);</text:span></text:p>
        </text:list-item>
        <text:list-item>
          <text:p text:style-name="P216"><text:span text:style-name="T279"><text:s text:c="4"/></text:span><text:span text:style-name="T289">y *= y;</text:span></text:p>
        </text:list-item>
        <text:list-item>
          <text:p text:style-name="P215"><text:span text:style-name="T289"><text:s text:c="4"/></text:span><text:span text:style-name="T260">uint</text:span><text:span text:style-name="T308">64</text:span><text:span text:style-name="T280">_t x</text:span><text:span text:style-name="T279">2 = x1*(</text:span><text:span text:style-name="T311">1 + y</text:span><text:span text:style-name="T279">);</text:span></text:p>
        </text:list-item>
        <text:list-item>
          <text:p text:style-name="P202"><text:s text:c="4"/>y *= y;</text:p>
        </text:list-item>
        <text:list-item>
          <text:p text:style-name="P215"><text:span text:style-name="T280"><text:s text:c="2"/></text:span><text:span text:style-name="T260">uint</text:span><text:span text:style-name="T308">64</text:span><text:span text:style-name="T280">_t x</text:span><text:span text:style-name="T279">3 = x2*(</text:span><text:span text:style-name="T311">1 + y</text:span><text:span text:style-name="T279">);</text:span></text:p>
        </text:list-item>
        <text:list-item>
          <text:p text:style-name="P203"><text:s text:c="2"/><text:span text:style-name="T616">y *= y;</text:span></text:p>
        </text:list-item>
        <text:list-item>
          <text:p text:style-name="P215"><text:span text:style-name="T280"><text:s text:c="2"/>uint</text:span><text:span text:style-name="T308">64</text:span><text:span text:style-name="T280">_t x</text:span><text:span text:style-name="T309">4</text:span><text:span text:style-name="T279"> = x</text:span><text:span text:style-name="T310">3</text:span><text:span text:style-name="T279">*(</text:span><text:span text:style-name="T311">1 + y</text:span><text:span text:style-name="T279">);</text:span></text:p>
        </text:list-item>
        <text:list-item>
          <text:p text:style-name="P203"><text:s text:c="2"/>return x<text:span text:style-name="T716">4</text:span>;</text:p>
        </text:list-item>
        <text:list-item>
          <text:p text:style-name="P195">}</text:p>
        </text:list-item>
      </text:list>
      <text:p text:style-name="P3"/>
      <text:p text:style-name="P79">Figure 1: C code for the <text:span text:style-name="T733">64</text:span> bit integer inverse.</text:p>
      <text:p text:style-name="P67"/>
      <text:p text:style-name="P103"><text:span text:style-name="T261">N</text:span><text:span text:style-name="T260">ot</text:span><text:span text:style-name="T291">e that a</text:span><text:span text:style-name="T42">ny </text:span><text:span text:style-name="T60">unsigned </text:span><text:span text:style-name="T51">computer </text:span><text:span text:style-name="T42">arithmetic instruction </text:span><text:span text:style-name="T82">that has</text:span><text:span text:style-name="T42"> bit width </text:span><text:span text:style-name="T361">w</text:span><text:span text:style-name="T42"> </text:span><text:span text:style-name="T51">automatically gets </text:span><text:span text:style-name="T22">performed modulo 2</text:span><text:span text:style-name="T494">w</text:span><text:span text:style-name="T42">.</text:span><text:span text:style-name="T4"> <text:s/></text:span><text:span text:style-name="T86">This is reflected </text:span><text:span text:style-name="T33">i</text:span><text:span text:style-name="T23">n</text:span><text:span text:style-name="T21"> C and C++;</text:span><text:span text:style-name="T86"> </text:span><text:span text:style-name="T59">the </text:span><text:span text:style-name="T21">data types</text:span><text:span text:style-name="T24"> </text:span><text:span text:style-name="T21">uint32_t </text:span><text:span text:style-name="T55">and </text:span><text:span text:style-name="T21">uint64_t</text:span><text:span text:style-name="T55"> respectively </text:span><text:span text:style-name="T59">ensure</text:span><text:span text:style-name="T55"> arithmetic modulo 2</text:span><text:span text:style-name="T503">32</text:span><text:span text:style-name="T55"> and 2</text:span><text:span text:style-name="T503">64</text:span><text:span text:style-name="T55">.</text:span></text:p>
      <text:p text:style-name="P56"/>
      <text:h text:style-name="P182" text:outline-level="1"><text:span text:style-name="T343">3</text:span><text:span text:style-name="T344"> <text:s text:c="3"/></text:span><text:span text:style-name="T343">Proof</text:span></text:h>
      <text:p text:style-name="P132"/>
      <text:p text:style-name="P104"><text:span text:style-name="T572">R</text:span><text:span text:style-name="T564">earrang</text:span><text:span text:style-name="T577">ing</text:span><text:span text:style-name="T562"> </text:span><text:span text:style-name="T562"><text:sequence-ref text:reference-format="text" text:ref-name="refText2">(3)</text:sequence-ref></text:span><text:span text:style-name="T562">,</text:span></text:p>
      <table:table table:name="Table3" table:style-name="Table3">
        <table:table-column table:style-name="Table3.A"/>
        <table:table-column table:style-name="Table3.B"/>
        <table:table-header-rows>
          <table:table-row>
            <table:table-cell table:style-name="Table3.A1" office:value-type="string">
              <text:p text:style-name="P156"><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5">(<text:sequence text:ref-name="refText6" text:name="Text" text:formula="ooow:Text+1" style:num-format="1">7</text:sequence>)</text:p>
            </table:table-cell>
          </table:table-row>
        </table:table-header-rows>
      </table:table>
      <text:p text:style-name="P127"><text:span text:style-name="T562">Assume </text:span><text:span text:style-name="T576">for an arbitrary value of integer</text:span><text:span text:style-name="T562"> </text:span><text:span text:style-name="T531">n</text:span><text:span text:style-name="T562"> that</text:span></text:p>
      <table:table table:name="Table36" table:style-name="Table36">
        <table:table-column table:style-name="Table36.A"/>
        <table:table-column table:style-name="Table36.B"/>
        <table:table-header-rows>
          <table:table-row>
            <table:table-cell table:style-name="Table36.A1" office:value-type="string">
              <text:p text:style-name="P156"><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5">(<text:sequence text:ref-name="refText7" text:name="Text" text:formula="ooow:Text+1" style:num-format="1">8</text:sequence>)</text:p>
            </table:table-cell>
          </table:table-row>
        </table:table-header-rows>
      </table:table>
      <text:p text:style-name="P106"><text:span text:style-name="T573">Multiply both sides of</text:span><text:span text:style-name="T562"> </text:span><text:span text:style-name="T562"><text:sequence-ref text:reference-format="text" text:ref-name="refText3">(4)</text:sequence-ref></text:span><text:span text:style-name="T562"><text:s/></text:span><text:span text:style-name="T573">by </text:span><text:span text:style-name="T534">a</text:span><text:span text:style-name="T578">.</text:span></text:p>
      <table:table table:name="Table20" table:style-name="Table20">
        <table:table-column table:style-name="Table20.A"/>
        <table:table-column table:style-name="Table20.B"/>
        <table:table-header-rows>
          <table:table-row>
            <table:table-cell table:style-name="Table20.A1" office:value-type="string">
              <text:p text:style-name="P146"><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5">(<text:sequence text:ref-name="refText8" text:name="Text" text:formula="ooow:Text+1" style:num-format="1">9</text:sequence>)</text:p>
            </table:table-cell>
          </table:table-row>
        </table:table-header-rows>
      </table:table>
      <text:p text:style-name="P108"><text:span text:style-name="T729">Substitute</text:span> <text:span text:style-name="T260"><text:sequence-ref text:reference-format="text" text:ref-name="refText7">(8)</text:sequence-ref></text:span><text:span text:style-name="T260"><text:s/></text:span><text:span text:style-name="T318">for </text:span><text:span text:style-name="T319">a</text:span><text:span text:style-name="T399">x</text:span><text:span text:style-name="T517">n </text:span><text:span text:style-name="T318">.</text:span></text:p>
      <table:table table:name="Table22" table:style-name="Table22">
        <table:table-column table:style-name="Table22.A"/>
        <table:table-column table:style-name="Table22.B"/>
        <table:table-header-rows>
          <table:table-row>
            <table:table-cell table:style-name="Table22.A1" office:value-type="string">
              <text:p text:style-name="P147"><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6">(<text:sequence text:ref-name="refText9" text:name="Text" text:formula="ooow:Text+1" style:num-format="1">10</text:sequence>)</text:p>
            </table:table-cell>
          </table:table-row>
        </table:table-header-rows>
      </table:table>
      <text:p text:style-name="P108"><text:span text:style-name="T334">By induction, base case </text:span><text:span text:style-name="T260"><text:sequence-ref text:reference-format="text" text:ref-name="refText6">(7)</text:sequence-ref></text:span><text:span text:style-name="T260"><text:s/></text:span><text:span text:style-name="T334">and steps </text:span><text:span text:style-name="T334"><text:sequence-ref text:reference-format="text" text:ref-name="refText7">(8)</text:sequence-ref></text:span><text:span text:style-name="T334"><text:s/></text:span><text:span text:style-name="T260"><text:sequence-ref text:reference-format="text" text:ref-name="refText9">(10)</text:sequence-ref></text:span><text:span text:style-name="T260"><text:s/></text:span><text:span text:style-name="T315">prove</text:span><text:span text:style-name="T260">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6"><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5">(<text:sequence text:ref-name="refText10" text:name="Text" text:formula="ooow:Text+1" style:num-format="1">11</text:sequence>)</text:p>
            </table:table-cell>
          </table:table-row>
        </table:table-header-rows>
      </table:table>
      <text:p text:style-name="P110"><text:span text:style-name="T315">Substitut</text:span><text:span text:style-name="T326">e</text:span><text:span text:style-name="T260"> </text:span><text:span text:style-name="T260"><text:sequence-ref text:reference-format="text" text:ref-name="refText2">(3)</text:sequence-ref></text:span><text:span text:style-name="T260"><text:s/></text:span><text:span text:style-name="T326">for </text:span><text:span text:style-name="T402">y</text:span><text:span text:style-name="T326">.</text:span></text:p>
      <table:table table:name="Table19" table:style-name="Table19">
        <table:table-column table:style-name="Table19.A"/>
        <table:table-column table:style-name="Table19.B"/>
        <table:table-header-rows>
          <table:table-row>
            <table:table-cell table:style-name="Table19.A1" office:value-type="string">
              <text:p text:style-name="P156"><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5">(<text:sequence text:ref-name="refText11" text:name="Text" text:formula="ooow:Text+1" style:num-format="1">12</text:sequence>)</text:p>
            </table:table-cell>
          </table:table-row>
        </table:table-header-rows>
      </table:table>
      <text:p text:style-name="P105"><text:soft-page-break/><text:span text:style-name="T563">B</text:span><text:span text:style-name="T562">y definition of congruence, </text:span><text:span text:style-name="T566">there exists </text:span><text:span text:style-name="T574">an</text:span><text:span text:style-name="T565"> integer </text:span><text:span text:style-name="T538">q</text:span><text:span text:style-name="T565"> such that</text:span><text:span text:style-name="T290"> </text:span><text:span text:style-name="T327">we can restate </text:span><text:span text:style-name="T290"><text:sequence-ref text:reference-format="text" text:ref-name="refText1">(2)</text:sequence-ref></text:span><text:span text:style-name="T290"><text:s/></text:span><text:span text:style-name="T333">as</text:span></text:p>
      <table:table table:name="Table6" table:style-name="Table6">
        <table:table-column table:style-name="Table6.A"/>
        <table:table-column table:style-name="Table6.B"/>
        <table:table-header-rows>
          <table:table-row>
            <table:table-cell table:style-name="Table6.A1" office:value-type="string">
              <text:p text:style-name="P148"><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67">(<text:sequence text:ref-name="refText12" text:name="Text" text:formula="ooow:Text+1" style:num-format="1">13</text:sequence>)</text:p>
            </table:table-cell>
          </table:table-row>
        </table:table-header-rows>
      </table:table>
      <text:p text:style-name="P109"><text:span text:style-name="T191">Substitut</text:span><text:span text:style-name="T222">e</text:span><text:span text:style-name="T191"> </text:span><text:span text:style-name="T191"><text:sequence-ref text:reference-format="text" text:ref-name="refText12">(13)</text:sequence-ref></text:span><text:span text:style-name="T191"><text:s/></text:span><text:span text:style-name="T174">into </text:span><text:span text:style-name="T174"><text:sequence-ref text:reference-format="text" text:ref-name="refText11">(12)</text:sequence-ref></text:span><text:span text:style-name="T174">.</text:span></text:p>
      <table:table table:name="Table24" table:style-name="Table24">
        <table:table-column table:style-name="Table24.A"/>
        <table:table-column table:style-name="Table24.B"/>
        <table:table-header-rows>
          <table:table-row>
            <table:table-cell table:style-name="Table24.A1" office:value-type="string">
              <text:p text:style-name="P156"><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5">(<text:sequence text:ref-name="refText13" text:name="Text" text:formula="ooow:Text+1" style:num-format="1">14</text:sequence>)</text:p>
            </table:table-cell>
          </table:table-row>
        </table:table-header-rows>
      </table:table>
      <text:p text:style-name="P111"><text:span text:style-name="T174">Since </text:span><text:span text:style-name="T174"><text:sequence-ref text:reference-format="text" text:ref-name="refText4">(5)</text:sequence-ref></text:span><text:span text:style-name="T174"><text:s/></text:span><text:span text:style-name="T212">sets <text:s/></text:span><text:span text:style-name="T387">p</text:span><text:span text:style-name="T490"> </text:span><text:span text:style-name="T387">=</text:span><text:span text:style-name="T490"> </text:span><text:span text:style-name="T229">log</text:span><text:span text:style-name="T530">2 </text:span><text:span text:style-name="T229">(</text:span><text:span text:style-name="T387">w</text:span><text:span text:style-name="T490"> </text:span><text:span text:style-name="T229">/</text:span><text:span text:style-name="T491"> </text:span><text:span text:style-name="T387">k</text:span><text:span text:style-name="T229">)</text:span><text:span text:style-name="T491"> </text:span><text:span text:style-name="T229">,</text:span></text:p>
      <table:table table:name="Table29" table:style-name="Table29">
        <table:table-column table:style-name="Table29.A"/>
        <table:table-column table:style-name="Table29.B"/>
        <table:table-header-rows>
          <table:table-row>
            <table:table-cell table:style-name="Table29.A1" office:value-type="string">
              <text:p text:style-name="P149"><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68">(<text:sequence text:ref-name="refText14" text:name="Text" text:formula="ooow:Text+1" style:num-format="1">15</text:sequence>)</text:p>
            </table:table-cell>
          </table:table-row>
        </table:table-header-rows>
      </table:table>
      <text:p text:style-name="P192"/>
      <text:p text:style-name="P115"><text:span text:style-name="T197">Th</text:span><text:span text:style-name="T213">us</text:span><text:span text:style-name="T212"> </text:span><text:span text:style-name="T391">x</text:span><text:span text:style-name="T524">p</text:span><text:span text:style-name="T192"> </text:span><text:span text:style-name="T193">is</text:span><text:span text:style-name="T194"> </text:span><text:span text:style-name="T190">the</text:span><text:span text:style-name="T194"> </text:span><text:span text:style-name="T195">integer </text:span><text:span text:style-name="T228">multiplicative</text:span><text:span text:style-name="T194"> inverse </text:span><text:span text:style-name="T193">of</text:span><text:span text:style-name="T194"> </text:span><text:span text:style-name="T392">a</text:span><text:span text:style-name="T194"> </text:span><text:span text:style-name="T174">(mod 2</text:span><text:span text:style-name="T508">w</text:span><text:span text:style-name="T174">).</text:span></text:p>
      <text:p text:style-name="P84"/>
      <text:h text:style-name="P183" text:outline-level="1"><text:span text:style-name="T345">4</text:span><text:span text:style-name="T344"> <text:s text:c="3"/></text:span><text:span text:style-name="T345">Relationship to Newton’s Method</text:span></text:h>
      <text:p text:style-name="Standard"/>
      <text:p text:style-name="P69"><text:span text:style-name="T583">We can show that the algorithm of Section 2 </text:span><text:span text:style-name="T591">is closely related to </text:span><text:span text:style-name="T583">Newton’s method.</text:span></text:p>
      <text:p text:style-name="P57"/>
      <text:p text:style-name="P68"><text:span text:style-name="T594">Restating</text:span><text:span text:style-name="T593"> recurrence</text:span><text:span text:style-name="T585"> </text:span><text:span text:style-name="T585"><text:sequence-ref text:reference-format="text" text:ref-name="refText3">(4)</text:sequence-ref></text:span><text:span text:style-name="T585">,</text:span></text:p>
      <table:table table:name="Table1" table:style-name="Table1">
        <table:table-column table:style-name="Table1.A"/>
        <table:table-column table:style-name="Table1.B"/>
        <table:table-header-rows>
          <table:table-row>
            <table:table-cell table:style-name="Table1.A1" office:value-type="string">
              <text:p text:style-name="P157"><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6">(<text:sequence text:ref-name="refText15" text:name="Text" text:formula="ooow:Text+1" style:num-format="1">16</text:sequence>)</text:p>
            </table:table-cell>
          </table:table-row>
        </table:table-header-rows>
      </table:table>
      <text:p text:style-name="P68"><text:span text:style-name="T583">Substitut</text:span><text:span text:style-name="T594">e</text:span><text:span text:style-name="T583"> </text:span><text:span text:style-name="T583"><text:sequence-ref text:reference-format="text" text:ref-name="refText10">(11)</text:sequence-ref></text:span><text:span text:style-name="T583"><text:s/></text:span><text:span text:style-name="T594">into </text:span><text:span text:style-name="T594"><text:sequence-ref text:reference-format="text" text:ref-name="refText15">(16)</text:sequence-ref></text:span><text:span text:style-name="T594">.</text:span></text:p>
      <table:table table:name="Table28" table:style-name="Table28">
        <table:table-column table:style-name="Table28.A"/>
        <table:table-column table:style-name="Table28.B"/>
        <table:table-header-rows>
          <table:table-row>
            <table:table-cell table:style-name="Table28.A1" office:value-type="string">
              <text:p text:style-name="P157"><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6">(<text:sequence text:ref-name="refText16" text:name="Text" text:formula="ooow:Text+1" style:num-format="1">17</text:sequence>)</text:p>
            </table:table-cell>
          </table:table-row>
        </table:table-header-rows>
      </table:table>
      <text:p text:style-name="P69"><text:span text:style-name="T583">T</text:span><text:span text:style-name="T584">he recurrence for the integer inverse via Newton’s method </text:span><text:span text:style-name="T583">[10]</text:span><text:span text:style-name="T584"> is given as</text:span></text:p>
      <table:table table:name="Table30" table:style-name="Table30">
        <table:table-column table:style-name="Table30.A"/>
        <table:table-column table:style-name="Table30.B"/>
        <table:table-header-rows>
          <table:table-row>
            <table:table-cell table:style-name="Table30.A1" office:value-type="string">
              <text:p text:style-name="P157"><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6">(<text:sequence text:ref-name="refText17" text:name="Text" text:formula="ooow:Text+1" style:num-format="1">18</text:sequence>)</text:p>
            </table:table-cell>
          </table:table-row>
        </table:table-header-rows>
      </table:table>
      <text:p text:style-name="P58"/>
      <text:p text:style-name="P70"><text:span text:style-name="T583">Tak</text:span><text:span text:style-name="T588">ing</text:span><text:span text:style-name="T583"> this modulo 2</text:span><text:span text:style-name="T513">w</text:span><text:span text:style-name="T590"> </text:span><text:span text:style-name="T595">results in</text:span><text:span text:style-name="T590"> </text:span><text:span text:style-name="T589"><text:sequence-ref text:reference-format="text" text:ref-name="refText16">(17)</text:sequence-ref></text:span><text:span text:style-name="T589">, </text:span><text:span text:style-name="T592">and t</text:span><text:span text:style-name="T589">hus </text:span><text:span text:style-name="T587">for all </text:span><text:span text:style-name="T541">n</text:span><text:span text:style-name="T587">, </text:span><text:span text:style-name="T586">the</text:span><text:span text:style-name="T589"> Newton’s method </text:span><text:span text:style-name="T586">recurrence</text:span></text:p>
      <text:p text:style-name="P70"><text:span text:style-name="T595">and</text:span><text:span text:style-name="T589"> Section 2’s recurrence</text:span><text:span text:style-name="T585"> </text:span><text:span text:style-name="T585"><text:sequence-ref text:reference-format="text" text:ref-name="refText3">(4)</text:sequence-ref></text:span><text:span text:style-name="T585"><text:s/></text:span><text:span text:style-name="T595">produce </text:span><text:span text:style-name="T596">equivalent</text:span><text:span text:style-name="T595"> values modulo </text:span><text:span text:style-name="T583">2</text:span><text:span text:style-name="T513">w</text:span><text:span text:style-name="T514"> </text:span><text:span text:style-name="T593">(i.e. </text:span><text:span text:style-name="T592">up to </text:span><text:span text:style-name="T542">w</text:span><text:span text:style-name="T592"> bits</text:span><text:span text:style-name="T593">)</text:span><text:span text:style-name="T592">.</text:span></text:p>
      <text:p text:style-name="P59"/>
      <text:h text:style-name="P184" text:outline-level="1"><text:span text:style-name="T618">5</text:span><text:span text:style-name="T103"> <text:s text:c="3"/></text:span><text:span text:style-name="T38">Formulas </text:span><text:span text:style-name="T40">to Set </text:span><text:span text:style-name="T403">x</text:span><text:span text:style-name="T518">0</text:span><text:span text:style-name="T38">, </text:span><text:span text:style-name="T91">with</text:span><text:span text:style-name="T53"> Proofs</text:span></text:h>
      <text:p text:style-name="Standard"/>
      <text:p text:style-name="P116">Simply restating <text:sequence-ref text:reference-format="text" text:ref-name="refText1">(2)</text:sequence-ref>, we wish to find an integer <text:span text:style-name="T394">x</text:span><text:span text:style-name="T526">0</text:span><text:span text:style-name="T184"> such that</text:span></text:p>
      <table:table table:name="Table2" table:style-name="Table2">
        <table:table-column table:style-name="Table2.A"/>
        <table:table-column table:style-name="Table2.B"/>
        <table:table-header-rows>
          <table:table-row>
            <table:table-cell table:style-name="Table2.A1" office:value-type="string">
              <text:p text:style-name="P150"><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9">(<text:sequence text:ref-name="refText18" text:name="Text" text:formula="ooow:Text+1" style:num-format="1">19</text:sequence>)</text:p>
            </table:table-cell>
          </table:table-row>
        </table:table-header-rows>
      </table:table>
      <text:p text:style-name="P41"/>
      <text:p text:style-name="P72"><text:span text:style-name="T706">Formula 1 (</text:span><text:span text:style-name="T539">k</text:span><text:span text:style-name="T706">=1)</text:span></text:p>
      <text:p text:style-name="P42">For <text:span text:style-name="T539">k</text:span>=1, <text:span text:style-name="T707">set </text:span><text:span text:style-name="T645"><text:s/></text:span><text:span text:style-name="T552">x</text:span><text:span text:style-name="T525">0</text:span><text:span text:style-name="T668">=1</text:span><text:span text:style-name="T645">.</text:span></text:p>
      <text:p text:style-name="P78">Proof:</text:p>
      <text:p text:style-name="P75"><text:span text:style-name="T648">S</text:span><text:span text:style-name="T654">ince</text:span><text:span text:style-name="T647"> </text:span><text:span text:style-name="T551">a</text:span><text:span text:style-name="T647"> is an odd integer, </text:span><text:span text:style-name="T647"><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53">, <text:s/></text:span><text:span text:style-name="T650">and b</text:span><text:span text:style-name="T651">y substitution</text:span><text:span text:style-name="T652"> </text:span><text:span text:style-name="T649"><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49">, </text:span><text:span text:style-name="T657">which is congruence</text:span><text:span text:style-name="T655"> </text:span><text:span text:style-name="T655"><text:sequence-ref text:reference-format="text" text:ref-name="refText18">(19)</text:sequence-ref></text:span><text:span text:style-name="T656">.</text:span></text:p>
      <text:p text:style-name="P73"/>
      <text:p text:style-name="P73"/>
      <text:p text:style-name="P73"/>
      <text:p text:style-name="P73"><text:soft-page-break/><text:span text:style-name="T706">Formula 2 (</text:span><text:span text:style-name="T539">k</text:span><text:span text:style-name="T706">=2)</text:span></text:p>
      <text:p text:style-name="P43">For<text:span text:style-name="T603"> </text:span><text:span text:style-name="T539">k</text:span>=2, set <text:s/><text:span text:style-name="T552">x</text:span><text:span text:style-name="T525">0</text:span><text:span text:style-name="T645">=</text:span><text:span text:style-name="T553">a</text:span><text:span text:style-name="T644">.</text:span></text:p>
      <text:p text:style-name="P121"><text:span text:style-name="T349">Proof</text:span><text:span text:style-name="T350">:</text:span></text:p>
      <text:p text:style-name="P120"><text:span text:style-name="T298">L</text:span><text:span text:style-name="T270">et </text:span><text:span text:style-name="T271">the integer </text:span><text:span text:style-name="T269"><text:s/></text:span><text:span text:style-name="T396">q</text:span><text:span text:style-name="T269">=</text:span><text:span text:style-name="T400">a</text:span><text:span text:style-name="T269">/</text:span><text:span text:style-name="T292">4</text:span><text:span text:style-name="T269">, and </text:span><text:span text:style-name="T272">the integer</text:span><text:span text:style-name="T269"> <text:s/></text:span><text:span text:style-name="T396">r</text:span><text:span text:style-name="T269">=</text:span><text:span text:style-name="T400">a</text:span><text:span text:style-name="T269">%</text:span><text:span text:style-name="T292">4</text:span><text:span text:style-name="T269">. <text:s/></text:span><text:span text:style-name="T274">Thus</text:span></text:p>
      <table:table table:name="Table8" table:style-name="Table8">
        <table:table-column table:style-name="Table8.A"/>
        <table:table-column table:style-name="Table8.B"/>
        <table:table-header-rows>
          <table:table-row>
            <table:table-cell table:style-name="Table8.A1" office:value-type="string">
              <text:p text:style-name="P155"><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4">(<text:sequence text:ref-name="refText19" text:name="Text" text:formula="ooow:Text+1" style:num-format="1">20</text:sequence>)</text:p>
            </table:table-cell>
          </table:table-row>
        </table:table-header-rows>
      </table:table>
      <text:p text:style-name="P120"><text:span text:style-name="T273">Since </text:span><text:span text:style-name="T365">a</text:span><text:span text:style-name="T273"> is odd, </text:span><text:span text:style-name="T395">r</text:span><text:span text:style-name="T264"> </text:span><text:span text:style-name="T273">belongs to</text:span><text:span text:style-name="T264"> </text:span><text:span text:style-name="T263">the set {</text:span><text:span text:style-name="T265">1, 3</text:span><text:span text:style-name="T263">}. <text:s/></text:span><text:span text:style-name="T285">B</text:span><text:span text:style-name="T275">y testing </text:span><text:span text:style-name="T286">every</text:span><text:span text:style-name="T275"> </text:span><text:span text:style-name="T276">element</text:span><text:span text:style-name="T275"> </text:span><text:span text:style-name="T298">of the set </text:span><text:span text:style-name="T275">we</text:span><text:span text:style-name="T285"> </text:span><text:span text:style-name="T275">see</text:span><text:span text:style-name="T266"> </text:span><text:span text:style-name="T268">that</text:span></text:p>
      <table:table table:name="Table7" table:style-name="Table7">
        <table:table-column table:style-name="Table7.A"/>
        <table:table-column table:style-name="Table7.B"/>
        <table:table-header-rows>
          <table:table-row>
            <table:table-cell table:style-name="Table7.A1" office:value-type="string">
              <text:p text:style-name="P155"><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4">(<text:sequence text:ref-name="refText20" text:name="Text" text:formula="ooow:Text+1" style:num-format="1">21</text:sequence>)</text:p>
            </table:table-cell>
          </table:table-row>
        </table:table-header-rows>
      </table:table>
      <text:p text:style-name="P123"><text:span text:style-name="T87">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4"><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3">(<text:sequence text:ref-name="refText21" text:name="Text" text:formula="ooow:Text+1" style:num-format="1">22</text:sequence>)</text:p>
            </table:table-cell>
          </table:table-row>
        </table:table-header-rows>
      </table:table>
      <text:p text:style-name="P122"><text:span text:style-name="T335">Since </text:span><text:span text:style-name="T335"><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1">, b</text:span><text:span text:style-name="T267">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44">can also</text:span> show that for <text:span text:style-name="T545">k</text:span><text:span text:style-name="T644">=3,</text:span> <text:s/><text:span text:style-name="T543">x</text:span><text:span text:style-name="T528">0</text:span><text:span text:style-name="T645">=</text:span><text:span text:style-name="T544">a</text:span><text:span text:style-name="T659"> <text:s/></text:span><text:span text:style-name="T644">always</text:span><text:span text:style-name="T658"> </text:span><text:span text:style-name="T645">satisf</text:span><text:span text:style-name="T644">ies</text:span><text:span text:style-name="T645"> </text:span><text:span text:style-name="T645"><text:sequence-ref text:reference-format="text" text:ref-name="refText18">(19)</text:sequence-ref></text:span><text:span text:style-name="T646">.</text:span><text:span text:style-name="T644"> <text:s/>We focus on </text:span><text:span text:style-name="T545">k</text:span><text:span text:style-name="T644">=2 because </text:span><text:span text:style-name="T545">k</text:span><text:span text:style-name="T644">=3 is rarely needed.</text:span></text:p>
      <text:p text:style-name="P48"/>
      <text:p text:style-name="P74"><text:span text:style-name="T706">Formula 3 (</text:span><text:span text:style-name="T540">k</text:span><text:span text:style-name="T706">=4 </text:span><text:span text:style-name="T597">and</text:span><text:span text:style-name="T706"> </text:span><text:span text:style-name="T533">w</text:span><text:span text:style-name="T709">&gt;=4)</text:span></text:p>
      <text:p text:style-name="P44">For <text:span text:style-name="T540">k</text:span>=<text:span text:style-name="T708">4</text:span>, set <text:span text:style-name="T603"><text:s/></text:span><text:span text:style-name="T560">x</text:span><text:span text:style-name="T519">0</text:span><text:span text:style-name="T606">=XOR((3</text:span><text:span text:style-name="T561">a</text:span><text:span text:style-name="T606">)%2</text:span><text:span text:style-name="T499">w</text:span><text:span text:style-name="T608">, 2)</text:span><text:span text:style-name="T582">.</text:span><text:span text:style-name="T644"> <text:s/></text:span><text:span text:style-name="T661">T</text:span><text:span text:style-name="T660">h</text:span><text:span text:style-name="T662">e</text:span><text:span text:style-name="T660"> formula </text:span><text:span text:style-name="T661">is attributed </text:span><text:span text:style-name="T660">to Peter Montgomery </text:span><text:span text:style-name="T661">[</text:span><text:span text:style-name="T663">4</text:span><text:span text:style-name="T661">]</text:span><text:span text:style-name="T660">.</text:span></text:p>
      <text:p text:style-name="P34"><text:span text:style-name="T604">Proof</text:span><text:span text:style-name="T605">:</text:span></text:p>
      <text:p text:style-name="P117"><text:span text:style-name="T66">L</text:span><text:span text:style-name="T39">et the integer <text:s/></text:span><text:span text:style-name="T353">q</text:span><text:span text:style-name="T25">=</text:span><text:span text:style-name="T364">a</text:span><text:span text:style-name="T25">/</text:span><text:span text:style-name="T61">16</text:span><text:span text:style-name="T25">, and the integer <text:s/></text:span><text:span text:style-name="T353">r</text:span><text:span text:style-name="T25">=</text:span><text:span text:style-name="T364">a</text:span><text:span text:style-name="T25">%</text:span><text:span text:style-name="T61">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3"><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2">(<text:sequence text:ref-name="refText22" text:name="Text" text:formula="ooow:Text+1" style:num-format="1">23</text:sequence>)</text:p>
            </table:table-cell>
          </table:table-row>
        </table:table-header-rows>
      </table:table>
      <text:p text:style-name="P33"><text:span text:style-name="T580">Since </text:span><text:span text:style-name="T535">a</text:span><text:span text:style-name="T580"> is odd, </text:span><text:span text:style-name="T532">r</text:span><text:span text:style-name="T579">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2"><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1">(<text:sequence text:ref-name="refText23" text:name="Text" text:formula="ooow:Text+1" style:num-format="1">24</text:sequence>)</text:p>
            </table:table-cell>
          </table:table-row>
        </table:table-header-rows>
      </table:table>
      <text:p text:style-name="P35"><text:span text:style-name="T745">Using </text:span><text:span text:style-name="T745"><text:sequence-ref text:reference-format="text" text:ref-name="refText22">(23)</text:sequence-ref></text:span><text:span text:style-name="T745"><text:s/>with </text:span><text:span text:style-name="T745"><text:sequence-ref text:reference-format="text" text:ref-name="refText23">(24)</text:sequence-ref></text:span><text:span text:style-name="T745">,</text:span></text:p>
      <table:table table:name="Table12" table:style-name="Table12">
        <table:table-column table:style-name="Table12.A"/>
        <table:table-column table:style-name="Table12.B"/>
        <table:table-header-rows>
          <table:table-row>
            <table:table-cell table:style-name="Table12.A1" office:value-type="string">
              <text:p text:style-name="P152"><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1">(<text:sequence text:ref-name="refText24" text:name="Text" text:formula="ooow:Text+1" style:num-format="1">25</text:sequence>)</text:p>
            </table:table-cell>
          </table:table-row>
        </table:table-header-rows>
      </table:table>
      <text:p text:style-name="P90"><text:span text:style-name="T433">By</text:span><text:span text:style-name="T434"> </text:span><text:span text:style-name="T434"><text:sequence-ref text:reference-format="text" text:ref-name="refText22">(23)</text:sequence-ref></text:span><text:span text:style-name="T434"><text:s/></text:span><text:span text:style-name="T433">and</text:span><text:span text:style-name="T435"> the fact that</text:span><text:span text:style-name="T426"> </text:span><text:span text:style-name="T441">w</text:span><text:span text:style-name="T426">&gt;=4,</text:span></text:p>
      <table:table table:name="Table13" table:style-name="Table13">
        <table:table-column table:style-name="Table13.A"/>
        <table:table-column table:style-name="Table13.B"/>
        <table:table-header-rows>
          <table:table-row>
            <table:table-cell table:style-name="Table13.A1" office:value-type="string">
              <text:p text:style-name="P162"><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1">(<text:sequence text:ref-name="refText25" text:name="Text" text:formula="ooow:Text+1" style:num-format="1">26</text:sequence>)</text:p>
            </table:table-cell>
          </table:table-row>
        </table:table-header-rows>
      </table:table>
      <text:p text:style-name="P90"><text:span text:style-name="T421">Thus,</text:span><text:span text:style-name="T420"> the </text:span><text:span text:style-name="T421">result of</text:span><text:span text:style-name="T439"> </text:span><text:span text:style-name="T438">3</text:span><text:span text:style-name="T436">a </text:span><text:span text:style-name="T415">%</text:span><text:span text:style-name="T436"> </text:span><text:span text:style-name="T421">2</text:span><text:span text:style-name="T516">w</text:span><text:span text:style-name="T415"> must have the same value in its second bit as </text:span><text:span text:style-name="T420">the </text:span><text:span text:style-name="T421">result of</text:span><text:span text:style-name="T420"> </text:span><text:span text:style-name="T419">3</text:span><text:span text:style-name="T436">r</text:span><text:span text:style-name="T415">. <text:s/></text:span><text:span text:style-name="T417">We can observe that </text:span><text:span text:style-name="T414">XORing an integer with 2 </text:span><text:span text:style-name="T417">flips</text:span><text:span text:style-name="T414"> the second bit of the integer </text:span><text:span text:style-name="T417">and leaves the rest of the integer unchanged. <text:s/>S</text:span><text:span text:style-name="T414">ince </text:span><text:span text:style-name="T420">the </text:span><text:span text:style-name="T421">results</text:span><text:span text:style-name="T414"> </text:span><text:span text:style-name="T438">3</text:span><text:span text:style-name="T436">a </text:span><text:span text:style-name="T415">%</text:span><text:span text:style-name="T436"> </text:span><text:span text:style-name="T421">2</text:span><text:span text:style-name="T516">w</text:span><text:span text:style-name="T414"> and </text:span><text:span text:style-name="T419">3</text:span><text:span text:style-name="T437">r</text:span><text:span text:style-name="T414"> </text:span><text:span text:style-name="T422">both </text:span><text:span text:style-name="T414">contain the same value </text:span><text:span text:style-name="T417">at</text:span><text:span text:style-name="T414"> the</text:span><text:span text:style-name="T419">ir</text:span><text:span text:style-name="T414"> second bit</text:span><text:span text:style-name="T419">s</text:span><text:span text:style-name="T414">, both </text:span><text:span text:style-name="T421">results</text:span><text:span text:style-name="T414"> will </text:span><text:span text:style-name="T418">continue to</text:span><text:span text:style-name="T417"> have </text:span><text:span text:style-name="T416">equal</text:span><text:span text:style-name="T417"> second bits after being</text:span><text:span text:style-name="T414"> XOR</text:span><text:span text:style-name="T417">ed</text:span><text:span text:style-name="T414"> with 2, </text:span><text:span text:style-name="T416">and the rest of their bits will be unchanged. <text:s/></text:span><text:span text:style-name="T422">Continuing from</text:span><text:span text:style-name="T420"> </text:span><text:span text:style-name="T420"><text:sequence-ref text:reference-format="text" text:ref-name="refText25">(26)</text:sequence-ref></text:span><text:span text:style-name="T414">,</text:span></text:p>
      <table:table table:name="Table15" table:style-name="Table15">
        <table:table-column table:style-name="Table15.A"/>
        <table:table-column table:style-name="Table15.B"/>
        <table:table-header-rows>
          <table:table-row>
            <table:table-cell table:style-name="Table15.A1" office:value-type="string">
              <text:p text:style-name="P151"><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70">(<text:sequence text:ref-name="refText26" text:name="Text" text:formula="ooow:Text+1" style:num-format="1">27</text:sequence>)</text:p>
            </table:table-cell>
          </table:table-row>
        </table:table-header-rows>
      </table:table>
      <text:p text:style-name="P86"><text:span text:style-name="T412">Substituting </text:span><text:span text:style-name="T412"><text:sequence-ref text:reference-format="text" text:ref-name="refText26">(27)</text:sequence-ref></text:span><text:span text:style-name="T412"><text:s/>in</text:span><text:span text:style-name="T413">to</text:span><text:span text:style-name="T412"> </text:span><text:span text:style-name="T412"><text:sequence-ref text:reference-format="text" text:ref-name="refText24">(25)</text:sequence-ref></text:span><text:span text:style-name="T412">,</text:span></text:p>
      <table:table table:name="Table16" table:style-name="Table16">
        <table:table-column table:style-name="Table16.A"/>
        <table:table-column table:style-name="Table16.B"/>
        <table:table-header-rows>
          <table:table-row>
            <table:table-cell table:style-name="Table16.A1" office:value-type="string">
              <text:p text:style-name="P151"><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70">(<text:sequence text:ref-name="refText27" text:name="Text" text:formula="ooow:Text+1" style:num-format="1">28</text:sequence>)</text:p>
            </table:table-cell>
          </table:table-row>
        </table:table-header-rows>
      </table:table>
      <text:p text:style-name="P87"><text:span text:style-name="T63">B</text:span><text:span text:style-name="T11">y substitution we </text:span><text:span text:style-name="T89">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7"><text:sequence-ref text:reference-format="text" text:ref-name="refText18">(19)</text:sequence-ref></text:span><text:span text:style-name="T196">.</text:span></text:p>
      <text:p text:style-name="P87"><text:span text:style-name="T62">This same approach </text:span><text:span text:style-name="T88">can also </text:span><text:span text:style-name="T62">show that for </text:span><text:span text:style-name="T386">k</text:span><text:span text:style-name="T202">=</text:span><text:span text:style-name="T205">5</text:span><text:span text:style-name="T202">,</text:span><text:span text:style-name="T62"> </text:span><text:span text:style-name="T379"><text:s/></text:span><text:span text:style-name="T380">x</text:span><text:span text:style-name="T522">0</text:span><text:span text:style-name="T206">=XOR(</text:span><text:span text:style-name="T219">(</text:span><text:span text:style-name="T206">3</text:span><text:span text:style-name="T382">a</text:span><text:span text:style-name="T383">)</text:span><text:span text:style-name="T381"> </text:span><text:span text:style-name="T207">% 2</text:span><text:span text:style-name="T501">w</text:span><text:span text:style-name="T207">, 2)</text:span><text:span text:style-name="T203"> <text:s/></text:span><text:span text:style-name="T202">always</text:span><text:span text:style-name="T204"> </text:span><text:span text:style-name="T187">satisf</text:span><text:span text:style-name="T202">ies</text:span><text:span text:style-name="T187"> </text:span><text:span text:style-name="T187"><text:sequence-ref text:reference-format="text" text:ref-name="refText18">(19)</text:sequence-ref></text:span><text:span text:style-name="T196">.</text:span></text:p>
      <text:p text:style-name="P91"><text:soft-page-break/><text:span text:style-name="T351">Formula 4 (</text:span><text:span text:style-name="T97">an </text:span><text:span text:style-name="T98">alternate formula for </text:span><text:span text:style-name="T410">k</text:span><text:span text:style-name="T351">=4 </text:span><text:span text:style-name="T97">and</text:span><text:span text:style-name="T351"> </text:span><text:span text:style-name="T411">w</text:span><text:span text:style-name="T352">&gt;=4)</text:span></text:p>
      <text:p text:style-name="P45">For <text:span text:style-name="T540">k</text:span>=<text:span text:style-name="T708">4</text:span>, set <text:s/><text:span text:style-name="T560">x</text:span><text:span text:style-name="T519">0</text:span><text:span text:style-name="T606">=(XOR(</text:span><text:span text:style-name="T561">a</text:span><text:span text:style-name="T606">, 2) – ((</text:span><text:span text:style-name="T560">a</text:span><text:span text:style-name="T606">+</text:span><text:span text:style-name="T560">a</text:span><text:span text:style-name="T606">)%2</text:span><text:span text:style-name="T499">w</text:span><text:span text:style-name="T607">))%2</text:span><text:span text:style-name="T499">w</text:span><text:span text:style-name="T746">.</text:span></text:p>
      <text:p text:style-name="P47"><text:span text:style-name="T661">T</text:span><text:span text:style-name="T660">h</text:span><text:span text:style-name="T666">is </text:span><text:span text:style-name="T660">formula </text:span><text:span text:style-name="T666">was </text:span><text:span text:style-name="T670">found</text:span><text:span text:style-name="T666"> by brute force testing </text:span><text:span text:style-name="T671">combinations of operators and integer constants </text:span><text:span text:style-name="T692">across candidate formulas</text:span><text:span text:style-name="T671"> </text:span><text:span text:style-name="T555">x</text:span><text:span text:style-name="T527">0</text:span><text:span text:style-name="T669">=</text:span><text:span text:style-name="T666"> (</text:span><text:span text:style-name="T550">r</text:span><text:span text:style-name="T666"> </text:span><text:span text:style-name="T667">op1 </text:span><text:span text:style-name="T548">constant1</text:span><text:span text:style-name="T666">) </text:span><text:span text:style-name="T667">op2 </text:span><text:span text:style-name="T666">(</text:span><text:span text:style-name="T550">r</text:span><text:span text:style-name="T666"> </text:span><text:span text:style-name="T667">op3 </text:span><text:span text:style-name="T548">constant2</text:span><text:span text:style-name="T666">), where </text:span><text:span text:style-name="T557">r</text:span><text:span text:style-name="T683"> is a variable integer, and</text:span><text:span text:style-name="T666"> </text:span><text:span text:style-name="T667">op1</text:span><text:span text:style-name="T666">,</text:span><text:span text:style-name="T667"> op2</text:span><text:span text:style-name="T666">, and </text:span><text:span text:style-name="T667">op3</text:span><text:span text:style-name="T666"> </text:span><text:span text:style-name="T697">were any</text:span><text:span text:style-name="T693"> </text:span><text:span text:style-name="T698">of the operators</text:span><text:span text:style-name="T666"> XOR, AND, OR, add, subtract, leftshift; </text:span><text:span text:style-name="T694">a</text:span><text:span text:style-name="T677"> candidate </text:span><text:span text:style-name="T678">formula </text:span><text:span text:style-name="T679">for </text:span><text:span text:style-name="T554">x</text:span><text:span text:style-name="T527">0 </text:span><text:span text:style-name="T684"><text:s/></text:span><text:span text:style-name="T696">was </text:span><text:span text:style-name="T691">successful </text:span><text:span text:style-name="T696">if it </text:span><text:span text:style-name="T684">satisfie</text:span><text:span text:style-name="T691">d</text:span><text:span text:style-name="T748">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77"><text:s/>for all odd values </text:span><text:span text:style-name="T556">r</text:span><text:span text:style-name="T677"> </text:span><text:span text:style-name="T679">from 1 to 15</text:span><text:span text:style-name="T677">.</text:span></text:p>
      <text:p text:style-name="P46"><text:span text:style-name="T699">Note that</text:span><text:span text:style-name="T697"> </text:span><text:span text:style-name="T675">Formula </text:span><text:span text:style-name="T699">4</text:span><text:span text:style-name="T675"> </text:span><text:span text:style-name="T699">usually requires one more instruction </text:span><text:span text:style-name="T701">to implement </text:span><text:span text:style-name="T699">than Formula 3</text:span><text:span text:style-name="T676">. <text:s/></text:span><text:span text:style-name="T700">However</text:span><text:span text:style-name="T675"> for SIMD programming </text:span><text:span text:style-name="T699">F</text:span><text:span text:style-name="T675">ormula </text:span><text:span text:style-name="T702">3 </text:span><text:span text:style-name="T703">may not be</text:span><text:span text:style-name="T702"> ideal, because</text:span><text:span text:style-name="T675"> </text:span><text:span text:style-name="T674">most microprocessor instruction sets do not </text:span><text:span text:style-name="T681">include</text:span><text:span text:style-name="T674"> a SIMD </text:span><text:span text:style-name="T672">add</text:span><text:span text:style-name="T673">-</text:span><text:span text:style-name="T672">with-shift</text:span><text:span text:style-name="T673"> </text:span><text:span text:style-name="T674">instruction </text:span><text:span text:style-name="T695">(for</text:span><text:span text:style-name="T673"> Formula 3 </text:span><text:span text:style-name="T695">to</text:span><text:span text:style-name="T682"> use to quickly</text:span><text:span text:style-name="T681"> </text:span><text:span text:style-name="T680">calculate</text:span><text:span text:style-name="T675"> its expression 3*</text:span><text:span text:style-name="T549">a</text:span><text:span text:style-name="T695">);</text:span><text:span text:style-name="T689"> </text:span><text:span text:style-name="T705">for</text:span><text:span text:style-name="T690"> </text:span><text:span text:style-name="T689">SIMD,</text:span><text:span text:style-name="T688"> </text:span><text:span text:style-name="T687">F</text:span><text:span text:style-name="T685">ormula </text:span><text:span text:style-name="T686">4</text:span><text:span text:style-name="T688"> </text:span><text:span text:style-name="T705">is usually</text:span><text:span text:style-name="T686"> </text:span><text:span text:style-name="T704">preferable</text:span><text:span text:style-name="T685">.</text:span></text:p>
      <text:p text:style-name="P36"><text:span text:style-name="T604">Proof</text:span><text:span text:style-name="T605">:</text:span></text:p>
      <text:p text:style-name="P118"><text:span text:style-name="T66">L</text:span><text:span text:style-name="T39">et the integer <text:s/></text:span><text:span text:style-name="T353">q</text:span><text:span text:style-name="T25">=</text:span><text:span text:style-name="T364">a</text:span><text:span text:style-name="T25">/</text:span><text:span text:style-name="T61">16</text:span><text:span text:style-name="T25">, and the integer <text:s/></text:span><text:span text:style-name="T353">r</text:span><text:span text:style-name="T25">=</text:span><text:span text:style-name="T364">a</text:span><text:span text:style-name="T25">%</text:span><text:span text:style-name="T61">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58"><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77">(<text:sequence text:ref-name="refText28" text:name="Text" text:formula="ooow:Text+1" style:num-format="1">29</text:sequence>)</text:p>
            </table:table-cell>
          </table:table-row>
        </table:table-header-rows>
      </table:table>
      <text:p text:style-name="P37"><text:span text:style-name="T664">Since </text:span><text:span text:style-name="T546">a</text:span><text:span text:style-name="T664"> is odd, </text:span><text:span text:style-name="T547">r</text:span><text:span text:style-name="T665">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9"><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78">(<text:sequence text:ref-name="refText29" text:name="Text" text:formula="ooow:Text+1" style:num-format="1">30</text:sequence>)</text:p>
            </table:table-cell>
          </table:table-row>
        </table:table-header-rows>
      </table:table>
      <text:p text:style-name="P119"><text:span text:style-name="T90">Using </text:span><text:span text:style-name="T90"><text:sequence-ref text:reference-format="text" text:ref-name="refText28">(29)</text:sequence-ref></text:span><text:span text:style-name="T90"><text:s/>with </text:span><text:span text:style-name="T90"><text:sequence-ref text:reference-format="text" text:ref-name="refText29">(30)</text:sequence-ref></text:span><text:span text:style-name="T90">,</text:span></text:p>
      <table:table table:name="Table23" table:style-name="Table23">
        <table:table-column table:style-name="Table23.A"/>
        <table:table-column table:style-name="Table23.B"/>
        <table:table-header-rows>
          <table:table-row>
            <table:table-cell table:style-name="Table23.A1" office:value-type="string">
              <text:p text:style-name="P159"><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78">(<text:sequence text:ref-name="refText30" text:name="Text" text:formula="ooow:Text+1" style:num-format="1">31</text:sequence>)</text:p>
            </table:table-cell>
          </table:table-row>
        </table:table-header-rows>
      </table:table>
      <text:p text:style-name="P88"><text:span text:style-name="T414">By </text:span><text:span text:style-name="T414"><text:sequence-ref text:reference-format="text" text:ref-name="refText28">(29)</text:sequence-ref></text:span><text:span text:style-name="T414">, </text:span><text:span text:style-name="T414"><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14">. <text:s/>Thus</text:span><text:span text:style-name="T367"> a</text:span><text:span text:style-name="T92"> must have the same value in its second bit as </text:span><text:span text:style-name="T367">r</text:span><text:span text:style-name="T92">. <text:s/></text:span><text:span text:style-name="T94">We can observe that </text:span><text:span text:style-name="T93">XORing an integer with 2 </text:span><text:span text:style-name="T94">flips</text:span><text:span text:style-name="T93"> the second bit of the integer </text:span><text:span text:style-name="T94">and leaves the rest of the integer unchanged. <text:s/>S</text:span><text:span text:style-name="T93">ince </text:span><text:span text:style-name="T368">a</text:span><text:span text:style-name="T93"> and </text:span><text:span text:style-name="T368">r</text:span><text:span text:style-name="T93"> contain the same value </text:span><text:span text:style-name="T94">at</text:span><text:span text:style-name="T93"> the second bit, both integers will </text:span><text:span text:style-name="T96">continue to</text:span><text:span text:style-name="T94"> have </text:span><text:span text:style-name="T95">equal</text:span><text:span text:style-name="T94"> second bits after being</text:span><text:span text:style-name="T93"> XOR</text:span><text:span text:style-name="T94">ed</text:span><text:span text:style-name="T93"> with 2</text:span><text:span text:style-name="T414">, </text:span><text:span text:style-name="T416">and the rest of their bits will be unchanged. <text:s/>Thus </text:span><text:span text:style-name="T414"><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14"><text:s/></text:span><text:span text:style-name="T423">implies that</text:span></text:p>
      <table:table table:name="Table34" table:style-name="Table34">
        <table:table-column table:style-name="Table34.A"/>
        <table:table-column table:style-name="Table34.B"/>
        <table:table-header-rows>
          <table:table-row>
            <table:table-cell table:style-name="Table34.A1" office:value-type="string">
              <text:p text:style-name="P161"><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80">(<text:sequence text:ref-name="refText31" text:name="Text" text:formula="ooow:Text+1" style:num-format="1">32</text:sequence>)</text:p>
            </table:table-cell>
          </table:table-row>
        </table:table-header-rows>
      </table:table>
      <text:p text:style-name="P89"><text:span text:style-name="T425">S</text:span><text:span text:style-name="T427">ubstituting </text:span><text:span text:style-name="T427"><text:sequence-ref text:reference-format="text" text:ref-name="refText31">(32)</text:sequence-ref></text:span><text:span text:style-name="T427"><text:s/></text:span><text:span text:style-name="T426">into </text:span><text:span text:style-name="T426"><text:sequence-ref text:reference-format="text" text:ref-name="refText30">(31)</text:sequence-ref></text:span><text:span text:style-name="T426">,</text:span></text:p>
      <table:table table:name="Table32" table:style-name="Table32">
        <table:table-column table:style-name="Table32.A"/>
        <table:table-column table:style-name="Table32.B"/>
        <table:table-header-rows>
          <table:table-row>
            <table:table-cell table:style-name="Table32.A1" office:value-type="string">
              <text:p text:style-name="P160"><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9">(<text:sequence text:ref-name="refText32" text:name="Text" text:formula="ooow:Text+1" style:num-format="1">33</text:sequence>)</text:p>
            </table:table-cell>
          </table:table-row>
        </table:table-header-rows>
      </table:table>
      <text:p text:style-name="P128"><text:span text:style-name="T424">And since </text:span><text:span text:style-name="T440">w</text:span><text:span text:style-name="T424">&gt;=4,</text:span></text:p>
      <table:table table:name="Table33" table:style-name="Table33">
        <table:table-column table:style-name="Table33.A"/>
        <table:table-column table:style-name="Table33.B"/>
        <table:table-header-rows>
          <table:table-row>
            <table:table-cell table:style-name="Table33.A1" office:value-type="string">
              <text:p text:style-name="P160"><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9">(<text:sequence text:ref-name="refText33" text:name="Text" text:formula="ooow:Text+1" style:num-format="1">34</text:sequence>)</text:p>
            </table:table-cell>
          </table:table-row>
        </table:table-header-rows>
      </table:table>
      <text:p text:style-name="P128"><text:span text:style-name="T428">B</text:span><text:span text:style-name="T429">y substitution we </text:span><text:span text:style-name="T430">can see that </text:span><text:span text:style-name="T429"><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29">, which is congruence </text:span><text:span text:style-name="T431"><text:sequence-ref text:reference-format="text" text:ref-name="refText18">(19)</text:sequence-ref></text:span><text:span text:style-name="T432">.</text:span></text:p>
      <text:p text:style-name="P83"/>
      <text:h text:style-name="P185" text:outline-level="1"><text:span text:style-name="T211">6 <text:s text:c="3"/></text:span><text:span text:style-name="T220">E</text:span><text:span text:style-name="T221">fficiency</text:span></text:h>
      <text:p text:style-name="P63"/>
      <text:p text:style-name="P125"><text:span text:style-name="T111">W</text:span><text:span text:style-name="T104">e</text:span><text:span text:style-name="T111"> </text:span><text:span text:style-name="T104">compare </text:span><text:span text:style-name="T122">in this section</text:span><text:span text:style-name="T121"> </text:span><text:span text:style-name="T104">the expected number of </text:span><text:span text:style-name="T133">CPU </text:span><text:span text:style-name="T104">cycles to complete a 64 bit inverse (i.e. modulo 2</text:span><text:span text:style-name="T505">w</text:span><text:span text:style-name="T104"> with </text:span><text:span text:style-name="T370">w</text:span><text:span text:style-name="T104"> = 6</text:span><text:span text:style-name="T115">4</text:span><text:span text:style-name="T104">), </text:span><text:span text:style-name="T132">based on</text:span><text:span text:style-name="T130"> a performance model</text:span><text:span text:style-name="T104">. <text:s/></text:span><text:span text:style-name="T156">For </text:span><text:span text:style-name="T157">this</text:span><text:span text:style-name="T123"> performance model, </text:span><text:span text:style-name="T156">we</text:span><text:span text:style-name="T123"> </text:span><text:span text:style-name="T131">specif</text:span><text:span text:style-name="T156">y</text:span><text:span text:style-name="T109"> that an addition </text:span><text:span text:style-name="T112">(or subtraction) </text:span><text:span text:style-name="T109">requires 1 cycle to complete and </text:span><text:span text:style-name="T114">that </text:span><text:span text:style-name="T109">a multiplication requires 3 cycles to complete, and that multiplications are pipelined and that an addition can issue</text:span><text:span text:style-name="T134"> and</text:span><text:span text:style-name="T109"> execute in parallel with a multiplication. <text:s/></text:span><text:span text:style-name="T156">Th</text:span><text:span text:style-name="T158">is</text:span><text:span text:style-name="T156"> model</text:span><text:span text:style-name="T112"> also </text:span><text:span text:style-name="T131">specifies</text:span><text:span text:style-name="T112"> that the operation 3*</text:span><text:span text:style-name="T372">a</text:span><text:span text:style-name="T112"> can be completed in one cycle (via </text:span><text:span text:style-name="T135">an </text:span><text:span text:style-name="T112">add with shift </text:span><text:span text:style-name="T135">instruction</text:span><text:span text:style-name="T112">, or </text:span><text:span text:style-name="T128">the x86 </text:span><text:soft-page-break/><text:span text:style-name="T112">LEA </text:span><text:span text:style-name="T128">instruction</text:span><text:span text:style-name="T112">), and that </text:span><text:span text:style-name="T113">an</text:span><text:span text:style-name="T112"> XOR operation </text:span><text:span text:style-name="T114">requires</text:span><text:span text:style-name="T112"> one cycle. <text:s/></text:span><text:span text:style-name="T109">This model roughly corresponds to x86 </text:span><text:span text:style-name="T173">Intel </text:span><text:span text:style-name="T109">CPU </text:span><text:span text:style-name="T172">non-SIMD instruction timings </text:span><text:span text:style-name="T109">from the last 12 years [</text:span><text:span text:style-name="T110">15], and </text:span><text:span text:style-name="T137">it</text:span><text:span text:style-name="T110"> </text:span><text:span text:style-name="T140">reflect</text:span><text:span text:style-name="T141">s</text:span><text:span text:style-name="T136"> </text:span><text:span text:style-name="T162">typical</text:span><text:span text:style-name="T138"> </text:span><text:span text:style-name="T139">capabilities</text:span><text:span text:style-name="T136"> of</text:span><text:span text:style-name="T110"> modern CPUs.</text:span></text:p>
      <text:p text:style-name="P64"/>
      <text:p text:style-name="P114"><text:span text:style-name="T170">Let’s</text:span><text:span text:style-name="T116"> implement </text:span><text:span text:style-name="T119">Newton’s method </text:span><text:span text:style-name="T160">[10]</text:span><text:span text:style-name="T117"> for </text:span><text:span text:style-name="T126">the</text:span><text:span text:style-name="T117"> 64 bit </text:span><text:span text:style-name="T170">integer</text:span><text:span text:style-name="T117"> inverse</text:span><text:span text:style-name="T116">:</text:span></text:p>
      <text:p text:style-name="P65"/>
      <text:list xml:id="list201934278454994" text:continue-numbering="true" text:style-name="L1">
        <text:list-item>
          <text:p text:style-name="P213"><text:span text:style-name="T260"><text:s/>uint</text:span><text:span text:style-name="T308">64</text:span><text:span text:style-name="T260">_t </text:span><text:span text:style-name="T312">newtons</text:span><text:span text:style-name="T260">_inv</text:span><text:span text:style-name="T277">erse</text:span><text:span text:style-name="T260">(uint</text:span><text:span text:style-name="T308">64</text:span><text:span text:style-name="T260">_t </text:span><text:span text:style-name="T320">a</text:span><text:span text:style-name="T260">)</text:span></text:p>
        </text:list-item>
        <text:list-item>
          <text:p text:style-name="P196"><text:s/>{</text:p>
        </text:list-item>
        <text:list-item>
          <text:p text:style-name="P199"><text:s text:c="4"/>assert(<text:span text:style-name="T731">a</text:span>%2 == 1);</text:p>
        </text:list-item>
        <text:list-item>
          <text:p text:style-name="P217"><text:span text:style-name="T260"><text:s text:c="4"/>uint</text:span><text:span text:style-name="T308">64</text:span><text:span text:style-name="T260">_t x0 = </text:span><text:span text:style-name="T278">(3*</text:span><text:span text:style-name="T320">a</text:span><text:span text:style-name="T278">)^2; <text:s text:c="5"/>// </text:span><text:span text:style-name="T288">See section </text:span><text:span text:style-name="T307">5, </text:span><text:span text:style-name="T288">formula </text:span><text:span text:style-name="T307">3.</text:span></text:p>
        </text:list-item>
        <text:list-item>
          <text:p text:style-name="P217"><text:span text:style-name="T280"><text:s text:c="4"/>uint</text:span><text:span text:style-name="T308">64</text:span><text:span text:style-name="T280">_t x</text:span><text:span text:style-name="T279">1 = x0*(</text:span><text:span text:style-name="T313">2 - </text:span><text:span text:style-name="T320">a</text:span><text:span text:style-name="T313">*x0</text:span><text:span text:style-name="T279">);</text:span></text:p>
        </text:list-item>
        <text:list-item>
          <text:p text:style-name="P217"><text:span text:style-name="T289"><text:s text:c="4"/></text:span><text:span text:style-name="T280">uint</text:span><text:span text:style-name="T308">64</text:span><text:span text:style-name="T280">_t x</text:span><text:span text:style-name="T279">2 = x1*(</text:span><text:span text:style-name="T313">2 - </text:span><text:span text:style-name="T320">a</text:span><text:span text:style-name="T313">*x1</text:span><text:span text:style-name="T279">);</text:span></text:p>
        </text:list-item>
        <text:list-item>
          <text:p text:style-name="P217"><text:span text:style-name="T280"><text:s text:c="4"/>uint</text:span><text:span text:style-name="T308">64</text:span><text:span text:style-name="T280">_t x</text:span><text:span text:style-name="T279">3 = x2*(</text:span><text:span text:style-name="T313">2 - </text:span><text:span text:style-name="T320">a</text:span><text:span text:style-name="T313">*x2</text:span><text:span text:style-name="T279">);</text:span></text:p>
        </text:list-item>
        <text:list-item>
          <text:p text:style-name="P217"><text:span text:style-name="T280"><text:s text:c="4"/>uint</text:span><text:span text:style-name="T308">64</text:span><text:span text:style-name="T280">_t x</text:span><text:span text:style-name="T309">4</text:span><text:span text:style-name="T279"> = x</text:span><text:span text:style-name="T310">3</text:span><text:span text:style-name="T279">*(</text:span><text:span text:style-name="T313">2 - </text:span><text:span text:style-name="T320">a</text:span><text:span text:style-name="T313">*x3</text:span><text:span text:style-name="T279">);</text:span></text:p>
        </text:list-item>
        <text:list-item>
          <text:p text:style-name="P204"><text:s text:c="4"/>return x<text:span text:style-name="T716">4</text:span>;</text:p>
        </text:list-item>
        <text:list-item>
          <text:p text:style-name="P209"><text:s/>}</text:p>
          <text:p text:style-name="P211"><text:span text:style-name="T719">Figure </text:span><text:span text:style-name="T720">2</text:span><text:span text:style-name="T719">: C code for the </text:span><text:span text:style-name="T720">64</text:span><text:span text:style-name="T719"> bit integer inverse </text:span><text:span text:style-name="T720">using </text:span><text:span text:style-name="T721">Newton</text:span><text:span text:style-name="T720">’</text:span><text:span text:style-name="T721">s</text:span><text:span text:style-name="T720"> </text:span><text:span text:style-name="T721">method</text:span><text:span text:style-name="T720">.</text:span></text:p>
        </text:list-item>
      </text:list>
      <text:p text:style-name="P82"/>
      <text:p text:style-name="P82"><text:span text:style-name="T747">Inspired by</text:span> the example of Reynolds [8], <text:span text:style-name="T728">let’s consider the cycle timings of Figure 2 under the performance model we described. <text:s/>We will start on cycle 0 with 3*</text:span><text:span text:style-name="T536">a</text:span><text:span text:style-name="T728">.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2"/>
      <text:p text:style-name="P22">Cycle number <text:s text:c="5"/>Operation(s)</text:p>
      <text:p text:style-name="P18"><text:span text:style-name="T621">0. <text:s text:c="15"/>tmp = 3*</text:span><text:span text:style-name="T631">a</text:span><text:span text:style-name="T621"> <text:s text:c="6"/>(</text:span><text:span text:style-name="T642">usua</text:span><text:span text:style-name="T621">lly a single cycle op</text:span><text:span text:style-name="T641">eration</text:span><text:span text:style-name="T621">)</text:span></text:p>
      <text:p text:style-name="P6"><text:span text:style-name="T625">1</text:span><text:span text:style-name="T624">. <text:s text:c="15"/></text:span><text:span text:style-name="T625">x0 = tmp ^ 2 <text:s text:c="3"/>(^ is xor)</text:span></text:p>
      <text:p text:style-name="P6"><text:span text:style-name="T625">2</text:span><text:span text:style-name="T621">. <text:s text:c="15"/></text:span><text:span text:style-name="T625">tmp = </text:span><text:span text:style-name="T631">a</text:span><text:span text:style-name="T625">*x0</text:span></text:p>
      <text:p text:style-name="P18"><text:span text:style-name="T621">3. <text:s text:c="31"/></text:span><text:span text:style-name="T626">(no </text:span><text:span text:style-name="T628">instruction</text:span><text:span text:style-name="T626"> possible, waiting on </text:span><text:span text:style-name="T628">tmp</text:span><text:span text:style-name="T626">)</text:span></text:p>
      <text:p text:style-name="P18"><text:span text:style-name="T621">4. <text:s text:c="31"/></text:span><text:span text:style-name="T626">(no </text:span><text:span text:style-name="T628">instruction</text:span><text:span text:style-name="T626"> possible, waiting on </text:span><text:span text:style-name="T628">tmp</text:span><text:span text:style-name="T626">)</text:span></text:p>
      <text:p text:style-name="P9"><text:span text:style-name="T621">5. <text:s text:c="15"/></text:span><text:span text:style-name="T628">tmp = 2 – tmp</text:span></text:p>
      <text:p text:style-name="P13"><text:span text:style-name="T628">6</text:span><text:span text:style-name="T621">. <text:s text:c="15"/></text:span><text:span text:style-name="T627">x1</text:span><text:span text:style-name="T621"> = </text:span><text:span text:style-name="T627">x0 </text:span><text:span text:style-name="T621">* tmp<text:line-break/></text:span><text:span text:style-name="T628">7</text:span><text:span text:style-name="T621">.</text:span></text:p>
      <text:p text:style-name="P25">8.</text:p>
      <text:p text:style-name="P19"><text:span text:style-name="T621">9. <text:s text:c="15"/>tmp = </text:span><text:span text:style-name="T631">a</text:span><text:span text:style-name="T625">*x</text:span><text:span text:style-name="T621">1</text:span></text:p>
      <text:p text:style-name="P26">10.</text:p>
      <text:p text:style-name="P26">11.</text:p>
      <text:p text:style-name="P7"><text:span text:style-name="T629">12</text:span><text:span text:style-name="T621">. <text:s text:c="14"/></text:span><text:span text:style-name="T628">tmp = 2 – tmp</text:span></text:p>
      <text:p text:style-name="P14"><text:span text:style-name="T629">13</text:span><text:span text:style-name="T628">. <text:s text:c="14"/></text:span><text:span text:style-name="T627">x</text:span><text:span text:style-name="T629">2</text:span><text:span text:style-name="T628"> = </text:span><text:span text:style-name="T627">x</text:span><text:span text:style-name="T629">1</text:span><text:span text:style-name="T627"> </text:span><text:span text:style-name="T628">* tmp</text:span></text:p>
      <text:p text:style-name="P19"><text:span text:style-name="T628">1</text:span><text:span text:style-name="T621">4.</text:span></text:p>
      <text:p text:style-name="P26">15.</text:p>
      <text:p text:style-name="P19"><text:span text:style-name="T621">16. <text:s text:c="14"/>tmp = </text:span><text:span text:style-name="T631">a</text:span><text:span text:style-name="T625">*x</text:span><text:span text:style-name="T621">2</text:span></text:p>
      <text:p text:style-name="P26">17.</text:p>
      <text:p text:style-name="P26">18.</text:p>
      <text:p text:style-name="P7"><text:span text:style-name="T629">19</text:span><text:span text:style-name="T621">. <text:s text:c="14"/></text:span><text:span text:style-name="T628">tmp = 2 – tmp</text:span></text:p>
      <text:p text:style-name="P14"><text:span text:style-name="T629">20</text:span><text:span text:style-name="T628">. <text:s text:c="14"/></text:span><text:span text:style-name="T627">x</text:span><text:span text:style-name="T629">3</text:span><text:span text:style-name="T628"> = </text:span><text:span text:style-name="T627">x</text:span><text:span text:style-name="T629">2</text:span><text:span text:style-name="T627"> </text:span><text:span text:style-name="T628">* tmp</text:span></text:p>
      <text:p text:style-name="P26">21.</text:p>
      <text:p text:style-name="P26">22.</text:p>
      <text:p text:style-name="P20"><text:span text:style-name="T630">23</text:span><text:span text:style-name="T621">. <text:s text:c="14"/>tmp = </text:span><text:span text:style-name="T631">a</text:span><text:span text:style-name="T625">*x</text:span><text:span text:style-name="T630">3</text:span></text:p>
      <text:p text:style-name="P20"><text:soft-page-break/><text:span text:style-name="T630">24</text:span><text:span text:style-name="T621">.</text:span></text:p>
      <text:p text:style-name="P20"><text:span text:style-name="T630">25</text:span><text:span text:style-name="T621">.</text:span></text:p>
      <text:p text:style-name="P8"><text:span text:style-name="T630">26</text:span><text:span text:style-name="T621">. <text:s text:c="14"/></text:span><text:span text:style-name="T628">tmp = 2 – tmp</text:span></text:p>
      <text:p text:style-name="P15"><text:span text:style-name="T630">27</text:span><text:span text:style-name="T628">. <text:s text:c="14"/></text:span><text:span text:style-name="T627">x</text:span><text:span text:style-name="T630">4</text:span><text:span text:style-name="T628"> = </text:span><text:span text:style-name="T627">x</text:span><text:span text:style-name="T630">5</text:span><text:span text:style-name="T627"> </text:span><text:span text:style-name="T628">* tmp</text:span></text:p>
      <text:p text:style-name="P20"><text:span text:style-name="T621">2</text:span><text:span text:style-name="T630">8</text:span><text:span text:style-name="T621">.</text:span></text:p>
      <text:p text:style-name="P20"><text:span text:style-name="T621">2</text:span><text:span text:style-name="T630">9</text:span><text:span text:style-name="T621">.</text:span></text:p>
      <text:p text:style-name="P28">30. <text:s text:c="14"/>return x4</text:p>
      <text:p text:style-name="P27"/>
      <text:p text:style-name="P137"><text:span text:style-name="T170">Let’s </text:span><text:span text:style-name="T116">implement </text:span><text:span text:style-name="T118">Dumas’ </text:span><text:span text:style-name="T167">original </text:span><text:span text:style-name="T160">A</text:span><text:span text:style-name="T118">lgorithm 3 </text:span><text:span text:style-name="T160">[7] </text:span><text:span text:style-name="T127">with</text:span><text:span text:style-name="T129">out</text:span><text:span text:style-name="T127"> looping</text:span><text:span text:style-name="T117"> for </text:span><text:span text:style-name="T120">the</text:span><text:span text:style-name="T117"> 64 bit inverse</text:span><text:span text:style-name="T116">:</text:span></text:p>
      <text:p text:style-name="P21"/>
      <text:list xml:id="list201934365474979" text:continue-numbering="true" text:style-name="L1">
        <text:list-item>
          <text:p text:style-name="P214"><text:span text:style-name="T260"><text:s/>uint</text:span><text:span text:style-name="T308">64</text:span><text:span text:style-name="T260">_t </text:span><text:span text:style-name="T308">original_dumas</text:span><text:span text:style-name="T260">_inv</text:span><text:span text:style-name="T277">erse</text:span><text:span text:style-name="T260">(uint</text:span><text:span text:style-name="T308">64</text:span><text:span text:style-name="T260">_t </text:span><text:span text:style-name="T321">a</text:span><text:span text:style-name="T260">)</text:span></text:p>
        </text:list-item>
        <text:list-item>
          <text:p text:style-name="P197"><text:s/>{</text:p>
        </text:list-item>
        <text:list-item>
          <text:p text:style-name="P200"><text:s text:c="4"/>assert(<text:span text:style-name="T732">a</text:span>%2 == 1);</text:p>
        </text:list-item>
        <text:list-item>
          <text:p text:style-name="P201"><text:s text:c="4"/><text:span text:style-name="T716">uint64_t y = a - 1;</text:span></text:p>
        </text:list-item>
        <text:list-item>
          <text:p text:style-name="P201"><text:s text:c="4"/>uint<text:span text:style-name="T715">64_t u0 = 2 - a;</text:span></text:p>
        </text:list-item>
        <text:list-item>
          <text:p text:style-name="P207"><text:s text:c="4"/><text:span text:style-name="T717">y</text:span> *= <text:span text:style-name="T717">y</text:span>;</text:p>
        </text:list-item>
        <text:list-item>
          <text:p text:style-name="P208"><text:s text:c="4"/>uint64_t u1 = u0*(<text:span text:style-name="T718">1 + y</text:span>);</text:p>
        </text:list-item>
        <text:list-item>
          <text:p text:style-name="P207"><text:s text:c="4"/><text:span text:style-name="T717">y</text:span> *= <text:span text:style-name="T717">y</text:span>;</text:p>
        </text:list-item>
        <text:list-item>
          <text:p text:style-name="P208"><text:s text:c="4"/>uint64_t u<text:span text:style-name="T717">2</text:span> = <text:span text:style-name="T717">u1*</text:span>(<text:span text:style-name="T718">1 + y</text:span>);</text:p>
        </text:list-item>
        <text:list-item>
          <text:p text:style-name="P207"><text:s text:c="4"/><text:span text:style-name="T717">y</text:span> *= <text:span text:style-name="T717">y</text:span>;</text:p>
        </text:list-item>
        <text:list-item>
          <text:p text:style-name="P208"><text:s text:c="4"/>uint64_t u<text:span text:style-name="T717">3</text:span> = <text:span text:style-name="T717">u2*</text:span>(<text:span text:style-name="T718">1 + y</text:span>);</text:p>
        </text:list-item>
        <text:list-item>
          <text:p text:style-name="P207"><text:s text:c="4"/><text:span text:style-name="T717">y</text:span> *= <text:span text:style-name="T717">y</text:span>;</text:p>
        </text:list-item>
        <text:list-item>
          <text:p text:style-name="P208"><text:s text:c="4"/>uint64_t u<text:span text:style-name="T717">4</text:span> = <text:span text:style-name="T717">u3*</text:span>(<text:span text:style-name="T718">1 + y</text:span>);</text:p>
        </text:list-item>
        <text:list-item>
          <text:p text:style-name="P207"><text:s text:c="4"/><text:span text:style-name="T717">y</text:span> *= <text:span text:style-name="T717">y</text:span>;</text:p>
        </text:list-item>
        <text:list-item>
          <text:p text:style-name="P218"><text:span text:style-name="T260"><text:s text:c="4"/>uint64_t u</text:span><text:span text:style-name="T310">5</text:span><text:span text:style-name="T260"> = </text:span><text:span text:style-name="T310">u4*</text:span><text:span text:style-name="T260">(</text:span><text:span text:style-name="T311">1 + y</text:span><text:span text:style-name="T260">);</text:span></text:p>
        </text:list-item>
        <text:list-item>
          <text:p text:style-name="P205"><text:s text:c="4"/>return <text:span text:style-name="T716">u5</text:span>;</text:p>
        </text:list-item>
        <text:list-item>
          <text:p text:style-name="P210"><text:s/>}</text:p>
          <text:p text:style-name="P206"><text:span text:style-name="T722">Figure </text:span><text:span text:style-name="T723">3</text:span><text:span text:style-name="T722">: C code for the </text:span><text:span text:style-name="T724">64</text:span><text:span text:style-name="T722"> bit integer inverse </text:span><text:span text:style-name="T724">using Dumas’ algorithm 3</text:span><text:span text:style-name="T720">.</text:span></text:p>
        </text:list-item>
      </text:list>
      <text:p text:style-name="P81"/>
      <text:p text:style-name="P80"><text:span text:style-name="T617">L</text:span>et’s consider the cycle timings for <text:span text:style-name="T726">Figure 3</text:span>, starting on cycle 0 with <text:span text:style-name="T727">its</text:span> subtraction <text:span text:style-name="T732">a</text:span> - 1. <text:s/><text:span text:style-name="T725">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24">0. <text:s text:c="15"/></text:span><text:span text:style-name="T621">y = </text:span><text:span text:style-name="T631">a</text:span><text:span text:style-name="T621"> </text:span><text:span text:style-name="T715">–</text:span><text:span text:style-name="T621"> 1</text:span></text:p>
      <text:p text:style-name="P10"><text:span text:style-name="T621">1. <text:s text:c="15"/>u0 = 2 </text:span><text:span text:style-name="T715">–</text:span><text:span text:style-name="T621"> </text:span><text:span text:style-name="T631">a</text:span><text:span text:style-name="T621">, <text:s text:c="8"/>y *= y</text:span></text:p>
      <text:p text:style-name="P4"><text:span text:style-name="T621">2. <text:s text:c="15"/>(no </text:span><text:span text:style-name="T628">instruction</text:span><text:span text:style-name="T621"> possible, waiting on y)</text:span></text:p>
      <text:p text:style-name="P4"><text:span text:style-name="T621">3. <text:s text:c="15"/>(no </text:span><text:span text:style-name="T628">instruction</text:span><text:span text:style-name="T621">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text:soft-page-break/>18.</text:p>
      <text:p text:style-name="P30">19.</text:p>
      <text:p text:style-name="P30">20. <text:s text:c="14"/>return u5</text:p>
      <text:p text:style-name="P142"/>
      <text:p text:style-name="P130"><text:span text:style-name="T168">There are </text:span><text:span text:style-name="T104">two dependency chains </text:span><text:span text:style-name="T124">(one</text:span><text:span text:style-name="T168"> </text:span><text:span text:style-name="T124">for </text:span><text:span text:style-name="T371">y </text:span><text:span text:style-name="T124">and </text:span><text:span text:style-name="T168">one for </text:span><text:span text:style-name="T371">u</text:span><text:span text:style-name="T124">) </text:span><text:span text:style-name="T168">executing</text:span><text:span text:style-name="T104"> mostly in parallel</text:span><text:span text:style-name="T125">. <text:s/></text:span><text:span text:style-name="T168">As a result </text:span><text:span text:style-name="T142">Dumas’ </text:span><text:span text:style-name="T165">algorithm </text:span><text:span text:style-name="T168">completes in 20 cycles</text:span><text:span text:style-name="T142">, compared</text:span><text:span text:style-name="T104"> to 30 cycles </text:span><text:span text:style-name="T142">for Newton’</text:span><text:span text:style-name="T165">s </text:span><text:span text:style-name="T166">m</text:span><text:span text:style-name="T165">ethod</text:span><text:span text:style-name="T104">.</text:span></text:p>
      <text:p text:style-name="P66"/>
      <text:p text:style-name="P130"><text:span text:style-name="T168">And </text:span><text:span text:style-name="T169">finally </text:span><text:span text:style-name="T168">l</text:span><text:span text:style-name="T73">et’s consider the timings </text:span><text:span text:style-name="T74">for </text:span><text:span text:style-name="T99">our</text:span><text:span text:style-name="T76"> </text:span><text:span text:style-name="T75">earlier </text:span><text:span text:style-name="T74">Figure 1, </text:span><text:span text:style-name="T78">which</text:span><text:span text:style-name="T74"> implemen</text:span><text:span text:style-name="T100">ted</text:span><text:span text:style-name="T73"> the</text:span><text:span text:style-name="T36"> </text:span><text:span text:style-name="T73">64 bit inverse using the </text:span><text:span text:style-name="T77">algorithm </text:span><text:span text:style-name="T78">presented</text:span><text:span text:style-name="T77"> in this paper</text:span><text:span text:style-name="T70">:</text:span></text:p>
      <text:p text:style-name="P191"/>
      <text:p text:style-name="P24">Cycle number <text:s text:c="5"/>Operation(s)</text:p>
      <text:p text:style-name="P17"><text:span text:style-name="T621">0. <text:s text:c="15"/>tmp = 3*</text:span><text:span text:style-name="T631">a</text:span><text:span text:style-name="T621"> <text:s text:c="6"/>(</text:span><text:span text:style-name="T643">usu</text:span><text:span text:style-name="T621">ally a single cycle op)</text:span></text:p>
      <text:p text:style-name="P5"><text:span text:style-name="T625">1</text:span><text:span text:style-name="T624">. <text:s text:c="15"/></text:span><text:span text:style-name="T625">x0 = tmp ^ 2 <text:s text:c="3"/>(^ is xor)</text:span></text:p>
      <text:p text:style-name="P5"><text:span text:style-name="T625">2</text:span><text:span text:style-name="T621">. <text:s text:c="15"/></text:span><text:span text:style-name="T625">tmp = </text:span><text:span text:style-name="T631">a</text:span><text:span text:style-name="T625">*x0</text:span></text:p>
      <text:p text:style-name="P31">3.</text:p>
      <text:p text:style-name="P31">4.</text:p>
      <text:p text:style-name="P11"><text:span text:style-name="T621">5. <text:s text:c="15"/></text:span><text:span text:style-name="T625">y = 1 </text:span><text:span text:style-name="T715">–</text:span><text:span text:style-name="T625"> tmp</text:span></text:p>
      <text:p text:style-name="P12"><text:span text:style-name="T627">6</text:span><text:span text:style-name="T621">. <text:s text:c="15"/>tmp = (1 + y), <text:s text:c="5"/>y *= y</text:span></text:p>
      <text:p text:style-name="P12"><text:span text:style-name="T627">7</text:span><text:span text:style-name="T621">. <text:s text:c="15"/></text:span><text:span text:style-name="T627">x1</text:span><text:span text:style-name="T621"> = </text:span><text:span text:style-name="T627">x0 </text:span><text:span text:style-name="T621">* tmp<text:line-break/></text:span><text:span text:style-name="T627">8</text:span><text:span text:style-name="T621">.</text:span></text:p>
      <text:p text:style-name="P12"><text:span text:style-name="T627">9</text:span><text:span text:style-name="T621">. <text:s text:c="15"/>tmp = (1 + y), <text:s text:c="5"/>y *= y</text:span></text:p>
      <text:p text:style-name="P12"><text:span text:style-name="T621">1</text:span><text:span text:style-name="T627">0</text:span><text:span text:style-name="T621">. <text:s text:c="14"/></text:span><text:span text:style-name="T627">x2</text:span><text:span text:style-name="T621"> = </text:span><text:span text:style-name="T627">x1</text:span><text:span text:style-name="T621"> * tmp</text:span></text:p>
      <text:p text:style-name="P12"><text:span text:style-name="T621">1</text:span><text:span text:style-name="T627">1</text:span><text:span text:style-name="T621">.</text:span></text:p>
      <text:p text:style-name="P12"><text:span text:style-name="T621">1</text:span><text:span text:style-name="T627">2</text:span><text:span text:style-name="T621">. <text:s text:c="14"/>tmp = (1 + y), <text:s text:c="5"/>y *= y</text:span></text:p>
      <text:p text:style-name="P12"><text:span text:style-name="T621">1</text:span><text:span text:style-name="T627">3</text:span><text:span text:style-name="T621">. <text:s text:c="14"/></text:span><text:span text:style-name="T627">x3</text:span><text:span text:style-name="T621"> = </text:span><text:span text:style-name="T627">x2</text:span><text:span text:style-name="T621"> * tmp</text:span></text:p>
      <text:p text:style-name="P12"><text:span text:style-name="T621">1</text:span><text:span text:style-name="T627">4</text:span><text:span text:style-name="T621">.</text:span></text:p>
      <text:p text:style-name="P12"><text:span text:style-name="T621">1</text:span><text:span text:style-name="T627">5</text:span><text:span text:style-name="T621">. <text:s text:c="14"/>tmp = (1 + y)</text:span></text:p>
      <text:p text:style-name="P12"><text:span text:style-name="T621">1</text:span><text:span text:style-name="T627">6</text:span><text:span text:style-name="T621">. <text:s text:c="14"/></text:span><text:span text:style-name="T627">x4</text:span><text:span text:style-name="T621"> = </text:span><text:span text:style-name="T627">x3</text:span><text:span text:style-name="T621"> * tmp</text:span></text:p>
      <text:p text:style-name="P16"><text:span text:style-name="T621">1</text:span><text:span text:style-name="T627">7</text:span><text:span text:style-name="T621">.</text:span></text:p>
      <text:p text:style-name="P16"><text:span text:style-name="T621">1</text:span><text:span text:style-name="T627">8</text:span><text:span text:style-name="T621">.</text:span></text:p>
      <text:p text:style-name="P16"><text:span text:style-name="T627">19</text:span><text:span text:style-name="T624">. <text:s text:c="14"/>return </text:span><text:span text:style-name="T627">x4</text:span></text:p>
      <text:p text:style-name="P32"/>
      <text:p text:style-name="P129"><text:span text:style-name="T236">Compared to Figure 3’</text:span><text:span text:style-name="T240">s</text:span><text:span text:style-name="T236"> </text:span><text:span text:style-name="T239">timings</text:span><text:span text:style-name="T236">,</text:span><text:span text:style-name="T232"> Figure </text:span><text:span text:style-name="T234">1</text:span><text:span text:style-name="T237"> complete</text:span><text:span text:style-name="T238">s one cycle </text:span><text:span text:style-name="T257">faster</text:span><text:span text:style-name="T230">, </text:span><text:span text:style-name="T242">mostly </text:span><text:span text:style-name="T244">due</text:span><text:span text:style-name="T242"> to its</text:span><text:span text:style-name="T241"> </text:span><text:span text:style-name="T245">ability</text:span><text:span text:style-name="T241"> to</text:span><text:span text:style-name="T230"> </text:span><text:span text:style-name="T243">use</text:span><text:span text:style-name="T230"> </text:span><text:span text:style-name="T233">the</text:span><text:span text:style-name="T230"> efficient formula </text:span><text:span text:style-name="T233">3 </text:span><text:span text:style-name="T247">(or formula 4) </text:span><text:span text:style-name="T230">from section 5. <text:s/></text:span><text:span text:style-name="T231">U</text:span><text:span text:style-name="T233">nder </text:span><text:span text:style-name="T254">our</text:span><text:span text:style-name="T233"> performance model </text:span><text:span text:style-name="T256">of</text:span><text:span text:style-name="T254"> </text:span><text:span text:style-name="T250">a typical modern microprocessor</text:span><text:span text:style-name="T233">, </text:span><text:span text:style-name="T255">this paper’s algorithm (</text:span><text:span text:style-name="T233">Figure </text:span><text:span text:style-name="T235">1</text:span><text:span text:style-name="T255">)</text:span><text:span text:style-name="T233"> improves </text:span><text:span text:style-name="T254">expected</text:span><text:span text:style-name="T249"> </text:span><text:span text:style-name="T246">performance</text:span><text:span text:style-name="T233"> </text:span><text:span text:style-name="T251">of the</text:span><text:span text:style-name="T252"> </text:span><text:span text:style-name="T251">inverse </text:span><text:span text:style-name="T233">by ~5% over Dumas’ original algorithm </text:span><text:span text:style-name="T253">(</text:span><text:span text:style-name="T233">Figure 3</text:span><text:span text:style-name="T253">)</text:span><text:span text:style-name="T233"> </text:span><text:span text:style-name="T248">and by ~60% over Newton’s method </text:span><text:span text:style-name="T253">(</text:span><text:span text:style-name="T248">Figure 2</text:span><text:span text:style-name="T253">)</text:span><text:span text:style-name="T248">.</text:span></text:p>
      <text:p text:style-name="P193"/>
      <text:h text:style-name="P187" text:outline-level="1">8 <text:s text:c="3"/>Conclusion</text:h>
      <text:p text:style-name="Standard"/>
      <text:p text:style-name="P133"><text:span text:style-name="T293">Dumas’ algorithm for the </text:span><text:span text:style-name="T340">integer </text:span><text:span text:style-name="T293">inverse has a </text:span><text:span text:style-name="T295">strong</text:span><text:span text:style-name="T293"> advantage over Newton’s method due to its ability to </text:span><text:span text:style-name="T295">exploit</text:span><text:span text:style-name="T293"> instruction level parallelism (</text:span><text:span text:style-name="T297">from</text:span><text:span text:style-name="T293"> pipelining and/or superscalar execution units) </text:span><text:span text:style-name="T295">available in</text:span><text:span text:style-name="T293"> modern microprocessors. <text:s/>The algorithm in this paper </text:span><text:span text:style-name="T336">ex</text:span><text:span text:style-name="T339">pands upon </text:span><text:span text:style-name="T294">Dumas’ work t</text:span><text:span text:style-name="T336">o </text:span><text:span text:style-name="T294">allow</text:span><text:span text:style-name="T293"> for a more efficient starting value for its recurrence sequence, typically using </text:span><text:span text:style-name="T336">F</text:span><text:span text:style-name="T293">ormula </text:span><text:span text:style-name="T336">3 </text:span><text:span text:style-name="T293">from Section 5. <text:s/>Th</text:span><text:span text:style-name="T329">is </text:span><text:span text:style-name="T341">results in</text:span><text:span text:style-name="T294"> the</text:span><text:span text:style-name="T293"> most efficient </text:span><text:span text:style-name="T294">method </text:span><text:span text:style-name="T336">currently</text:span><text:span text:style-name="T294"> known</text:span><text:span text:style-name="T293"> for </text:span><text:span text:style-name="T337">calculating</text:span><text:span text:style-name="T293"> </text:span><text:span text:style-name="T294">the </text:span><text:span text:style-name="T293">inverse </text:span><text:span text:style-name="T294">of a</text:span><text:span text:style-name="T338">n integer</text:span><text:span text:style-name="T294"> </text:span><text:span text:style-name="T296">modulo </text:span><text:span text:style-name="T259">2</text:span><text:span text:style-name="T507">w</text:span><text:span text:style-name="T293">, </text:span><text:span text:style-name="T294">whe</text:span><text:span text:style-name="T296">n</text:span><text:span text:style-name="T294"> </text:span><text:span text:style-name="T397">w</text:span><text:span text:style-name="T294"> is</text:span><text:span text:style-name="T293"> </text:span><text:span text:style-name="T297">less than or equal to </text:span><text:span text:style-name="T293">the </text:span><text:span text:style-name="T328">native </text:span><text:span text:style-name="T293">bit width of a CPU’s arithmetic instructions.</text:span></text:p>
      <text:h text:style-name="P186" text:outline-level="1"><text:soft-page-break/>References</text:h>
      <text:p text:style-name="Standard"/>
      <text:list xml:id="list1185572420" text:style-name="L2">
        <text:list-item>
          <text:p text:style-name="P219">Wikipedia contributors. <text:s/>Montgomery modular multiplication. <text:s/><text:span text:style-name="T531">Wikipedia, The Free Encyclopedia</text:span>. <text:s/><text:span text:style-name="T601">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24">Henry Warren. <text:s/><text:span text:style-name="T531">Hacker’s Delight 2</text:span><text:span text:style-name="T496">nd</text:span><text:span text:style-name="T531"> Ed</text:span>. <text:span text:style-name="T598">[</text:span>Section 10.16<text:span text:style-name="T598">], </text:span>Addison-Wesley, <text:span text:style-name="T599">2</text:span>013.</text:p>
        </text:list-item>
        <text:list-item>
          <text:p text:style-name="P219"><text:span text:style-name="T610">Henry Warren. <text:s/></text:span><text:span text:style-name="T611">Hacker’s Delight 2</text:span><text:span text:style-name="T512">nd</text:span><text:span text:style-name="T611"> Ed</text:span><text:span text:style-name="T610">. </text:span><text:span text:style-name="T609">[</text:span><text:span text:style-name="T610">Section 10.1</text:span><text:span text:style-name="T609">7], </text:span><text:span text:style-name="T461">Addison-Wesley, 2013.</text:span></text:p>
        </text:list-item>
        <text:list-item>
          <text:p text:style-name="P225"><text:span text:style-name="T41">Ernst W. Mayer. <text:s/>Efficient long division via Montgomery multiply. <text:s/></text:span><text:a xlink:type="simple" xlink:href="https://arxiv.org/abs/1303.0328" text:style-name="Internet_20_link" text:visited-style-name="Visited_20_Internet_20_Link"><text:span text:style-name="T69">arXiv:1303.0328v6, 21 August 2016</text:span></text:a></text:p>
        </text:list-item>
        <text:list-item>
          <text:p text:style-name="P220"><text:span text:style-name="T461">Wikipedia contributors. <text:s/></text:span><text:span text:style-name="T462">Extended Euclidean Algorithm</text:span><text:span text:style-name="T461">. <text:s/></text:span><text:span text:style-name="T472">Wikipedia, The Free Encyclopedia</text:span><text:span text:style-name="T461">. <text:s/></text:span><text:span text:style-name="T456">Revised </text:span><text:span text:style-name="T458">January</text:span><text:span text:style-name="T456"> </text:span><text:span text:style-name="T458">29</text:span><text:span text:style-name="T456">, 20</text:span><text:span text:style-name="T458">21</text:span><text:span text:style-name="T456">. </text:span><text:span text:style-name="T461"><text:s/></text:span><text:a xlink:type="simple" xlink:href="https://en.wikipedia.org/w/index.php?title=Extended_Euclidean_algorithm&amp;oldid=1003613686" text:style-name="Internet_20_link" text:visited-style-name="Visited_20_Internet_20_Link"><text:span text:style-name="T458">https://en.wikipedia.org/w/index.php?title=Extended_Euclidean_algorithm&amp;oldid=1003613686</text:span></text:a></text:p>
        </text:list-item>
        <text:list-item>
          <text:p text:style-name="P226"><text:span text:style-name="T56">Wikipedia contributors. <text:s/></text:span><text:span text:style-name="T57">Newton’s Method.</text:span><text:span text:style-name="T56"> <text:s/></text:span><text:span text:style-name="T363">Wikipedia, The Free Encyclopedia</text:span><text:span text:style-name="T56">. <text:s/></text:span><text:span text:style-name="T44">Revised </text:span><text:span text:style-name="T58">January</text:span><text:span text:style-name="T44"> </text:span><text:span text:style-name="T58">25</text:span><text:span text:style-name="T44">, 20</text:span><text:span text:style-name="T58">20</text:span><text:span text:style-name="T44">. </text:span><text:span text:style-name="T56"><text:s/></text:span><text:a xlink:type="simple" xlink:href="https://en.wikipedia.org/w/index.php?title=Newton%27s_method&amp;oldid=937542756#Multiplicative_inverses_of_numbers_and_power_series" text:style-name="Internet_20_link" text:visited-style-name="Visited_20_Internet_20_Link"><text:span text:style-name="T45">https://en.wikipedia.org/w/index.php?title=Newton%27s_method&amp;oldid=937542756#Multiplicative_inverses_of_numbers_and_power_series</text:span></text:a></text:p>
        </text:list-item>
        <text:list-item>
          <text:p text:style-name="P227"><text:span text:style-name="T18">Jean-Guillaume Dumas. <text:s/>On Newton-Raphson iteration for multiplicative inverses modulo prime powers. <text:s/></text:span><text:span text:style-name="T355">IEEE Transactions on Computers,</text:span><text:span text:style-name="T18"> August 2014. <text:s/></text:span><text:a xlink:type="simple" xlink:href="https://arxiv.org/pdf/1209.6626.pdf" text:style-name="Internet_20_link" text:visited-style-name="Visited_20_Internet_20_Link"><text:span text:style-name="T355">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6">22 </text:span></text:a><text:a xlink:type="simple" xlink:href="https://arxiv.org/pdf/1209.6626.pdf" text:style-name="Internet_20_link" text:visited-style-name="Visited_20_Internet_20_Link"><text:span text:style-name="T18">April 2019</text:span></text:a></text:p>
        </text:list-item>
        <text:list-item>
          <text:p text:style-name="P229"><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30"><text:span text:style-name="T13">Torbj</text:span><text:span text:style-name="T442">ö</text:span><text:span text:style-name="T13">rn Granlund and Peter Montgomery. <text:s/>Division by Invariant Integers using Multiplication. <text:s/></text:span><text:span text:style-name="T354">ACM SIGPLAN Notices</text:span><text:span text:style-name="T13">, Vol. 29, No. 6, June 1994.</text:span></text:p>
        </text:list-item>
        <text:list-item>
          <text:p text:style-name="P228"><text:span text:style-name="T13">Henry Warren. <text:s/></text:span><text:span text:style-name="T354">Hacker’s Delight </text:span><text:span text:style-name="T358">(1</text:span><text:span text:style-name="T359">st</text:span><text:span text:style-name="T354">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21"><text:span text:style-name="T449">Ortal Arazi </text:span><text:span text:style-name="T459">and</text:span><text:span text:style-name="T449"> Hairong Qi. <text:s/>On Calculating Multiplicative Inverses Modulo 2</text:span><text:span text:style-name="T511">m</text:span><text:span text:style-name="T449">. <text:s/></text:span><text:span text:style-name="T470">IEEE Transactions on Computers,</text:span><text:span text:style-name="T449"> Vol. 57, Issue 10, Oct</text:span><text:span text:style-name="T460">ober</text:span><text:span text:style-name="T449"> 2008.</text:span></text:p>
        </text:list-item>
        <text:list-item>
          <text:p text:style-name="P231"><text:span text:style-name="T443">Ç</text:span><text:span text:style-name="T18">etin Kaya Ko</text:span><text:span text:style-name="T443">ç.</text:span><text:span text:style-name="T18"> <text:s/>A New Algorithm for Inversion mod p</text:span><text:span text:style-name="T502">k</text:span><text:span text:style-name="T29">. <text:s/></text:span><text:a xlink:type="simple" xlink:href="https://eprint.iacr.org/2017/411.pdf" text:style-name="Internet_20_link" text:visited-style-name="Visited_20_Internet_20_Link"><text:span text:style-name="T356">IACR Cryptology ePrint </text:span></text:a><text:a xlink:type="simple" xlink:href="https://eprint.iacr.org/2017/411.pdf" text:style-name="Internet_20_link" text:visited-style-name="Visited_20_Internet_20_Link"><text:span text:style-name="T357">Archive</text:span></text:a><text:a xlink:type="simple" xlink:href="https://eprint.iacr.org/2017/411.pdf" text:style-name="Internet_20_link" text:visited-style-name="Visited_20_Internet_20_Link"><text:span text:style-name="T30">, 28 June 2017</text:span></text:a></text:p>
        </text:list-item>
        <text:list-item>
          <text:p text:style-name="P230"><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9"><text:span text:style-name="T452">Quentin Carbonneaux. <text:s/>“2019-01-15.” </text:span><text:span text:style-name="T471">Notes</text:span><text:span text:style-name="T452"> <text:s/></text:span><text:span text:style-name="T453">15</text:span><text:span text:style-name="T454"> January 201</text:span><text:span text:style-name="T455">9</text:span><text:span text:style-name="T454">,</text:span><text:span text:style-name="T452"> </text:span><text:a xlink:type="simple" xlink:href="https://c9x.me/notes/2019-01-15.html" text:style-name="Internet_20_link" text:visited-style-name="Visited_20_Internet_20_Link"><text:span text:style-name="T449">https://c9x.me/notes/2019-01-15.html</text:span></text:a></text:p>
        </text:list-item>
        <text:list-item>
          <text:p text:style-name="P222"><text:span text:style-name="T449">A</text:span><text:span text:style-name="T465">gner Fog. <text:s/>Instruction Tables <text:s/></text:span><text:span text:style-name="T473">Lists of instruction latencies, throughputs and micro-operation breakdowns for Intel, AMD, and VIA CPUs</text:span><text:span text:style-name="T465">. <text:s/>Revised </text:span><text:span text:style-name="T444">2021-03-22. </text:span><text:a xlink:type="simple" xlink:href="https://www.agner.org/optimize/instruction_tables.pdf" text:style-name="Internet_20_link" text:visited-style-name="Visited_20_Internet_20_Link"><text:span text:style-name="T465">https://www.agner.org/optimize/instruction_tables.pdf</text:span></text:a></text:p>
        </text:list-item>
        <text:list-item>
          <text:p text:style-name="P223"><text:span text:style-name="T449">J</text:span><text:span text:style-name="T463">effrey Hurchalla. <text:s/>Montgomery REDC using the positive inverse (mod R). <text:s/>28 Dec</text:span><text:span text:style-name="T469">ember</text:span><text:span text:style-name="T463">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63">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1-09-20T20:18:49.017316499</dc:date>
    <meta:editing-duration>P8DT6H9M18S</meta:editing-duration>
    <meta:editing-cycles>1547</meta:editing-cycles>
    <meta:generator>LibreOffice/6.0.7.3$Linux_X86_64 LibreOffice_project/00m0$Build-3</meta:generator>
    <dc:title>The Integer Inverse (mod 2^w)</dc:title>
    <meta:document-statistic meta:table-count="34" meta:image-count="0" meta:object-count="44" meta:page-count="10" meta:paragraph-count="298" meta:word-count="2838" meta:character-count="17051" meta:non-whitespace-character-count="13495"/>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